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verage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ld 10 according to LibAdvisor, but 1 according to LibR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bAdviso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52305372589477" calcext:value-type="float">
            <text:p>0.0952305373</text:p>
          </table:table-cell>
          <table:table-cell office:value-type="float" office:value="0.116333178222429" calcext:value-type="float">
            <text:p>0.1163331782</text:p>
          </table:table-cell>
          <table:table-cell office:value-type="float" office:value="0.15062628825115" calcext:value-type="float">
            <text:p>0.1506262883</text:p>
          </table:table-cell>
          <table:table-cell office:value-type="float" office:value="0.0877893056664006" calcext:value-type="float">
            <text:p>0.0877893057</text:p>
          </table:table-cell>
          <table:table-cell office:value-type="float" office:value="0.174114915844457" calcext:value-type="float">
            <text:p>0.1741149158</text:p>
          </table:table-cell>
          <table:table-cell office:value-type="float" office:value="0.123554849527844" calcext:value-type="float">
            <text:p>0.1235548495</text:p>
          </table:table-cell>
          <table:table-cell office:value-type="float" office:value="0.152155536770921" calcext:value-type="float">
            <text:p>0.1521555368</text:p>
          </table:table-cell>
          <table:table-cell office:value-type="float" office:value="0.109000311429461" calcext:value-type="float">
            <text:p>0.1090003114</text:p>
          </table:table-cell>
          <table:table-cell office:value-type="float" office:value="0.115785411038209" calcext:value-type="float">
            <text:p>0.115785411</text:p>
          </table:table-cell>
          <table:table-cell office:value-type="float" office:value="0.0753895124811526" calcext:value-type="float">
            <text:p>0.0753895125</text:p>
          </table:table-cell>
          <table:table-cell/>
        </table:table-row>
        <table:table-row table:style-name="ro1">
          <table:table-cell/>
          <table:table-cell table:formula="of:=[Coverage.B6]+1" office:value-type="float" office:value="2" calcext:value-type="float">
            <text:p>2</text:p>
          </table:table-cell>
          <table:table-cell office:value-type="float" office:value="0.325371002301405" calcext:value-type="float">
            <text:p>0.3253710023</text:p>
          </table:table-cell>
          <table:table-cell office:value-type="float" office:value="0.240421901659687" calcext:value-type="float">
            <text:p>0.2404219017</text:p>
          </table:table-cell>
          <table:table-cell office:value-type="float" office:value="0.396384969081972" calcext:value-type="float">
            <text:p>0.3963849691</text:p>
          </table:table-cell>
          <table:table-cell office:value-type="float" office:value="0.34317637669593" calcext:value-type="float">
            <text:p>0.3431763767</text:p>
          </table:table-cell>
          <table:table-cell office:value-type="float" office:value="0.331647458751347" calcext:value-type="float">
            <text:p>0.3316474588</text:p>
          </table:table-cell>
          <table:table-cell office:value-type="float" office:value="0.273585738240226" calcext:value-type="float">
            <text:p>0.2735857382</text:p>
          </table:table-cell>
          <table:table-cell office:value-type="float" office:value="0.287404902789518" calcext:value-type="float">
            <text:p>0.2874049028</text:p>
          </table:table-cell>
          <table:table-cell office:value-type="float" office:value="0.350358143880411" calcext:value-type="float">
            <text:p>0.3503581439</text:p>
          </table:table-cell>
          <table:table-cell office:value-type="float" office:value="0.262446931686607" calcext:value-type="float">
            <text:p>0.2624469317</text:p>
          </table:table-cell>
          <table:table-cell office:value-type="float" office:value="0.360194337409951" calcext:value-type="float">
            <text:p>0.3601943374</text:p>
          </table:table-cell>
          <table:table-cell/>
        </table:table-row>
        <table:table-row table:style-name="ro1">
          <table:table-cell/>
          <table:table-cell table:formula="of:=[Coverage.B7]+1" office:value-type="float" office:value="3" calcext:value-type="float">
            <text:p>3</text:p>
          </table:table-cell>
          <table:table-cell office:value-type="float" office:value="0.460280930084914" calcext:value-type="float">
            <text:p>0.4602809301</text:p>
          </table:table-cell>
          <table:table-cell office:value-type="float" office:value="0.403288351171087" calcext:value-type="float">
            <text:p>0.4032883512</text:p>
          </table:table-cell>
          <table:table-cell office:value-type="float" office:value="0.665926748057714" calcext:value-type="float">
            <text:p>0.6659267481</text:p>
          </table:table-cell>
          <table:table-cell office:value-type="float" office:value="0.566640063846768" calcext:value-type="float">
            <text:p>0.5666400638</text:p>
          </table:table-cell>
          <table:table-cell office:value-type="float" office:value="0.522344747533372" calcext:value-type="float">
            <text:p>0.5223447475</text:p>
          </table:table-cell>
          <table:table-cell office:value-type="float" office:value="0.494219398111376" calcext:value-type="float">
            <text:p>0.4942193981</text:p>
          </table:table-cell>
          <table:table-cell office:value-type="float" office:value="0.43956043956044" calcext:value-type="float">
            <text:p>0.4395604396</text:p>
          </table:table-cell>
          <table:table-cell office:value-type="float" office:value="0.490501401432576" calcext:value-type="float">
            <text:p>0.4905014014</text:p>
          </table:table-cell>
          <table:table-cell office:value-type="float" office:value="0.393670397529911" calcext:value-type="float">
            <text:p>0.3936703975</text:p>
          </table:table-cell>
          <table:table-cell office:value-type="float" office:value="0.519349974870162" calcext:value-type="float">
            <text:p>0.5193499749</text:p>
          </table:table-cell>
          <table:table-cell/>
        </table:table-row>
        <table:table-row table:style-name="ro1">
          <table:table-cell/>
          <table:table-cell table:formula="of:=[Coverage.B8]+1" office:value-type="float" office:value="4" calcext:value-type="float">
            <text:p>4</text:p>
          </table:table-cell>
          <table:table-cell office:value-type="float" office:value="0.611062614078248" calcext:value-type="float">
            <text:p>0.6110626141</text:p>
          </table:table-cell>
          <table:table-cell office:value-type="float" office:value="0.535132619823174" calcext:value-type="float">
            <text:p>0.5351326198</text:p>
          </table:table-cell>
          <table:table-cell office:value-type="float" office:value="0.85619153321706" calcext:value-type="float">
            <text:p>0.8561915332</text:p>
          </table:table-cell>
          <table:table-cell office:value-type="float" office:value="0.750199521149242" calcext:value-type="float">
            <text:p>0.7501995211</text:p>
          </table:table-cell>
          <table:table-cell office:value-type="float" office:value="0.679877290440262" calcext:value-type="float">
            <text:p>0.6798772904</text:p>
          </table:table-cell>
          <table:table-cell office:value-type="float" office:value="0.714853057982526" calcext:value-type="float">
            <text:p>0.714853058</text:p>
          </table:table-cell>
          <table:table-cell office:value-type="float" office:value="0.574809805579036" calcext:value-type="float">
            <text:p>0.5748098056</text:p>
          </table:table-cell>
          <table:table-cell office:value-type="float" office:value="0.661787605107443" calcext:value-type="float">
            <text:p>0.6617876051</text:p>
          </table:table-cell>
          <table:table-cell office:value-type="float" office:value="0.548050945580857" calcext:value-type="float">
            <text:p>0.5480509456</text:p>
          </table:table-cell>
          <table:table-cell office:value-type="float" office:value="0.703635449824091" calcext:value-type="float">
            <text:p>0.7036354498</text:p>
          </table:table-cell>
          <table:table-cell/>
        </table:table-row>
        <table:table-row table:style-name="ro1">
          <table:table-cell/>
          <table:table-cell table:formula="of:=[Coverage.B9]+1" office:value-type="float" office:value="5" calcext:value-type="float">
            <text:p>5</text:p>
          </table:table-cell>
          <table:table-cell office:value-type="float" office:value="0.769780176176494" calcext:value-type="float">
            <text:p>0.7697801762</text:p>
          </table:table-cell>
          <table:table-cell office:value-type="float" office:value="0.643710252830774" calcext:value-type="float">
            <text:p>0.6437102528</text:p>
          </table:table-cell>
          <table:table-cell office:value-type="float" office:value="1.02267322023149" calcext:value-type="float">
            <text:p>1.0226732202</text:p>
          </table:table-cell>
          <table:table-cell office:value-type="float" office:value="0.933758978451716" calcext:value-type="float">
            <text:p>0.9337589785</text:p>
          </table:table-cell>
          <table:table-cell office:value-type="float" office:value="0.795953901003234" calcext:value-type="float">
            <text:p>0.795953901</text:p>
          </table:table-cell>
          <table:table-cell office:value-type="float" office:value="0.856058600300062" calcext:value-type="float">
            <text:p>0.8560586003</text:p>
          </table:table-cell>
          <table:table-cell office:value-type="float" office:value="0.786136939983094" calcext:value-type="float">
            <text:p>0.78613694</text:p>
          </table:table-cell>
          <table:table-cell office:value-type="float" office:value="0.77857365306758" calcext:value-type="float">
            <text:p>0.7785736531</text:p>
          </table:table-cell>
          <table:table-cell office:value-type="float" office:value="0.741026630644539" calcext:value-type="float">
            <text:p>0.7410266306</text:p>
          </table:table-cell>
          <table:table-cell office:value-type="float" office:value="0.812531412296867" calcext:value-type="float">
            <text:p>0.8125314123</text:p>
          </table:table-cell>
          <table:table-cell table:formula="of:=AVERAGE([Coverage.C10:.L10])" office:value-type="float" office:value="0.814020376498585" calcext:value-type="float">
            <text:p>0.8140203765</text:p>
          </table:table-cell>
        </table:table-row>
        <table:table-row table:style-name="ro1">
          <table:table-cell/>
          <table:table-cell table:formula="of:=[Coverage.B10]+1" office:value-type="float" office:value="6" calcext:value-type="float">
            <text:p>6</text:p>
          </table:table-cell>
          <table:table-cell office:value-type="float" office:value="0.865010713435442" calcext:value-type="float">
            <text:p>0.8650107134</text:p>
          </table:table-cell>
          <table:table-cell office:value-type="float" office:value="0.783310066697689" calcext:value-type="float">
            <text:p>0.7833100667</text:p>
          </table:table-cell>
          <table:table-cell office:value-type="float" office:value="1.2050103060092" calcext:value-type="float">
            <text:p>1.205010306</text:p>
          </table:table-cell>
          <table:table-cell office:value-type="float" office:value="1.09337589784517" calcext:value-type="float">
            <text:p>1.0933758978</text:p>
          </table:table-cell>
          <table:table-cell office:value-type="float" office:value="0.978360003316474" calcext:value-type="float">
            <text:p>0.9783600033</text:p>
          </table:table-cell>
          <table:table-cell office:value-type="float" office:value="1.02374018180214" calcext:value-type="float">
            <text:p>1.0237401818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34288383681096" calcext:value-type="float">
            <text:p>0.9342883837</text:p>
          </table:table-cell>
          <table:table-cell office:value-type="float" office:value="0.87996912389039" calcext:value-type="float">
            <text:p>0.8799691239</text:p>
          </table:table-cell>
          <table:table-cell office:value-type="float" office:value="0.929803987267549" calcext:value-type="float">
            <text:p>0.9298039873</text:p>
          </table:table-cell>
          <table:table-cell/>
        </table:table-row>
        <table:table-row table:style-name="ro1">
          <table:table-cell/>
          <table:table-cell table:formula="of:=[Coverage.B11]+1" office:value-type="float" office:value="7" calcext:value-type="float">
            <text:p>7</text:p>
          </table:table-cell>
          <table:table-cell office:value-type="float" office:value="0.999920641218951" calcext:value-type="float">
            <text:p>0.9999206412</text:p>
          </table:table-cell>
          <table:table-cell office:value-type="float" office:value="0.922909880564604" calcext:value-type="float">
            <text:p>0.9229098806</text:p>
          </table:table-cell>
          <table:table-cell office:value-type="float" office:value="1.36356429364199" calcext:value-type="float">
            <text:p>1.3635642936</text:p>
          </table:table-cell>
          <table:table-cell office:value-type="float" office:value="1.25299281723863" calcext:value-type="float">
            <text:p>1.2529928172</text:p>
          </table:table-cell>
          <table:table-cell office:value-type="float" office:value="1.09443661387945" calcext:value-type="float">
            <text:p>1.0944366139</text:p>
          </table:table-cell>
          <table:table-cell office:value-type="float" office:value="1.12964433854029" calcext:value-type="float">
            <text:p>1.1296443385</text:p>
          </table:table-cell>
          <table:table-cell office:value-type="float" office:value="1.20879120879121" calcext:value-type="float">
            <text:p>1.2087912088</text:p>
          </table:table-cell>
          <table:table-cell office:value-type="float" office:value="1.05886016817191" calcext:value-type="float">
            <text:p>1.0588601682</text:p>
          </table:table-cell>
          <table:table-cell office:value-type="float" office:value="0.980316480123504" calcext:value-type="float">
            <text:p>0.9803164801</text:p>
          </table:table-cell>
          <table:table-cell office:value-type="float" office:value="1.09733623722567" calcext:value-type="float">
            <text:p>1.0973362372</text:p>
          </table:table-cell>
          <table:table-cell/>
        </table:table-row>
        <table:table-row table:style-name="ro1">
          <table:table-cell/>
          <table:table-cell table:formula="of:=[Coverage.B12]+1" office:value-type="float" office:value="8" calcext:value-type="float">
            <text:p>8</text:p>
          </table:table-cell>
          <table:table-cell office:value-type="float" office:value="1.11102293468772" calcext:value-type="float">
            <text:p>1.1110229347</text:p>
          </table:table-cell>
          <table:table-cell office:value-type="float" office:value="1.04699860400186" calcext:value-type="float">
            <text:p>1.046998604</text:p>
          </table:table-cell>
          <table:table-cell office:value-type="float" office:value="1.53004598065641" calcext:value-type="float">
            <text:p>1.5300459807</text:p>
          </table:table-cell>
          <table:table-cell office:value-type="float" office:value="1.3487629688747" calcext:value-type="float">
            <text:p>1.3487629689</text:p>
          </table:table-cell>
          <table:table-cell office:value-type="float" office:value="1.2188044109112" calcext:value-type="float">
            <text:p>1.2188044109</text:p>
          </table:table-cell>
          <table:table-cell office:value-type="float" office:value="1.31497661283205" calcext:value-type="float">
            <text:p>1.3149766128</text:p>
          </table:table-cell>
          <table:table-cell office:value-type="float" office:value="1.36094674556213" calcext:value-type="float">
            <text:p>1.3609467456</text:p>
          </table:table-cell>
          <table:table-cell office:value-type="float" office:value="1.24571784490813" calcext:value-type="float">
            <text:p>1.2457178449</text:p>
          </table:table-cell>
          <table:table-cell office:value-type="float" office:value="1.06522578155152" calcext:value-type="float">
            <text:p>1.0652257816</text:p>
          </table:table-cell>
          <table:table-cell office:value-type="float" office:value="1.23973864969007" calcext:value-type="float">
            <text:p>1.2397386497</text:p>
          </table:table-cell>
          <table:table-cell/>
        </table:table-row>
        <table:table-row table:style-name="ro1">
          <table:table-cell/>
          <table:table-cell table:formula="of:=[Coverage.B13]+1" office:value-type="float" office:value="9" calcext:value-type="float">
            <text:p>9</text:p>
          </table:table-cell>
          <table:table-cell office:value-type="float" office:value="1.18244583763193" calcext:value-type="float">
            <text:p>1.1824458376</text:p>
          </table:table-cell>
          <table:table-cell office:value-type="float" office:value="1.18659841786878" calcext:value-type="float">
            <text:p>1.1865984179</text:p>
          </table:table-cell>
          <table:table-cell office:value-type="float" office:value="1.69652766767084" calcext:value-type="float">
            <text:p>1.6965276677</text:p>
          </table:table-cell>
          <table:table-cell office:value-type="float" office:value="1.53232242617717" calcext:value-type="float">
            <text:p>1.5323224262</text:p>
          </table:table-cell>
          <table:table-cell office:value-type="float" office:value="1.33488102147417" calcext:value-type="float">
            <text:p>1.3348810215</text:p>
          </table:table-cell>
          <table:table-cell office:value-type="float" office:value="1.48265819433413" calcext:value-type="float">
            <text:p>1.4826581943</text:p>
          </table:table-cell>
          <table:table-cell office:value-type="float" office:value="1.49619611158073" calcext:value-type="float">
            <text:p>1.4961961116</text:p>
          </table:table-cell>
          <table:table-cell office:value-type="float" office:value="1.39364683899097" calcext:value-type="float">
            <text:p>1.393646839</text:p>
          </table:table-cell>
          <table:table-cell office:value-type="float" office:value="1.17329216518719" calcext:value-type="float">
            <text:p>1.1732921652</text:p>
          </table:table-cell>
          <table:table-cell office:value-type="float" office:value="1.35701122466075" calcext:value-type="float">
            <text:p>1.3570112247</text:p>
          </table:table-cell>
          <table:table-cell/>
        </table:table-row>
        <table:table-row table:style-name="ro1">
          <table:table-cell/>
          <table:table-cell table:formula="of:=[Coverage.B14]+1" office:value-type="float" office:value="10" calcext:value-type="float">
            <text:p>10</text:p>
          </table:table-cell>
          <table:table-cell office:value-type="float" office:value="1.33322752162527" calcext:value-type="float">
            <text:p>1.3332275216</text:p>
          </table:table-cell>
          <table:table-cell office:value-type="float" office:value="1.25639832480223" calcext:value-type="float">
            <text:p>1.2563983248</text:p>
          </table:table-cell>
          <table:table-cell office:value-type="float" office:value="1.91850325035675" calcext:value-type="float">
            <text:p>1.9185032504</text:p>
          </table:table-cell>
          <table:table-cell office:value-type="float" office:value="1.71588188347965" calcext:value-type="float">
            <text:p>1.7158818835</text:p>
          </table:table-cell>
          <table:table-cell office:value-type="float" office:value="1.51728712378741" calcext:value-type="float">
            <text:p>1.5172871238</text:p>
          </table:table-cell>
          <table:table-cell office:value-type="float" office:value="1.64151442944136" calcext:value-type="float">
            <text:p>1.6415144294</text:p>
          </table:table-cell>
          <table:table-cell office:value-type="float" office:value="1.63989856297549" calcext:value-type="float">
            <text:p>1.639898563</text:p>
          </table:table-cell>
          <table:table-cell office:value-type="float" office:value="1.52600436001246" calcext:value-type="float">
            <text:p>1.52600436</text:p>
          </table:table-cell>
          <table:table-cell office:value-type="float" office:value="1.29679660362794" calcext:value-type="float">
            <text:p>1.2967966036</text:p>
          </table:table-cell>
          <table:table-cell office:value-type="float" office:value="1.49941363712515" calcext:value-type="float">
            <text:p>1.4994136371</text:p>
          </table:table-cell>
          <table:table-cell table:formula="of:=AVERAGE([Coverage.C15:.L15])" office:value-type="float" office:value="1.53449256972337" calcext:value-type="float">
            <text:p>1.5344925697</text:p>
          </table:table-cell>
        </table:table-row>
        <table:table-row table:style-name="ro1">
          <table:table-cell/>
          <table:table-cell table:formula="of:=[Coverage.B15]+1" office:value-type="float" office:value="11" calcext:value-type="float">
            <text:p>11</text:p>
          </table:table-cell>
          <table:table-cell office:value-type="float" office:value="1.45226569319895" calcext:value-type="float">
            <text:p>1.4522656932</text:p>
          </table:table-cell>
          <table:table-cell office:value-type="float" office:value="1.34946486738018" calcext:value-type="float">
            <text:p>1.3494648674</text:p>
          </table:table-cell>
          <table:table-cell office:value-type="float" office:value="2.10876803551609" calcext:value-type="float">
            <text:p>2.1087680355</text:p>
          </table:table-cell>
          <table:table-cell office:value-type="float" office:value="1.89944134078212" calcext:value-type="float">
            <text:p>1.8994413408</text:p>
          </table:table-cell>
          <table:table-cell office:value-type="float" office:value="1.69140203963187" calcext:value-type="float">
            <text:p>1.6914020396</text:p>
          </table:table-cell>
          <table:table-cell office:value-type="float" office:value="1.80919601094343" calcext:value-type="float">
            <text:p>1.8091960109</text:p>
          </table:table-cell>
          <table:table-cell office:value-type="float" office:value="1.81741335587489" calcext:value-type="float">
            <text:p>1.8174133559</text:p>
          </table:table-cell>
          <table:table-cell office:value-type="float" office:value="1.69729056368732" calcext:value-type="float">
            <text:p>1.6972905637</text:p>
          </table:table-cell>
          <table:table-cell office:value-type="float" office:value="1.4203010420687" calcext:value-type="float">
            <text:p>1.4203010421</text:p>
          </table:table-cell>
          <table:table-cell office:value-type="float" office:value="1.69207572457698" calcext:value-type="float">
            <text:p>1.6920757246</text:p>
          </table:table-cell>
          <table:table-cell/>
        </table:table-row>
        <table:table-row table:style-name="ro1">
          <table:table-cell/>
          <table:table-cell table:formula="of:=[Coverage.B16]+1" office:value-type="float" office:value="12" calcext:value-type="float">
            <text:p>12</text:p>
          </table:table-cell>
          <table:table-cell office:value-type="float" office:value="1.6109832552972" calcext:value-type="float">
            <text:p>1.6109832553</text:p>
          </table:table-cell>
          <table:table-cell office:value-type="float" office:value="1.46579804560261" calcext:value-type="float">
            <text:p>1.4657980456</text:p>
          </table:table-cell>
          <table:table-cell office:value-type="float" office:value="2.31488821943872" calcext:value-type="float">
            <text:p>2.3148882194</text:p>
          </table:table-cell>
          <table:table-cell office:value-type="float" office:value="2.02713487629689" calcext:value-type="float">
            <text:p>2.0271348763</text:p>
          </table:table-cell>
          <table:table-cell office:value-type="float" office:value="1.90697288782025" calcext:value-type="float">
            <text:p>1.9069728878</text:p>
          </table:table-cell>
          <table:table-cell office:value-type="float" office:value="1.9768775924455" calcext:value-type="float">
            <text:p>1.9768775924</text:p>
          </table:table-cell>
          <table:table-cell office:value-type="float" office:value="2.02028740490279" calcext:value-type="float">
            <text:p>2.0202874049</text:p>
          </table:table-cell>
          <table:table-cell office:value-type="float" office:value="1.79071940205543" calcext:value-type="float">
            <text:p>1.7907194021</text:p>
          </table:table-cell>
          <table:table-cell office:value-type="float" office:value="1.551524507912" calcext:value-type="float">
            <text:p>1.5515245079</text:p>
          </table:table-cell>
          <table:table-cell office:value-type="float" office:value="1.88473781202882" calcext:value-type="float">
            <text:p>1.884737812</text:p>
          </table:table-cell>
          <table:table-cell/>
        </table:table-row>
        <table:table-row table:style-name="ro1">
          <table:table-cell/>
          <table:table-cell table:formula="of:=[Coverage.B17]+1" office:value-type="float" office:value="13" calcext:value-type="float">
            <text:p>13</text:p>
          </table:table-cell>
          <table:table-cell office:value-type="float" office:value="1.75382906118562" calcext:value-type="float">
            <text:p>1.7538290612</text:p>
          </table:table-cell>
          <table:table-cell office:value-type="float" office:value="1.62866449511401" calcext:value-type="float">
            <text:p>1.6286644951</text:p>
          </table:table-cell>
          <table:table-cell office:value-type="float" office:value="2.49722530521643" calcext:value-type="float">
            <text:p>2.4972253052</text:p>
          </table:table-cell>
          <table:table-cell office:value-type="float" office:value="2.19473264166002" calcext:value-type="float">
            <text:p>2.1947326417</text:p>
          </table:table-cell>
          <table:table-cell office:value-type="float" office:value="2.11425254953984" calcext:value-type="float">
            <text:p>2.1142525495</text:p>
          </table:table-cell>
          <table:table-cell office:value-type="float" office:value="2.16220986673727" calcext:value-type="float">
            <text:p>2.1622098667</text:p>
          </table:table-cell>
          <table:table-cell office:value-type="float" office:value="2.1301775147929" calcext:value-type="float">
            <text:p>2.1301775148</text:p>
          </table:table-cell>
          <table:table-cell office:value-type="float" office:value="1.93864839613827" calcext:value-type="float">
            <text:p>1.9386483961</text:p>
          </table:table-cell>
          <table:table-cell office:value-type="float" office:value="1.68274797375531" calcext:value-type="float">
            <text:p>1.6827479738</text:p>
          </table:table-cell>
          <table:table-cell office:value-type="float" office:value="2.06064667448484" calcext:value-type="float">
            <text:p>2.0606466745</text:p>
          </table:table-cell>
          <table:table-cell/>
        </table:table-row>
        <table:table-row table:style-name="ro1">
          <table:table-cell/>
          <table:table-cell table:formula="of:=[Coverage.B18]+1" office:value-type="float" office:value="14" calcext:value-type="float">
            <text:p>14</text:p>
          </table:table-cell>
          <table:table-cell office:value-type="float" office:value="1.86493135465439" calcext:value-type="float">
            <text:p>1.8649313547</text:p>
          </table:table-cell>
          <table:table-cell office:value-type="float" office:value="1.75275321855126" calcext:value-type="float">
            <text:p>1.7527532186</text:p>
          </table:table-cell>
          <table:table-cell office:value-type="float" office:value="2.64785159346758" calcext:value-type="float">
            <text:p>2.6478515935</text:p>
          </table:table-cell>
          <table:table-cell office:value-type="float" office:value="2.3463687150838" calcext:value-type="float">
            <text:p>2.3463687151</text:p>
          </table:table-cell>
          <table:table-cell office:value-type="float" office:value="2.30494983832186" calcext:value-type="float">
            <text:p>2.3049498383</text:p>
          </table:table-cell>
          <table:table-cell office:value-type="float" office:value="2.33871679463419" calcext:value-type="float">
            <text:p>2.3387167946</text:p>
          </table:table-cell>
          <table:table-cell office:value-type="float" office:value="2.29078613693998" calcext:value-type="float">
            <text:p>2.2907861369</text:p>
          </table:table-cell>
          <table:table-cell office:value-type="float" office:value="2.05543444409841" calcext:value-type="float">
            <text:p>2.0554344441</text:p>
          </table:table-cell>
          <table:table-cell office:value-type="float" office:value="1.82940949440371" calcext:value-type="float">
            <text:p>1.8294094944</text:p>
          </table:table-cell>
          <table:table-cell office:value-type="float" office:value="2.21980231194505" calcext:value-type="float">
            <text:p>2.2198023119</text:p>
          </table:table-cell>
          <table:table-cell/>
        </table:table-row>
        <table:table-row table:style-name="ro1">
          <table:table-cell/>
          <table:table-cell table:formula="of:=[Coverage.B19]+1" office:value-type="float" office:value="15" calcext:value-type="float">
            <text:p>15</text:p>
          </table:table-cell>
          <table:table-cell office:value-type="float" office:value="2.01571303864773" calcext:value-type="float">
            <text:p>2.0157130386</text:p>
          </table:table-cell>
          <table:table-cell office:value-type="float" office:value="1.88459748720335" calcext:value-type="float">
            <text:p>1.8845974872</text:p>
          </table:table-cell>
          <table:table-cell office:value-type="float" office:value="2.84604407800856" calcext:value-type="float">
            <text:p>2.846044078</text:p>
          </table:table-cell>
          <table:table-cell office:value-type="float" office:value="2.45810055865922" calcext:value-type="float">
            <text:p>2.4581005587</text:p>
          </table:table-cell>
          <table:table-cell office:value-type="float" office:value="2.4873559406351" calcext:value-type="float">
            <text:p>2.4873559406</text:p>
          </table:table-cell>
          <table:table-cell office:value-type="float" office:value="2.49757302974142" calcext:value-type="float">
            <text:p>2.4975730297</text:p>
          </table:table-cell>
          <table:table-cell office:value-type="float" office:value="2.42603550295858" calcext:value-type="float">
            <text:p>2.426035503</text:p>
          </table:table-cell>
          <table:table-cell office:value-type="float" office:value="2.1877919651199" calcext:value-type="float">
            <text:p>2.1877919651</text:p>
          </table:table-cell>
          <table:table-cell office:value-type="float" office:value="1.94519490544191" calcext:value-type="float">
            <text:p>1.9451949054</text:p>
          </table:table-cell>
          <table:table-cell office:value-type="float" office:value="2.37895794940526" calcext:value-type="float">
            <text:p>2.3789579494</text:p>
          </table:table-cell>
          <table:table-cell table:formula="of:=AVERAGE([Coverage.C20:.L20])" office:value-type="float" office:value="2.3127364455821" calcext:value-type="float">
            <text:p>2.3127364456</text:p>
          </table:table-cell>
        </table:table-row>
        <table:table-row table:style-name="ro1">
          <table:table-cell/>
          <table:table-cell table:formula="of:=[Coverage.B20]+1" office:value-type="float" office:value="16" calcext:value-type="float">
            <text:p>16</text:p>
          </table:table-cell>
          <table:table-cell office:value-type="float" office:value="2.22204586937545" calcext:value-type="float">
            <text:p>2.2220458694</text:p>
          </table:table-cell>
          <table:table-cell office:value-type="float" office:value="1.99317512021095" calcext:value-type="float">
            <text:p>1.9931751202</text:p>
          </table:table-cell>
          <table:table-cell office:value-type="float" office:value="3.00459806564135" calcext:value-type="float">
            <text:p>3.0045980656</text:p>
          </table:table-cell>
          <table:table-cell office:value-type="float" office:value="2.61771747805267" calcext:value-type="float">
            <text:p>2.6177174781</text:p>
          </table:table-cell>
          <table:table-cell office:value-type="float" office:value="2.67805322941713" calcext:value-type="float">
            <text:p>2.6780532294</text:p>
          </table:table-cell>
          <table:table-cell office:value-type="float" office:value="2.68290530403318" calcext:value-type="float">
            <text:p>2.682905304</text:p>
          </table:table-cell>
          <table:table-cell office:value-type="float" office:value="2.56973795435334" calcext:value-type="float">
            <text:p>2.5697379544</text:p>
          </table:table-cell>
          <table:table-cell office:value-type="float" office:value="2.33572095920274" calcext:value-type="float">
            <text:p>2.3357209592</text:p>
          </table:table-cell>
          <table:table-cell office:value-type="float" office:value="2.08413739868777" calcext:value-type="float">
            <text:p>2.0841373987</text:p>
          </table:table-cell>
          <table:table-cell office:value-type="float" office:value="2.51298374937175" calcext:value-type="float">
            <text:p>2.5129837494</text:p>
          </table:table-cell>
          <table:table-cell/>
        </table:table-row>
        <table:table-row table:style-name="ro1">
          <table:table-cell/>
          <table:table-cell table:formula="of:=[Coverage.B21]+1" office:value-type="float" office:value="17" calcext:value-type="float">
            <text:p>17</text:p>
          </table:table-cell>
          <table:table-cell office:value-type="float" office:value="2.44425045631299" calcext:value-type="float">
            <text:p>2.4442504563</text:p>
          </table:table-cell>
          <table:table-cell office:value-type="float" office:value="2.10175275321855" calcext:value-type="float">
            <text:p>2.1017527532</text:p>
          </table:table-cell>
          <table:table-cell office:value-type="float" office:value="3.18693515141906" calcext:value-type="float">
            <text:p>3.1869351514</text:p>
          </table:table-cell>
          <table:table-cell office:value-type="float" office:value="2.80127693535515" calcext:value-type="float">
            <text:p>2.8012769354</text:p>
          </table:table-cell>
          <table:table-cell office:value-type="float" office:value="2.85216814526159" calcext:value-type="float">
            <text:p>2.8521681453</text:p>
          </table:table-cell>
          <table:table-cell office:value-type="float" office:value="2.85058688553526" calcext:value-type="float">
            <text:p>2.8505868855</text:p>
          </table:table-cell>
          <table:table-cell office:value-type="float" office:value="2.72189349112426" calcext:value-type="float">
            <text:p>2.7218934911</text:p>
          </table:table-cell>
          <table:table-cell office:value-type="float" office:value="2.47586421675491" calcext:value-type="float">
            <text:p>2.4758642168</text:p>
          </table:table-cell>
          <table:table-cell office:value-type="float" office:value="2.21536086453107" calcext:value-type="float">
            <text:p>2.2153608645</text:p>
          </table:table-cell>
          <table:table-cell office:value-type="float" office:value="2.64700954933825" calcext:value-type="float">
            <text:p>2.6470095493</text:p>
          </table:table-cell>
          <table:table-cell/>
        </table:table-row>
        <table:table-row table:style-name="ro1">
          <table:table-cell/>
          <table:table-cell table:formula="of:=[Coverage.B22]+1" office:value-type="float" office:value="18" calcext:value-type="float">
            <text:p>18</text:p>
          </table:table-cell>
          <table:table-cell office:value-type="float" office:value="2.61090389651615" calcext:value-type="float">
            <text:p>2.6109038965</text:p>
          </table:table-cell>
          <table:table-cell office:value-type="float" office:value="2.21033038622615" calcext:value-type="float">
            <text:p>2.2103303862</text:p>
          </table:table-cell>
          <table:table-cell office:value-type="float" office:value="3.39305533534168" calcext:value-type="float">
            <text:p>3.3930553353</text:p>
          </table:table-cell>
          <table:table-cell office:value-type="float" office:value="2.99281723862729" calcext:value-type="float">
            <text:p>2.9928172386</text:p>
          </table:table-cell>
          <table:table-cell office:value-type="float" office:value="3.02628306110604" calcext:value-type="float">
            <text:p>3.0262830611</text:p>
          </table:table-cell>
          <table:table-cell office:value-type="float" office:value="3.04474450622187" calcext:value-type="float">
            <text:p>3.0447445062</text:p>
          </table:table-cell>
          <table:table-cell office:value-type="float" office:value="2.89095519864751" calcext:value-type="float">
            <text:p>2.8909551986</text:p>
          </table:table-cell>
          <table:table-cell office:value-type="float" office:value="2.61600747430707" calcext:value-type="float">
            <text:p>2.6160074743</text:p>
          </table:table-cell>
          <table:table-cell office:value-type="float" office:value="2.34658433037437" calcext:value-type="float">
            <text:p>2.3465843304</text:p>
          </table:table-cell>
          <table:table-cell office:value-type="float" office:value="2.83129502429218" calcext:value-type="float">
            <text:p>2.8312950243</text:p>
          </table:table-cell>
          <table:table-cell/>
        </table:table-row>
        <table:table-row table:style-name="ro1">
          <table:table-cell/>
          <table:table-cell table:formula="of:=[Coverage.B23]+1" office:value-type="float" office:value="19" calcext:value-type="float">
            <text:p>19</text:p>
          </table:table-cell>
          <table:table-cell office:value-type="float" office:value="2.71407031188001" calcext:value-type="float">
            <text:p>2.7140703119</text:p>
          </table:table-cell>
          <table:table-cell office:value-type="float" office:value="2.34217465487824" calcext:value-type="float">
            <text:p>2.3421746549</text:p>
          </table:table-cell>
          <table:table-cell office:value-type="float" office:value="3.58332012050103" calcext:value-type="float">
            <text:p>3.5833201205</text:p>
          </table:table-cell>
          <table:table-cell office:value-type="float" office:value="3.17637669592977" calcext:value-type="float">
            <text:p>3.1763766959</text:p>
          </table:table-cell>
          <table:table-cell office:value-type="float" office:value="3.2003979769505" calcext:value-type="float">
            <text:p>3.200397977</text:p>
          </table:table-cell>
          <table:table-cell office:value-type="float" office:value="3.21242608772394" calcext:value-type="float">
            <text:p>3.2124260877</text:p>
          </table:table-cell>
          <table:table-cell office:value-type="float" office:value="3.11073541842773" calcext:value-type="float">
            <text:p>3.1107354184</text:p>
          </table:table-cell>
          <table:table-cell office:value-type="float" office:value="2.80286515104329" calcext:value-type="float">
            <text:p>2.802865151</text:p>
          </table:table-cell>
          <table:table-cell office:value-type="float" office:value="2.53956001543805" calcext:value-type="float">
            <text:p>2.5395600154</text:p>
          </table:table-cell>
          <table:table-cell office:value-type="float" office:value="3.03233372424192" calcext:value-type="float">
            <text:p>3.0323337242</text:p>
          </table:table-cell>
          <table:table-cell/>
        </table:table-row>
        <table:table-row table:style-name="ro1">
          <table:table-cell/>
          <table:table-cell table:formula="of:=[Coverage.B24]+1" office:value-type="float" office:value="20" calcext:value-type="float">
            <text:p>20</text:p>
          </table:table-cell>
          <table:table-cell office:value-type="float" office:value="2.88072375208317" calcext:value-type="float">
            <text:p>2.8807237521</text:p>
          </table:table-cell>
          <table:table-cell office:value-type="float" office:value="2.49728555917481" calcext:value-type="float">
            <text:p>2.4972855592</text:p>
          </table:table-cell>
          <table:table-cell office:value-type="float" office:value="3.78944030442366" calcext:value-type="float">
            <text:p>3.7894403044</text:p>
          </table:table-cell>
          <table:table-cell office:value-type="float" office:value="3.33599361532322" calcext:value-type="float">
            <text:p>3.3359936153</text:p>
          </table:table-cell>
          <table:table-cell office:value-type="float" office:value="3.39938645220131" calcext:value-type="float">
            <text:p>3.3993864522</text:p>
          </table:table-cell>
          <table:table-cell office:value-type="float" office:value="3.39775836201571" calcext:value-type="float">
            <text:p>3.397758362</text:p>
          </table:table-cell>
          <table:table-cell office:value-type="float" office:value="3.27134404057481" calcext:value-type="float">
            <text:p>3.2713440406</text:p>
          </table:table-cell>
          <table:table-cell office:value-type="float" office:value="2.9585798816568" calcext:value-type="float">
            <text:p>2.9585798817</text:p>
          </table:table-cell>
          <table:table-cell office:value-type="float" office:value="2.70165959089155" calcext:value-type="float">
            <text:p>2.7016595909</text:p>
          </table:table-cell>
          <table:table-cell office:value-type="float" office:value="3.19986597420003" calcext:value-type="float">
            <text:p>3.1998659742</text:p>
          </table:table-cell>
          <table:table-cell table:style-name="ce2" table:formula="of:=AVERAGE([Coverage.C25:.L25])" office:value-type="float" office:value="3.14320375325451" calcext:value-type="float">
            <text:p>3.1432037533</text:p>
          </table:table-cell>
        </table:table-row>
        <table:table-row table:style-name="ro1">
          <table:table-cell/>
          <table:table-cell table:formula="of:=[Coverage.B25]+1" office:value-type="float" office:value="21" calcext:value-type="float">
            <text:p>21</text:p>
          </table:table-cell>
          <table:table-cell office:value-type="float" office:value="3.03944131418141" calcext:value-type="float">
            <text:p>3.0394413142</text:p>
          </table:table-cell>
          <table:table-cell office:value-type="float" office:value="2.67566309911587" calcext:value-type="float">
            <text:p>2.6756630991</text:p>
          </table:table-cell>
          <table:table-cell office:value-type="float" office:value="4.06690978278104" calcext:value-type="float">
            <text:p>4.0669097828</text:p>
          </table:table-cell>
          <table:table-cell office:value-type="float" office:value="3.51157222665603" calcext:value-type="float">
            <text:p>3.5115722267</text:p>
          </table:table-cell>
          <table:table-cell office:value-type="float" office:value="3.56521018157698" calcext:value-type="float">
            <text:p>3.5652101816</text:p>
          </table:table-cell>
          <table:table-cell office:value-type="float" office:value="3.54778925072809" calcext:value-type="float">
            <text:p>3.5477892507</text:p>
          </table:table-cell>
          <table:table-cell office:value-type="float" office:value="3.42349957734573" calcext:value-type="float">
            <text:p>3.4234995773</text:p>
          </table:table-cell>
          <table:table-cell office:value-type="float" office:value="3.19215197757708" calcext:value-type="float">
            <text:p>3.1921519776</text:p>
          </table:table-cell>
          <table:table-cell office:value-type="float" office:value="2.84832111153995" calcext:value-type="float">
            <text:p>2.8483211115</text:p>
          </table:table-cell>
          <table:table-cell office:value-type="float" office:value="3.33389177416653" calcext:value-type="float">
            <text:p>3.3338917742</text:p>
          </table:table-cell>
          <table:table-cell/>
        </table:table-row>
        <table:table-row table:style-name="ro1">
          <table:table-cell/>
          <table:table-cell table:formula="of:=[Coverage.B26]+1" office:value-type="float" office:value="22" calcext:value-type="float">
            <text:p>22</text:p>
          </table:table-cell>
          <table:table-cell office:value-type="float" office:value="3.21403063248948" calcext:value-type="float">
            <text:p>3.2140306325</text:p>
          </table:table-cell>
          <table:table-cell office:value-type="float" office:value="2.81526291298278" calcext:value-type="float">
            <text:p>2.815262913</text:p>
          </table:table-cell>
          <table:table-cell office:value-type="float" office:value="4.2809576660853" calcext:value-type="float">
            <text:p>4.2809576661</text:p>
          </table:table-cell>
          <table:table-cell office:value-type="float" office:value="3.72705506783719" calcext:value-type="float">
            <text:p>3.7270550678</text:p>
          </table:table-cell>
          <table:table-cell office:value-type="float" office:value="3.72274272448387" calcext:value-type="float">
            <text:p>3.7227427245</text:p>
          </table:table-cell>
          <table:table-cell office:value-type="float" office:value="3.7419468714147" calcext:value-type="float">
            <text:p>3.7419468714</text:p>
          </table:table-cell>
          <table:table-cell office:value-type="float" office:value="3.58410819949281" calcext:value-type="float">
            <text:p>3.5841081995</text:p>
          </table:table-cell>
          <table:table-cell office:value-type="float" office:value="3.410152600436" calcext:value-type="float">
            <text:p>3.4101526004</text:p>
          </table:table-cell>
          <table:table-cell office:value-type="float" office:value="3.01042068699344" calcext:value-type="float">
            <text:p>3.010420687</text:p>
          </table:table-cell>
          <table:table-cell office:value-type="float" office:value="3.45954096163511" calcext:value-type="float">
            <text:p>3.4595409616</text:p>
          </table:table-cell>
          <table:table-cell/>
        </table:table-row>
        <table:table-row table:style-name="ro1">
          <table:table-cell/>
          <table:table-cell table:formula="of:=[Coverage.B27]+1" office:value-type="float" office:value="23" calcext:value-type="float">
            <text:p>23</text:p>
          </table:table-cell>
          <table:table-cell office:value-type="float" office:value="3.37274819458773" calcext:value-type="float">
            <text:p>3.3727481946</text:p>
          </table:table-cell>
          <table:table-cell office:value-type="float" office:value="2.94710718163487" calcext:value-type="float">
            <text:p>2.9471071816</text:p>
          </table:table-cell>
          <table:table-cell office:value-type="float" office:value="4.41572855557317" calcext:value-type="float">
            <text:p>4.4157285556</text:p>
          </table:table-cell>
          <table:table-cell office:value-type="float" office:value="3.87869114126097" calcext:value-type="float">
            <text:p>3.8786911413</text:p>
          </table:table-cell>
          <table:table-cell office:value-type="float" office:value="3.92173119973468" calcext:value-type="float">
            <text:p>3.9217311997</text:p>
          </table:table-cell>
          <table:table-cell office:value-type="float" office:value="3.91845379931162" calcext:value-type="float">
            <text:p>3.9184537993</text:p>
          </table:table-cell>
          <table:table-cell office:value-type="float" office:value="3.71935756551141" calcext:value-type="float">
            <text:p>3.7193575655</text:p>
          </table:table-cell>
          <table:table-cell office:value-type="float" office:value="3.58143880411087" calcext:value-type="float">
            <text:p>3.5814388041</text:p>
          </table:table-cell>
          <table:table-cell office:value-type="float" office:value="3.13392512543419" calcext:value-type="float">
            <text:p>3.1339251254</text:p>
          </table:table-cell>
          <table:table-cell office:value-type="float" office:value="3.61869659909533" calcext:value-type="float">
            <text:p>3.6186965991</text:p>
          </table:table-cell>
          <table:table-cell/>
        </table:table-row>
        <table:table-row table:style-name="ro1">
          <table:table-cell/>
          <table:table-cell table:formula="of:=[Coverage.B28]+1" office:value-type="float" office:value="24" calcext:value-type="float">
            <text:p>24</text:p>
          </table:table-cell>
          <table:table-cell office:value-type="float" office:value="3.49972224426633" calcext:value-type="float">
            <text:p>3.4997222443</text:p>
          </table:table-cell>
          <table:table-cell office:value-type="float" office:value="3.12548472157593" calcext:value-type="float">
            <text:p>3.1254847216</text:p>
          </table:table-cell>
          <table:table-cell office:value-type="float" office:value="4.63770413825908" calcext:value-type="float">
            <text:p>4.6377041383</text:p>
          </table:table-cell>
          <table:table-cell office:value-type="float" office:value="4.06225059856345" calcext:value-type="float">
            <text:p>4.0622505986</text:p>
          </table:table-cell>
          <table:table-cell office:value-type="float" office:value="4.08755492911036" calcext:value-type="float">
            <text:p>4.0875549291</text:p>
          </table:table-cell>
          <table:table-cell office:value-type="float" office:value="4.05965934162916" calcext:value-type="float">
            <text:p>4.0596593416</text:p>
          </table:table-cell>
          <table:table-cell office:value-type="float" office:value="3.8799661876585" calcext:value-type="float">
            <text:p>3.8799661877</text:p>
          </table:table-cell>
          <table:table-cell office:value-type="float" office:value="3.76051074431641" calcext:value-type="float">
            <text:p>3.7605107443</text:p>
          </table:table-cell>
          <table:table-cell office:value-type="float" office:value="3.29602470088769" calcext:value-type="float">
            <text:p>3.2960247009</text:p>
          </table:table-cell>
          <table:table-cell office:value-type="float" office:value="3.81135868654716" calcext:value-type="float">
            <text:p>3.8113586865</text:p>
          </table:table-cell>
          <table:table-cell/>
        </table:table-row>
        <table:table-row table:style-name="ro1">
          <table:table-cell/>
          <table:table-cell table:formula="of:=[Coverage.B29]+1" office:value-type="float" office:value="25" calcext:value-type="float">
            <text:p>25</text:p>
          </table:table-cell>
          <table:table-cell office:value-type="float" office:value="3.69811919688914" calcext:value-type="float">
            <text:p>3.6981191969</text:p>
          </table:table-cell>
          <table:table-cell office:value-type="float" office:value="3.24957344501318" calcext:value-type="float">
            <text:p>3.249573445</text:p>
          </table:table-cell>
          <table:table-cell office:value-type="float" office:value="4.83589662280006" calcext:value-type="float">
            <text:p>4.8358966228</text:p>
          </table:table-cell>
          <table:table-cell office:value-type="float" office:value="4.26177174780527" calcext:value-type="float">
            <text:p>4.2617717478</text:p>
          </table:table-cell>
          <table:table-cell office:value-type="float" office:value="4.29483459082995" calcext:value-type="float">
            <text:p>4.2948345908</text:p>
          </table:table-cell>
          <table:table-cell office:value-type="float" office:value="4.20969023034154" calcext:value-type="float">
            <text:p>4.2096902303</text:p>
          </table:table-cell>
          <table:table-cell office:value-type="float" office:value="4.04902789518174" calcext:value-type="float">
            <text:p>4.0490278952</text:p>
          </table:table-cell>
          <table:table-cell office:value-type="float" office:value="3.93179694799128" calcext:value-type="float">
            <text:p>3.931796948</text:p>
          </table:table-cell>
          <table:table-cell office:value-type="float" office:value="3.51987649556156" calcext:value-type="float">
            <text:p>3.5198764956</text:p>
          </table:table-cell>
          <table:table-cell office:value-type="float" office:value="4.00402077399899" calcext:value-type="float">
            <text:p>4.004020774</text:p>
          </table:table-cell>
          <table:table-cell table:formula="of:=AVERAGE([Coverage.C30:.L30])" office:value-type="float" office:value="4.00546079464127" calcext:value-type="float">
            <text:p>4.0054607946</text:p>
          </table:table-cell>
        </table:table-row>
        <table:table-row table:style-name="ro1">
          <table:table-cell/>
          <table:table-cell table:formula="of:=[Coverage.B30]+1" office:value-type="float" office:value="26" calcext:value-type="float">
            <text:p>26</text:p>
          </table:table-cell>
          <table:table-cell office:value-type="float" office:value="3.84096500277756" calcext:value-type="float">
            <text:p>3.8409650028</text:p>
          </table:table-cell>
          <table:table-cell office:value-type="float" office:value="3.35039553280596" calcext:value-type="float">
            <text:p>3.3503955328</text:p>
          </table:table-cell>
          <table:table-cell office:value-type="float" office:value="5.08165530363089" calcext:value-type="float">
            <text:p>5.0816553036</text:p>
          </table:table-cell>
          <table:table-cell office:value-type="float" office:value="4.45331205107741" calcext:value-type="float">
            <text:p>4.4533120511</text:p>
          </table:table-cell>
          <table:table-cell office:value-type="float" office:value="4.47724069314319" calcext:value-type="float">
            <text:p>4.4772406931</text:p>
          </table:table-cell>
          <table:table-cell office:value-type="float" office:value="4.39502250463331" calcext:value-type="float">
            <text:p>4.3950225046</text:p>
          </table:table-cell>
          <table:table-cell office:value-type="float" office:value="4.21808960270499" calcext:value-type="float">
            <text:p>4.2180896027</text:p>
          </table:table-cell>
          <table:table-cell office:value-type="float" office:value="4.09529741513547" calcext:value-type="float">
            <text:p>4.0952974151</text:p>
          </table:table-cell>
          <table:table-cell office:value-type="float" office:value="3.74372829023543" calcext:value-type="float">
            <text:p>3.7437282902</text:p>
          </table:table-cell>
          <table:table-cell office:value-type="float" office:value="4.17992963645502" calcext:value-type="float">
            <text:p>4.1799296365</text:p>
          </table:table-cell>
          <table:table-cell/>
        </table:table-row>
        <table:table-row table:style-name="ro1">
          <table:table-cell/>
          <table:table-cell table:formula="of:=[Coverage.B31]+1" office:value-type="float" office:value="27" calcext:value-type="float">
            <text:p>27</text:p>
          </table:table-cell>
          <table:table-cell office:value-type="float" office:value="4.02349019919054" calcext:value-type="float">
            <text:p>4.0234901992</text:p>
          </table:table-cell>
          <table:table-cell office:value-type="float" office:value="3.48999534667287" calcext:value-type="float">
            <text:p>3.4899953467</text:p>
          </table:table-cell>
          <table:table-cell office:value-type="float" office:value="5.25606469002695" calcext:value-type="float">
            <text:p>5.25606469</text:p>
          </table:table-cell>
          <table:table-cell office:value-type="float" office:value="4.59696727853152" calcext:value-type="float">
            <text:p>4.5969672785</text:p>
          </table:table-cell>
          <table:table-cell office:value-type="float" office:value="4.676229168394" calcext:value-type="float">
            <text:p>4.6762291684</text:p>
          </table:table-cell>
          <table:table-cell office:value-type="float" office:value="4.55387873974054" calcext:value-type="float">
            <text:p>4.5538787397</text:p>
          </table:table-cell>
          <table:table-cell office:value-type="float" office:value="4.3956043956044" calcext:value-type="float">
            <text:p>4.3956043956</text:p>
          </table:table-cell>
          <table:table-cell office:value-type="float" office:value="4.32886951105575" calcext:value-type="float">
            <text:p>4.3288695111</text:p>
          </table:table-cell>
          <table:table-cell office:value-type="float" office:value="3.95214203010421" calcext:value-type="float">
            <text:p>3.9521420301</text:p>
          </table:table-cell>
          <table:table-cell office:value-type="float" office:value="4.34746188641314" calcext:value-type="float">
            <text:p>4.3474618864</text:p>
          </table:table-cell>
          <table:table-cell/>
        </table:table-row>
        <table:table-row table:style-name="ro1">
          <table:table-cell/>
          <table:table-cell table:formula="of:=[Coverage.B32]+1" office:value-type="float" office:value="28" calcext:value-type="float">
            <text:p>28</text:p>
          </table:table-cell>
          <table:table-cell office:value-type="float" office:value="4.16633600507896" calcext:value-type="float">
            <text:p>4.1663360051</text:p>
          </table:table-cell>
          <table:table-cell office:value-type="float" office:value="3.62959516053979" calcext:value-type="float">
            <text:p>3.6295951605</text:p>
          </table:table-cell>
          <table:table-cell office:value-type="float" office:value="5.42254637704138" calcext:value-type="float">
            <text:p>5.422546377</text:p>
          </table:table-cell>
          <table:table-cell office:value-type="float" office:value="4.70869912210694" calcext:value-type="float">
            <text:p>4.7086991221</text:p>
          </table:table-cell>
          <table:table-cell office:value-type="float" office:value="4.89180001658237" calcext:value-type="float">
            <text:p>4.8918000166</text:p>
          </table:table-cell>
          <table:table-cell office:value-type="float" office:value="4.74803636042715" calcext:value-type="float">
            <text:p>4.7480363604</text:p>
          </table:table-cell>
          <table:table-cell office:value-type="float" office:value="4.59847844463229" calcext:value-type="float">
            <text:p>4.5984784446</text:p>
          </table:table-cell>
          <table:table-cell office:value-type="float" office:value="4.50794145126129" calcext:value-type="float">
            <text:p>4.5079414513</text:p>
          </table:table-cell>
          <table:table-cell office:value-type="float" office:value="4.15283674257044" calcext:value-type="float">
            <text:p>4.1528367426</text:p>
          </table:table-cell>
          <table:table-cell office:value-type="float" office:value="4.55687719886078" calcext:value-type="float">
            <text:p>4.5568771989</text:p>
          </table:table-cell>
          <table:table-cell/>
        </table:table-row>
        <table:table-row table:style-name="ro1">
          <table:table-cell/>
          <table:table-cell table:formula="of:=[Coverage.B33]+1" office:value-type="float" office:value="29" calcext:value-type="float">
            <text:p>29</text:p>
          </table:table-cell>
          <table:table-cell office:value-type="float" office:value="4.34092532338703" calcext:value-type="float">
            <text:p>4.3409253234</text:p>
          </table:table-cell>
          <table:table-cell office:value-type="float" office:value="3.81572824569567" calcext:value-type="float">
            <text:p>3.8157282457</text:p>
          </table:table-cell>
          <table:table-cell office:value-type="float" office:value="5.58902806405581" calcext:value-type="float">
            <text:p>5.5890280641</text:p>
          </table:table-cell>
          <table:table-cell office:value-type="float" office:value="4.89225857940942" calcext:value-type="float">
            <text:p>4.8922585794</text:p>
          </table:table-cell>
          <table:table-cell office:value-type="float" office:value="5.06591493242683" calcext:value-type="float">
            <text:p>5.0659149324</text:p>
          </table:table-cell>
          <table:table-cell office:value-type="float" office:value="4.93336863471891" calcext:value-type="float">
            <text:p>4.9333686347</text:p>
          </table:table-cell>
          <table:table-cell office:value-type="float" office:value="4.7759932375317" calcext:value-type="float">
            <text:p>4.7759932375</text:p>
          </table:table-cell>
          <table:table-cell office:value-type="float" office:value="4.70258486452818" calcext:value-type="float">
            <text:p>4.7025848645</text:p>
          </table:table-cell>
          <table:table-cell office:value-type="float" office:value="4.38440756464685" calcext:value-type="float">
            <text:p>4.3844075646</text:p>
          </table:table-cell>
          <table:table-cell office:value-type="float" office:value="4.7244094488189" calcext:value-type="float">
            <text:p>4.7244094488</text:p>
          </table:table-cell>
          <table:table-cell/>
        </table:table-row>
        <table:table-row table:style-name="ro1">
          <table:table-cell/>
          <table:table-cell table:formula="of:=[Coverage.B34]+1" office:value-type="float" office:value="30" calcext:value-type="float">
            <text:p>30</text:p>
          </table:table-cell>
          <table:table-cell office:value-type="float" office:value="4.5155146416951" calcext:value-type="float">
            <text:p>4.5155146417</text:p>
          </table:table-cell>
          <table:table-cell office:value-type="float" office:value="3.96308360477742" calcext:value-type="float">
            <text:p>3.9630836048</text:p>
          </table:table-cell>
          <table:table-cell office:value-type="float" office:value="5.77136514983352" calcext:value-type="float">
            <text:p>5.7713651498</text:p>
          </table:table-cell>
          <table:table-cell office:value-type="float" office:value="5.03591380686353" calcext:value-type="float">
            <text:p>5.0359138069</text:p>
          </table:table-cell>
          <table:table-cell office:value-type="float" office:value="5.2317386618025" calcext:value-type="float">
            <text:p>5.2317386618</text:p>
          </table:table-cell>
          <table:table-cell office:value-type="float" office:value="5.09222486982614" calcext:value-type="float">
            <text:p>5.0922248698</text:p>
          </table:table-cell>
          <table:table-cell office:value-type="float" office:value="4.94505494505495" calcext:value-type="float">
            <text:p>4.9450549451</text:p>
          </table:table-cell>
          <table:table-cell office:value-type="float" office:value="4.88165680473373" calcext:value-type="float">
            <text:p>4.8816568047</text:p>
          </table:table-cell>
          <table:table-cell office:value-type="float" office:value="4.53106908529525" calcext:value-type="float">
            <text:p>4.5310690853</text:p>
          </table:table-cell>
          <table:table-cell office:value-type="float" office:value="4.90031831127492" calcext:value-type="float">
            <text:p>4.9003183113</text:p>
          </table:table-cell>
          <table:table-cell table:style-name="ce2" table:formula="of:=AVERAGE([Coverage.C35:.L35])" office:value-type="float" office:value="4.88679398811571" calcext:value-type="float">
            <text:p>4.8867939881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0952305372589477" calcext:value-type="float">
            <text:p>0.0952305373</text:p>
          </table:table-cell>
          <table:table-cell table:style-name="ce1" office:value-type="float" office:value="0.100822087792772" calcext:value-type="float">
            <text:p>0.1008220878</text:p>
          </table:table-cell>
          <table:table-cell table:style-name="ce1" office:value-type="float" office:value="0.110987791342952" calcext:value-type="float">
            <text:p>0.1109877913</text:p>
          </table:table-cell>
          <table:table-cell table:style-name="ce1" office:value-type="float" office:value="0.0798084596967279" calcext:value-type="float">
            <text:p>0.0798084597</text:p>
          </table:table-cell>
          <table:table-cell table:style-name="ce1" office:value-type="float" office:value="0.0994942376254042" calcext:value-type="float">
            <text:p>0.0994942376</text:p>
          </table:table-cell>
          <table:table-cell table:style-name="ce1" office:value-type="float" office:value="0.105904156738152" calcext:value-type="float">
            <text:p>0.1059041567</text:p>
          </table:table-cell>
          <table:table-cell table:style-name="ce1" office:value-type="float" office:value="0.0760777683854607" calcext:value-type="float">
            <text:p>0.0760777684</text:p>
          </table:table-cell>
          <table:table-cell table:style-name="ce1" office:value-type="float" office:value="0.0700716287760822" calcext:value-type="float">
            <text:p>0.0700716288</text:p>
          </table:table-cell>
          <table:table-cell table:style-name="ce1" office:value-type="float" office:value="0.0694712466229255" calcext:value-type="float">
            <text:p>0.0694712466</text:p>
          </table:table-cell>
          <table:table-cell table:style-name="ce1" office:value-type="float" office:value="0.108895962472776" calcext:value-type="float">
            <text:p>0.1088959625</text:p>
          </table:table-cell>
          <table:table-cell/>
        </table:table-row>
        <table:table-row table:style-name="ro1">
          <table:table-cell/>
          <table:table-cell table:formula="of:=[Coverage.B38]+1" office:value-type="float" office:value="2" calcext:value-type="float">
            <text:p>2</text:p>
          </table:table-cell>
          <table:table-cell table:style-name="ce1" office:value-type="float" office:value="0.293627489881755" calcext:value-type="float">
            <text:p>0.2936274899</text:p>
          </table:table-cell>
          <table:table-cell table:style-name="ce1" office:value-type="float" office:value="0.224910811230029" calcext:value-type="float">
            <text:p>0.2249108112</text:p>
          </table:table-cell>
          <table:table-cell table:style-name="ce1" office:value-type="float" office:value="0.332963374028857" calcext:value-type="float">
            <text:p>0.332963374</text:p>
          </table:table-cell>
          <table:table-cell table:style-name="ce1" office:value-type="float" office:value="0.239425379090184" calcext:value-type="float">
            <text:p>0.2394253791</text:p>
          </table:table-cell>
          <table:table-cell table:style-name="ce1" office:value-type="float" office:value="0.182406102313241" calcext:value-type="float">
            <text:p>0.1824061023</text:p>
          </table:table-cell>
          <table:table-cell table:style-name="ce1" office:value-type="float" office:value="0.229459006265996" calcext:value-type="float">
            <text:p>0.2294590063</text:p>
          </table:table-cell>
          <table:table-cell table:style-name="ce1" office:value-type="float" office:value="0.194420963651733" calcext:value-type="float">
            <text:p>0.1944209637</text:p>
          </table:table-cell>
          <table:table-cell table:style-name="ce1" office:value-type="float" office:value="0.29585798816568" calcext:value-type="float">
            <text:p>0.2958579882</text:p>
          </table:table-cell>
          <table:table-cell table:style-name="ce1" office:value-type="float" office:value="0.216132767271324" calcext:value-type="float">
            <text:p>0.2161327673</text:p>
          </table:table-cell>
          <table:table-cell table:style-name="ce1" office:value-type="float" office:value="0.309934662422516" calcext:value-type="float">
            <text:p>0.3099346624</text:p>
          </table:table-cell>
          <table:table-cell/>
        </table:table-row>
        <table:table-row table:style-name="ro1">
          <table:table-cell/>
          <table:table-cell table:formula="of:=[Coverage.B39]+1" office:value-type="float" office:value="3" calcext:value-type="float">
            <text:p>3</text:p>
          </table:table-cell>
          <table:table-cell table:style-name="ce1" office:value-type="float" office:value="0.452345051980002" calcext:value-type="float">
            <text:p>0.452345052</text:p>
          </table:table-cell>
          <table:table-cell table:style-name="ce1" office:value-type="float" office:value="0.38777726074143" calcext:value-type="float">
            <text:p>0.3877772607</text:p>
          </table:table-cell>
          <table:table-cell table:style-name="ce1" office:value-type="float" office:value="0.507372760424925" calcext:value-type="float">
            <text:p>0.5073727604</text:p>
          </table:table-cell>
          <table:table-cell table:style-name="ce1" office:value-type="float" office:value="0.399042298483639" calcext:value-type="float">
            <text:p>0.3990422985</text:p>
          </table:table-cell>
          <table:table-cell table:style-name="ce1" office:value-type="float" office:value="0.24873559406351" calcext:value-type="float">
            <text:p>0.2487355941</text:p>
          </table:table-cell>
          <table:table-cell table:style-name="ce1" office:value-type="float" office:value="0.344188509398994" calcext:value-type="float">
            <text:p>0.3441885094</text:p>
          </table:table-cell>
          <table:table-cell table:style-name="ce1" office:value-type="float" office:value="0.270498732037194" calcext:value-type="float">
            <text:p>0.270498732</text:p>
          </table:table-cell>
          <table:table-cell table:style-name="ce1" office:value-type="float" office:value="0.436001245717845" calcext:value-type="float">
            <text:p>0.4360012457</text:p>
          </table:table-cell>
          <table:table-cell table:style-name="ce1" office:value-type="float" office:value="0.409108452335006" calcext:value-type="float">
            <text:p>0.4091084523</text:p>
          </table:table-cell>
          <table:table-cell table:style-name="ce1" office:value-type="float" office:value="0.427207237393198" calcext:value-type="float">
            <text:p>0.4272072374</text:p>
          </table:table-cell>
          <table:table-cell/>
        </table:table-row>
        <table:table-row table:style-name="ro1">
          <table:table-cell/>
          <table:table-cell table:formula="of:=[Coverage.B40]+1" office:value-type="float" office:value="4" calcext:value-type="float">
            <text:p>4</text:p>
          </table:table-cell>
          <table:table-cell table:style-name="ce1" office:value-type="float" office:value="0.595190857868423" calcext:value-type="float">
            <text:p>0.5951908579</text:p>
          </table:table-cell>
          <table:table-cell table:style-name="ce1" office:value-type="float" office:value="0.511865984178688" calcext:value-type="float">
            <text:p>0.5118659842</text:p>
          </table:table-cell>
          <table:table-cell table:style-name="ce1" office:value-type="float" office:value="0.665926748057714" calcext:value-type="float">
            <text:p>0.6659267481</text:p>
          </table:table-cell>
          <table:table-cell table:style-name="ce1" office:value-type="float" office:value="0.566640063846768" calcext:value-type="float">
            <text:p>0.5666400638</text:p>
          </table:table-cell>
          <table:table-cell table:style-name="ce1" office:value-type="float" office:value="0.456015255783103" calcext:value-type="float">
            <text:p>0.4560152558</text:p>
          </table:table-cell>
          <table:table-cell table:style-name="ce1" office:value-type="float" office:value="0.4412673197423" calcext:value-type="float">
            <text:p>0.4412673197</text:p>
          </table:table-cell>
          <table:table-cell table:style-name="ce1" office:value-type="float" office:value="0.380388841927303" calcext:value-type="float">
            <text:p>0.3803888419</text:p>
          </table:table-cell>
          <table:table-cell table:style-name="ce1" office:value-type="float" office:value="0.607287449392712" calcext:value-type="float">
            <text:p>0.6072874494</text:p>
          </table:table-cell>
          <table:table-cell table:style-name="ce1" office:value-type="float" office:value="0.555769972983404" calcext:value-type="float">
            <text:p>0.555769973</text:p>
          </table:table-cell>
          <table:table-cell table:style-name="ce1" office:value-type="float" office:value="0.569609649857597" calcext:value-type="float">
            <text:p>0.5696096499</text:p>
          </table:table-cell>
          <table:table-cell/>
        </table:table-row>
        <table:table-row table:style-name="ro1">
          <table:table-cell/>
          <table:table-cell table:formula="of:=[Coverage.B41]+1" office:value-type="float" office:value="5" calcext:value-type="float">
            <text:p>5</text:p>
          </table:table-cell>
          <table:table-cell table:style-name="ce1" office:value-type="float" office:value="0.738036663756845" calcext:value-type="float">
            <text:p>0.7380366638</text:p>
          </table:table-cell>
          <table:table-cell table:style-name="ce1" office:value-type="float" office:value="0.643710252830774" calcext:value-type="float">
            <text:p>0.6437102528</text:p>
          </table:table-cell>
          <table:table-cell table:style-name="ce1" office:value-type="float" office:value="0.808625336927224" calcext:value-type="float">
            <text:p>0.8086253369</text:p>
          </table:table-cell>
          <table:table-cell table:style-name="ce1" office:value-type="float" office:value="0.758180367118915" calcext:value-type="float">
            <text:p>0.7581803671</text:p>
          </table:table-cell>
          <table:table-cell table:style-name="ce1" office:value-type="float" office:value="0.605256612221209" calcext:value-type="float">
            <text:p>0.6052566122</text:p>
          </table:table-cell>
          <table:table-cell table:style-name="ce1" office:value-type="float" office:value="0.600123554849528" calcext:value-type="float">
            <text:p>0.6001235548</text:p>
          </table:table-cell>
          <table:table-cell table:style-name="ce1" office:value-type="float" office:value="0.532544378698225" calcext:value-type="float">
            <text:p>0.5325443787</text:p>
          </table:table-cell>
          <table:table-cell table:style-name="ce1" office:value-type="float" office:value="0.794145126128932" calcext:value-type="float">
            <text:p>0.7941451261</text:p>
          </table:table-cell>
          <table:table-cell table:style-name="ce1" office:value-type="float" office:value="0.733307603241992" calcext:value-type="float">
            <text:p>0.7333076032</text:p>
          </table:table-cell>
          <table:table-cell table:style-name="ce1" office:value-type="float" office:value="0.695258837326185" calcext:value-type="float">
            <text:p>0.6952588373</text:p>
          </table:table-cell>
          <table:table-cell table:style-name="ce2" table:formula="of:=AVERAGE([Coverage.C42:.L42])" office:value-type="float" office:value="0.690918873309983" calcext:value-type="float">
            <text:p>0.6909188733</text:p>
          </table:table-cell>
        </table:table-row>
        <table:table-row table:style-name="ro1">
          <table:table-cell/>
          <table:table-cell table:formula="of:=[Coverage.B42]+1" office:value-type="float" office:value="6" calcext:value-type="float">
            <text:p>6</text:p>
          </table:table-cell>
          <table:table-cell table:style-name="ce1" office:value-type="float" office:value="0.872946591540354" calcext:value-type="float">
            <text:p>0.8729465915</text:p>
          </table:table-cell>
          <table:table-cell table:style-name="ce1" office:value-type="float" office:value="0.760043431053203" calcext:value-type="float">
            <text:p>0.7600434311</text:p>
          </table:table-cell>
          <table:table-cell table:style-name="ce1" office:value-type="float" office:value="0.99889012208657" calcext:value-type="float">
            <text:p>0.9988901221</text:p>
          </table:table-cell>
          <table:table-cell table:style-name="ce1" office:value-type="float" office:value="0.893854748603352" calcext:value-type="float">
            <text:p>0.8938547486</text:p>
          </table:table-cell>
          <table:table-cell table:style-name="ce1" office:value-type="float" office:value="0.762789155128099" calcext:value-type="float">
            <text:p>0.7627891551</text:p>
          </table:table-cell>
          <table:table-cell table:style-name="ce1" office:value-type="float" office:value="0.732503750772218" calcext:value-type="float">
            <text:p>0.7325037508</text:p>
          </table:table-cell>
          <table:table-cell table:style-name="ce1" office:value-type="float" office:value="0.62552831783601" calcext:value-type="float">
            <text:p>0.6255283178</text:p>
          </table:table-cell>
          <table:table-cell table:style-name="ce1" office:value-type="float" office:value="0.942074120211772" calcext:value-type="float">
            <text:p>0.9420741202</text:p>
          </table:table-cell>
          <table:table-cell table:style-name="ce1" office:value-type="float" office:value="0.856812041682748" calcext:value-type="float">
            <text:p>0.8568120417</text:p>
          </table:table-cell>
          <table:table-cell table:style-name="ce1" office:value-type="float" office:value="0.84603786228849" calcext:value-type="float">
            <text:p>0.8460378623</text:p>
          </table:table-cell>
          <table:table-cell/>
        </table:table-row>
        <table:table-row table:style-name="ro1">
          <table:table-cell/>
          <table:table-cell table:formula="of:=[Coverage.B43]+1" office:value-type="float" office:value="7" calcext:value-type="float">
            <text:p>7</text:p>
          </table:table-cell>
          <table:table-cell table:style-name="ce1" office:value-type="float" office:value="1.01579239742878" calcext:value-type="float">
            <text:p>1.0157923974</text:p>
          </table:table-cell>
          <table:table-cell table:style-name="ce1" office:value-type="float" office:value="0.899643244920118" calcext:value-type="float">
            <text:p>0.8996432449</text:p>
          </table:table-cell>
          <table:table-cell table:style-name="ce1" office:value-type="float" office:value="1.15744410971936" calcext:value-type="float">
            <text:p>1.1574441097</text:p>
          </table:table-cell>
          <table:table-cell table:style-name="ce1" office:value-type="float" office:value="1.02154828411812" calcext:value-type="float">
            <text:p>1.0215482841</text:p>
          </table:table-cell>
          <table:table-cell table:style-name="ce1" office:value-type="float" office:value="0.887156952159854" calcext:value-type="float">
            <text:p>0.8871569522</text:p>
          </table:table-cell>
          <table:table-cell table:style-name="ce1" office:value-type="float" office:value="0.803106521930986" calcext:value-type="float">
            <text:p>0.8031065219</text:p>
          </table:table-cell>
          <table:table-cell table:style-name="ce1" office:value-type="float" office:value="0.726965342349958" calcext:value-type="float">
            <text:p>0.7269653423</text:p>
          </table:table-cell>
          <table:table-cell table:style-name="ce1" office:value-type="float" office:value="1.07443164123326" calcext:value-type="float">
            <text:p>1.0744316412</text:p>
          </table:table-cell>
          <table:table-cell table:style-name="ce1" office:value-type="float" office:value="1.01119258973369" calcext:value-type="float">
            <text:p>1.0111925897</text:p>
          </table:table-cell>
          <table:table-cell table:style-name="ce1" office:value-type="float" office:value="0.980063662254984" calcext:value-type="float">
            <text:p>0.9800636623</text:p>
          </table:table-cell>
          <table:table-cell/>
        </table:table-row>
        <table:table-row table:style-name="ro1">
          <table:table-cell/>
          <table:table-cell table:formula="of:=[Coverage.B44]+1" office:value-type="float" office:value="8" calcext:value-type="float">
            <text:p>8</text:p>
          </table:table-cell>
          <table:table-cell table:style-name="ce1" office:value-type="float" office:value="1.12689469089755" calcext:value-type="float">
            <text:p>1.1268946909</text:p>
          </table:table-cell>
          <table:table-cell table:style-name="ce1" office:value-type="float" office:value="1.01597642314255" calcext:value-type="float">
            <text:p>1.0159764231</text:p>
          </table:table-cell>
          <table:table-cell table:style-name="ce1" office:value-type="float" office:value="1.31599809735215" calcext:value-type="float">
            <text:p>1.3159980974</text:p>
          </table:table-cell>
          <table:table-cell table:style-name="ce1" office:value-type="float" office:value="1.14126097366321" calcext:value-type="float">
            <text:p>1.1412609737</text:p>
          </table:table-cell>
          <table:table-cell table:style-name="ce1" office:value-type="float" office:value="1.01152474919161" calcext:value-type="float">
            <text:p>1.0115247492</text:p>
          </table:table-cell>
          <table:table-cell table:style-name="ce1" office:value-type="float" office:value="0.935486717853676" calcext:value-type="float">
            <text:p>0.9354867179</text:p>
          </table:table-cell>
          <table:table-cell table:style-name="ce1" office:value-type="float" office:value="0.870667793744717" calcext:value-type="float">
            <text:p>0.8706677937</text:p>
          </table:table-cell>
          <table:table-cell table:style-name="ce1" office:value-type="float" office:value="1.18343195266272" calcext:value-type="float">
            <text:p>1.1834319527</text:p>
          </table:table-cell>
          <table:table-cell table:style-name="ce1" office:value-type="float" office:value="1.11153994596681" calcext:value-type="float">
            <text:p>1.111539946</text:p>
          </table:table-cell>
          <table:table-cell table:style-name="ce1" office:value-type="float" office:value="1.08058301222985" calcext:value-type="float">
            <text:p>1.0805830122</text:p>
          </table:table-cell>
          <table:table-cell/>
        </table:table-row>
        <table:table-row table:style-name="ro1">
          <table:table-cell/>
          <table:table-cell table:formula="of:=[Coverage.B45]+1" office:value-type="float" office:value="9" calcext:value-type="float">
            <text:p>9</text:p>
          </table:table-cell>
          <table:table-cell table:style-name="ce1" office:value-type="float" office:value="1.26180461868106" calcext:value-type="float">
            <text:p>1.2618046187</text:p>
          </table:table-cell>
          <table:table-cell table:style-name="ce1" office:value-type="float" office:value="1.10128742050566" calcext:value-type="float">
            <text:p>1.1012874205</text:p>
          </table:table-cell>
          <table:table-cell table:style-name="ce1" office:value-type="float" office:value="1.4666243856033" calcext:value-type="float">
            <text:p>1.4666243856</text:p>
          </table:table-cell>
          <table:table-cell table:style-name="ce1" office:value-type="float" office:value="1.28491620111732" calcext:value-type="float">
            <text:p>1.2849162011</text:p>
          </table:table-cell>
          <table:table-cell table:style-name="ce1" office:value-type="float" office:value="1.11101898681701" calcext:value-type="float">
            <text:p>1.1110189868</text:p>
          </table:table-cell>
          <table:table-cell table:style-name="ce1" office:value-type="float" office:value="1.05904156738152" calcext:value-type="float">
            <text:p>1.0590415674</text:p>
          </table:table-cell>
          <table:table-cell table:style-name="ce1" office:value-type="float" office:value="0.997464074387151" calcext:value-type="float">
            <text:p>0.9974640744</text:p>
          </table:table-cell>
          <table:table-cell table:style-name="ce1" office:value-type="float" office:value="1.29243226409218" calcext:value-type="float">
            <text:p>1.2924322641</text:p>
          </table:table-cell>
          <table:table-cell table:style-name="ce1" office:value-type="float" office:value="1.19644924739483" calcext:value-type="float">
            <text:p>1.1964492474</text:p>
          </table:table-cell>
          <table:table-cell table:style-name="ce1" office:value-type="float" office:value="1.23973864969007" calcext:value-type="float">
            <text:p>1.2397386497</text:p>
          </table:table-cell>
          <table:table-cell/>
        </table:table-row>
        <table:table-row table:style-name="ro1">
          <table:table-cell/>
          <table:table-cell table:formula="of:=[Coverage.B46]+1" office:value-type="float" office:value="10" calcext:value-type="float">
            <text:p>10</text:p>
          </table:table-cell>
          <table:table-cell table:style-name="ce1" office:value-type="float" office:value="1.36497103404492" calcext:value-type="float">
            <text:p>1.364971034</text:p>
          </table:table-cell>
          <table:table-cell table:style-name="ce1" office:value-type="float" office:value="1.20210950829843" calcext:value-type="float">
            <text:p>1.2021095083</text:p>
          </table:table-cell>
          <table:table-cell table:style-name="ce1" office:value-type="float" office:value="1.61725067385445" calcext:value-type="float">
            <text:p>1.6172506739</text:p>
          </table:table-cell>
          <table:table-cell table:style-name="ce1" office:value-type="float" office:value="1.45251396648045" calcext:value-type="float">
            <text:p>1.4525139665</text:p>
          </table:table-cell>
          <table:table-cell table:style-name="ce1" office:value-type="float" office:value="1.2188044109112" calcext:value-type="float">
            <text:p>1.2188044109</text:p>
          </table:table-cell>
          <table:table-cell table:style-name="ce1" office:value-type="float" office:value="1.25319918806813" calcext:value-type="float">
            <text:p>1.2531991881</text:p>
          </table:table-cell>
          <table:table-cell table:style-name="ce1" office:value-type="float" office:value="1.1665257819104" calcext:value-type="float">
            <text:p>1.1665257819</text:p>
          </table:table-cell>
          <table:table-cell table:style-name="ce1" office:value-type="float" office:value="1.44036125817502" calcext:value-type="float">
            <text:p>1.4403612582</text:p>
          </table:table-cell>
          <table:table-cell table:style-name="ce1" office:value-type="float" office:value="1.39714395986106" calcext:value-type="float">
            <text:p>1.3971439599</text:p>
          </table:table-cell>
          <table:table-cell table:style-name="ce1" office:value-type="float" office:value="1.34863461216284" calcext:value-type="float">
            <text:p>1.3486346122</text:p>
          </table:table-cell>
          <table:table-cell table:style-name="ce2" table:formula="of:=AVERAGE([Coverage.C47:.L47])" office:value-type="float" office:value="1.34615143937669" calcext:value-type="float">
            <text:p>1.3461514394</text:p>
          </table:table-cell>
        </table:table-row>
        <table:table-row table:style-name="ro1">
          <table:table-cell/>
          <table:table-cell table:formula="of:=[Coverage.B47]+1" office:value-type="float" office:value="11" calcext:value-type="float">
            <text:p>11</text:p>
          </table:table-cell>
          <table:table-cell table:style-name="ce1" office:value-type="float" office:value="1.46813744940878" calcext:value-type="float">
            <text:p>1.4681374494</text:p>
          </table:table-cell>
          <table:table-cell table:style-name="ce1" office:value-type="float" office:value="1.26415387001706" calcext:value-type="float">
            <text:p>1.26415387</text:p>
          </table:table-cell>
          <table:table-cell table:style-name="ce1" office:value-type="float" office:value="1.74409386396068" calcext:value-type="float">
            <text:p>1.744093864</text:p>
          </table:table-cell>
          <table:table-cell table:style-name="ce1" office:value-type="float" office:value="1.57222665602554" calcext:value-type="float">
            <text:p>1.572226656</text:p>
          </table:table-cell>
          <table:table-cell table:style-name="ce1" office:value-type="float" office:value="1.31829864853661" calcext:value-type="float">
            <text:p>1.3182986485</text:p>
          </table:table-cell>
          <table:table-cell table:style-name="ce1" office:value-type="float" office:value="1.33262730562175" calcext:value-type="float">
            <text:p>1.3326273056</text:p>
          </table:table-cell>
          <table:table-cell table:style-name="ce1" office:value-type="float" office:value="1.28486897717667" calcext:value-type="float">
            <text:p>1.2848689772</text:p>
          </table:table-cell>
          <table:table-cell table:style-name="ce1" office:value-type="float" office:value="1.52600436001246" calcext:value-type="float">
            <text:p>1.52600436</text:p>
          </table:table-cell>
          <table:table-cell table:style-name="ce1" office:value-type="float" office:value="1.48205326128908" calcext:value-type="float">
            <text:p>1.4820532613</text:p>
          </table:table-cell>
          <table:table-cell table:style-name="ce1" office:value-type="float" office:value="1.45753057463562" calcext:value-type="float">
            <text:p>1.4575305746</text:p>
          </table:table-cell>
          <table:table-cell/>
        </table:table-row>
        <table:table-row table:style-name="ro1">
          <table:table-cell/>
          <table:table-cell table:formula="of:=[Coverage.B48]+1" office:value-type="float" office:value="12" calcext:value-type="float">
            <text:p>12</text:p>
          </table:table-cell>
          <table:table-cell table:style-name="ce1" office:value-type="float" office:value="1.61891913340211" calcext:value-type="float">
            <text:p>1.6189191334</text:p>
          </table:table-cell>
          <table:table-cell table:style-name="ce1" office:value-type="float" office:value="1.36497595780983" calcext:value-type="float">
            <text:p>1.3649759578</text:p>
          </table:table-cell>
          <table:table-cell table:style-name="ce1" office:value-type="float" office:value="1.87886475344855" calcext:value-type="float">
            <text:p>1.8788647534</text:p>
          </table:table-cell>
          <table:table-cell table:style-name="ce1" office:value-type="float" office:value="1.70790103750998" calcext:value-type="float">
            <text:p>1.7079010375</text:p>
          </table:table-cell>
          <table:table-cell table:style-name="ce1" office:value-type="float" office:value="1.40121051322444" calcext:value-type="float">
            <text:p>1.4012105132</text:p>
          </table:table-cell>
          <table:table-cell table:style-name="ce1" office:value-type="float" office:value="1.42970611596505" calcext:value-type="float">
            <text:p>1.429706116</text:p>
          </table:table-cell>
          <table:table-cell table:style-name="ce1" office:value-type="float" office:value="1.40321217244294" calcext:value-type="float">
            <text:p>1.4032121724</text:p>
          </table:table-cell>
          <table:table-cell table:style-name="ce1" office:value-type="float" office:value="1.61164746184989" calcext:value-type="float">
            <text:p>1.6116474618</text:p>
          </table:table-cell>
          <table:table-cell table:style-name="ce1" office:value-type="float" office:value="1.61327672713238" calcext:value-type="float">
            <text:p>1.6132767271</text:p>
          </table:table-cell>
          <table:table-cell table:style-name="ce1" office:value-type="float" office:value="1.59155637460211" calcext:value-type="float">
            <text:p>1.5915563746</text:p>
          </table:table-cell>
          <table:table-cell/>
        </table:table-row>
        <table:table-row table:style-name="ro1">
          <table:table-cell/>
          <table:table-cell table:formula="of:=[Coverage.B49]+1" office:value-type="float" office:value="13" calcext:value-type="float">
            <text:p>13</text:p>
          </table:table-cell>
          <table:table-cell table:style-name="ce1" office:value-type="float" office:value="1.7379573049758" calcext:value-type="float">
            <text:p>1.737957305</text:p>
          </table:table-cell>
          <table:table-cell table:style-name="ce1" office:value-type="float" office:value="1.49682022646192" calcext:value-type="float">
            <text:p>1.4968202265</text:p>
          </table:table-cell>
          <table:table-cell table:style-name="ce1" office:value-type="float" office:value="2.02156334231806" calcext:value-type="float">
            <text:p>2.0215633423</text:p>
          </table:table-cell>
          <table:table-cell table:style-name="ce1" office:value-type="float" office:value="1.83559457302474" calcext:value-type="float">
            <text:p>1.835594573</text:p>
          </table:table-cell>
          <table:table-cell table:style-name="ce1" office:value-type="float" office:value="1.53386949672498" calcext:value-type="float">
            <text:p>1.5338694967</text:p>
          </table:table-cell>
          <table:table-cell table:style-name="ce1" office:value-type="float" office:value="1.57973700467743" calcext:value-type="float">
            <text:p>1.5797370047</text:p>
          </table:table-cell>
          <table:table-cell table:style-name="ce1" office:value-type="float" office:value="1.5469146238377" calcext:value-type="float">
            <text:p>1.5469146238</text:p>
          </table:table-cell>
          <table:table-cell table:style-name="ce1" office:value-type="float" office:value="1.68950482715665" calcext:value-type="float">
            <text:p>1.6895048272</text:p>
          </table:table-cell>
          <table:table-cell table:style-name="ce1" office:value-type="float" office:value="1.7136240833655" calcext:value-type="float">
            <text:p>1.7136240834</text:p>
          </table:table-cell>
          <table:table-cell table:style-name="ce1" office:value-type="float" office:value="1.7172055620707" calcext:value-type="float">
            <text:p>1.7172055621</text:p>
          </table:table-cell>
          <table:table-cell/>
        </table:table-row>
        <table:table-row table:style-name="ro1">
          <table:table-cell/>
          <table:table-cell table:formula="of:=[Coverage.B50]+1" office:value-type="float" office:value="14" calcext:value-type="float">
            <text:p>14</text:p>
          </table:table-cell>
          <table:table-cell table:style-name="ce1" office:value-type="float" office:value="1.85699547654948" calcext:value-type="float">
            <text:p>1.8569954765</text:p>
          </table:table-cell>
          <table:table-cell table:style-name="ce1" office:value-type="float" office:value="1.58213122382503" calcext:value-type="float">
            <text:p>1.5821312238</text:p>
          </table:table-cell>
          <table:table-cell table:style-name="ce1" office:value-type="float" office:value="2.14840653242429" calcext:value-type="float">
            <text:p>2.1484065324</text:p>
          </table:table-cell>
          <table:table-cell table:style-name="ce1" office:value-type="float" office:value="1.94732641660016" calcext:value-type="float">
            <text:p>1.9473264166</text:p>
          </table:table-cell>
          <table:table-cell table:style-name="ce1" office:value-type="float" office:value="1.69969322610066" calcext:value-type="float">
            <text:p>1.6996932261</text:p>
          </table:table-cell>
          <table:table-cell table:style-name="ce1" office:value-type="float" office:value="1.7650692789692" calcext:value-type="float">
            <text:p>1.765069279</text:p>
          </table:table-cell>
          <table:table-cell table:style-name="ce1" office:value-type="float" office:value="1.70752324598478" calcext:value-type="float">
            <text:p>1.707523246</text:p>
          </table:table-cell>
          <table:table-cell table:style-name="ce1" office:value-type="float" office:value="1.79071940205543" calcext:value-type="float">
            <text:p>1.7907194021</text:p>
          </table:table-cell>
          <table:table-cell table:style-name="ce1" office:value-type="float" office:value="1.8448475492088" calcext:value-type="float">
            <text:p>1.8448475492</text:p>
          </table:table-cell>
          <table:table-cell table:style-name="ce1" office:value-type="float" office:value="1.867984587033" calcext:value-type="float">
            <text:p>1.867984587</text:p>
          </table:table-cell>
          <table:table-cell/>
        </table:table-row>
        <table:table-row table:style-name="ro1">
          <table:table-cell/>
          <table:table-cell table:formula="of:=[Coverage.B51]+1" office:value-type="float" office:value="15" calcext:value-type="float">
            <text:p>15</text:p>
          </table:table-cell>
          <table:table-cell table:style-name="ce1" office:value-type="float" office:value="1.94429013570352" calcext:value-type="float">
            <text:p>1.9442901357</text:p>
          </table:table-cell>
          <table:table-cell table:style-name="ce1" office:value-type="float" office:value="1.68295331161781" calcext:value-type="float">
            <text:p>1.6829533116</text:p>
          </table:table-cell>
          <table:table-cell table:style-name="ce1" office:value-type="float" office:value="2.27524972253052" calcext:value-type="float">
            <text:p>2.2752497225</text:p>
          </table:table-cell>
          <table:table-cell table:style-name="ce1" office:value-type="float" office:value="2.09098164405427" calcext:value-type="float">
            <text:p>2.0909816441</text:p>
          </table:table-cell>
          <table:table-cell table:style-name="ce1" office:value-type="float" office:value="1.81576983666363" calcext:value-type="float">
            <text:p>1.8157698367</text:p>
          </table:table-cell>
          <table:table-cell table:style-name="ce1" office:value-type="float" office:value="1.93275086047127" calcext:value-type="float">
            <text:p>1.9327508605</text:p>
          </table:table-cell>
          <table:table-cell table:style-name="ce1" office:value-type="float" office:value="1.84277261200338" calcext:value-type="float">
            <text:p>1.842772612</text:p>
          </table:table-cell>
          <table:table-cell table:style-name="ce1" office:value-type="float" office:value="1.83743382123949" calcext:value-type="float">
            <text:p>1.8374338212</text:p>
          </table:table-cell>
          <table:table-cell table:style-name="ce1" office:value-type="float" office:value="1.93747587803937" calcext:value-type="float">
            <text:p>1.937475878</text:p>
          </table:table-cell>
          <table:table-cell table:style-name="ce1" office:value-type="float" office:value="2.0103869994974" calcext:value-type="float">
            <text:p>2.0103869995</text:p>
          </table:table-cell>
          <table:table-cell table:style-name="ce2" table:formula="of:=AVERAGE([Coverage.C52:.L52])" office:value-type="float" office:value="1.93700648218207" calcext:value-type="float">
            <text:p>1.9370064822</text:p>
          </table:table-cell>
        </table:table-row>
        <table:table-row table:style-name="ro1">
          <table:table-cell/>
          <table:table-cell table:formula="of:=[Coverage.B52]+1" office:value-type="float" office:value="16" calcext:value-type="float">
            <text:p>16</text:p>
          </table:table-cell>
          <table:table-cell table:style-name="ce1" office:value-type="float" office:value="2.05539242917229" calcext:value-type="float">
            <text:p>2.0553924292</text:p>
          </table:table-cell>
          <table:table-cell table:style-name="ce1" office:value-type="float" office:value="1.79153094462541" calcext:value-type="float">
            <text:p>1.7915309446</text:p>
          </table:table-cell>
          <table:table-cell table:style-name="ce1" office:value-type="float" office:value="2.37038211511019" calcext:value-type="float">
            <text:p>2.3703821151</text:p>
          </table:table-cell>
          <table:table-cell table:style-name="ce1" office:value-type="float" office:value="2.18675179569034" calcext:value-type="float">
            <text:p>2.1867517957</text:p>
          </table:table-cell>
          <table:table-cell table:style-name="ce1" office:value-type="float" office:value="1.94842882016417" calcext:value-type="float">
            <text:p>1.9484288202</text:p>
          </table:table-cell>
          <table:table-cell table:style-name="ce1" office:value-type="float" office:value="2.10925778836819" calcext:value-type="float">
            <text:p>2.1092577884</text:p>
          </table:table-cell>
          <table:table-cell table:style-name="ce1" office:value-type="float" office:value="1.91885038038884" calcext:value-type="float">
            <text:p>1.9188503804</text:p>
          </table:table-cell>
          <table:table-cell table:style-name="ce1" office:value-type="float" office:value="1.89193397695422" calcext:value-type="float">
            <text:p>1.891933977</text:p>
          </table:table-cell>
          <table:table-cell table:style-name="ce1" office:value-type="float" office:value="2.02238517946739" calcext:value-type="float">
            <text:p>2.0223851795</text:p>
          </table:table-cell>
          <table:table-cell table:style-name="ce1" office:value-type="float" office:value="2.11090634947227" calcext:value-type="float">
            <text:p>2.1109063495</text:p>
          </table:table-cell>
          <table:table-cell/>
        </table:table-row>
        <table:table-row table:style-name="ro1">
          <table:table-cell/>
          <table:table-cell table:formula="of:=[Coverage.B53]+1" office:value-type="float" office:value="17" calcext:value-type="float">
            <text:p>17</text:p>
          </table:table-cell>
          <table:table-cell table:style-name="ce1" office:value-type="float" office:value="2.14268708832632" calcext:value-type="float">
            <text:p>2.1426870883</text:p>
          </table:table-cell>
          <table:table-cell table:style-name="ce1" office:value-type="float" office:value="1.90010857763301" calcext:value-type="float">
            <text:p>1.9001085776</text:p>
          </table:table-cell>
          <table:table-cell table:style-name="ce1" office:value-type="float" office:value="2.46551450768987" calcext:value-type="float">
            <text:p>2.4655145077</text:p>
          </table:table-cell>
          <table:table-cell table:style-name="ce1" office:value-type="float" office:value="2.37829209896249" calcext:value-type="float">
            <text:p>2.378292099</text:p>
          </table:table-cell>
          <table:table-cell table:style-name="ce1" office:value-type="float" office:value="2.09767017660227" calcext:value-type="float">
            <text:p>2.0976701766</text:p>
          </table:table-cell>
          <table:table-cell table:style-name="ce1" office:value-type="float" office:value="2.25928867708058" calcext:value-type="float">
            <text:p>2.2592886771</text:p>
          </table:table-cell>
          <table:table-cell table:style-name="ce1" office:value-type="float" office:value="2.02028740490279" calcext:value-type="float">
            <text:p>2.0202874049</text:p>
          </table:table-cell>
          <table:table-cell table:style-name="ce1" office:value-type="float" office:value="2.02429149797571" calcext:value-type="float">
            <text:p>2.024291498</text:p>
          </table:table-cell>
          <table:table-cell table:style-name="ce1" office:value-type="float" office:value="2.1381705905056" calcext:value-type="float">
            <text:p>2.1381705905</text:p>
          </table:table-cell>
          <table:table-cell table:style-name="ce1" office:value-type="float" office:value="2.23655553694086" calcext:value-type="float">
            <text:p>2.2365555369</text:p>
          </table:table-cell>
          <table:table-cell/>
        </table:table-row>
        <table:table-row table:style-name="ro1">
          <table:table-cell/>
          <table:table-cell table:formula="of:=[Coverage.B54]+1" office:value-type="float" office:value="18" calcext:value-type="float">
            <text:p>18</text:p>
          </table:table-cell>
          <table:table-cell table:style-name="ce1" office:value-type="float" office:value="2.28553289421474" calcext:value-type="float">
            <text:p>2.2855328942</text:p>
          </table:table-cell>
          <table:table-cell table:style-name="ce1" office:value-type="float" office:value="2.02419730107027" calcext:value-type="float">
            <text:p>2.0241973011</text:p>
          </table:table-cell>
          <table:table-cell table:style-name="ce1" office:value-type="float" office:value="2.56064690026954" calcext:value-type="float">
            <text:p>2.5606469003</text:p>
          </table:table-cell>
          <table:table-cell table:style-name="ce1" office:value-type="float" office:value="2.48204309656824" calcext:value-type="float">
            <text:p>2.4820430966</text:p>
          </table:table-cell>
          <table:table-cell table:style-name="ce1" office:value-type="float" office:value="2.19716441422768" calcext:value-type="float">
            <text:p>2.1971644142</text:p>
          </table:table-cell>
          <table:table-cell table:style-name="ce1" office:value-type="float" office:value="2.36519283381873" calcext:value-type="float">
            <text:p>2.3651928338</text:p>
          </table:table-cell>
          <table:table-cell table:style-name="ce1" office:value-type="float" office:value="2.16398985629755" calcext:value-type="float">
            <text:p>2.1639898563</text:p>
          </table:table-cell>
          <table:table-cell table:style-name="ce1" office:value-type="float" office:value="2.12550607287449" calcext:value-type="float">
            <text:p>2.1255060729</text:p>
          </table:table-cell>
          <table:table-cell table:style-name="ce1" office:value-type="float" office:value="2.18448475492088" calcext:value-type="float">
            <text:p>2.1844847549</text:p>
          </table:table-cell>
          <table:table-cell table:style-name="ce1" office:value-type="float" office:value="2.32869827441783" calcext:value-type="float">
            <text:p>2.3286982744</text:p>
          </table:table-cell>
          <table:table-cell/>
        </table:table-row>
        <table:table-row table:style-name="ro1">
          <table:table-cell/>
          <table:table-cell table:formula="of:=[Coverage.B55]+1" office:value-type="float" office:value="19" calcext:value-type="float">
            <text:p>19</text:p>
          </table:table-cell>
          <table:table-cell table:style-name="ce1" office:value-type="float" office:value="2.38076343147369" calcext:value-type="float">
            <text:p>2.3807634315</text:p>
          </table:table-cell>
          <table:table-cell table:style-name="ce1" office:value-type="float" office:value="2.16379711493718" calcext:value-type="float">
            <text:p>2.1637971149</text:p>
          </table:table-cell>
          <table:table-cell table:style-name="ce1" office:value-type="float" office:value="2.65577929284921" calcext:value-type="float">
            <text:p>2.6557792928</text:p>
          </table:table-cell>
          <table:table-cell table:style-name="ce1" office:value-type="float" office:value="2.62569832402235" calcext:value-type="float">
            <text:p>2.625698324</text:p>
          </table:table-cell>
          <table:table-cell table:style-name="ce1" office:value-type="float" office:value="2.338114584197" calcext:value-type="float">
            <text:p>2.3381145842</text:p>
          </table:table-cell>
          <table:table-cell table:style-name="ce1" office:value-type="float" office:value="2.5328744153208" calcext:value-type="float">
            <text:p>2.5328744153</text:p>
          </table:table-cell>
          <table:table-cell table:style-name="ce1" office:value-type="float" office:value="2.29078613693998" calcext:value-type="float">
            <text:p>2.2907861369</text:p>
          </table:table-cell>
          <table:table-cell table:style-name="ce1" office:value-type="float" office:value="2.21114917471193" calcext:value-type="float">
            <text:p>2.2111491747</text:p>
          </table:table-cell>
          <table:table-cell table:style-name="ce1" office:value-type="float" office:value="2.28483211115399" calcext:value-type="float">
            <text:p>2.2848321112</text:p>
          </table:table-cell>
          <table:table-cell table:style-name="ce1" office:value-type="float" office:value="2.45434746188641" calcext:value-type="float">
            <text:p>2.4543474619</text:p>
          </table:table-cell>
          <table:table-cell/>
        </table:table-row>
        <table:table-row table:style-name="ro1">
          <table:table-cell/>
          <table:table-cell table:formula="of:=[Coverage.B56]+1" office:value-type="float" office:value="20" calcext:value-type="float">
            <text:p>20</text:p>
          </table:table-cell>
          <table:table-cell table:style-name="ce1" office:value-type="float" office:value="2.53154511546703" calcext:value-type="float">
            <text:p>2.5315451155</text:p>
          </table:table-cell>
          <table:table-cell table:style-name="ce1" office:value-type="float" office:value="2.25686365751512" calcext:value-type="float">
            <text:p>2.2568636575</text:p>
          </table:table-cell>
          <table:table-cell table:style-name="ce1" office:value-type="float" office:value="2.814333280482" calcext:value-type="float">
            <text:p>2.8143332805</text:p>
          </table:table-cell>
          <table:table-cell table:style-name="ce1" office:value-type="float" office:value="2.72146847565842" calcext:value-type="float">
            <text:p>2.7214684757</text:p>
          </table:table-cell>
          <table:table-cell table:style-name="ce1" office:value-type="float" office:value="2.47077356769754" calcext:value-type="float">
            <text:p>2.4707735677</text:p>
          </table:table-cell>
          <table:table-cell table:style-name="ce1" office:value-type="float" office:value="2.65642926484865" calcext:value-type="float">
            <text:p>2.6564292648</text:p>
          </table:table-cell>
          <table:table-cell table:style-name="ce1" office:value-type="float" office:value="2.40912933220626" calcext:value-type="float">
            <text:p>2.4091293322</text:p>
          </table:table-cell>
          <table:table-cell table:style-name="ce1" office:value-type="float" office:value="2.32014948614139" calcext:value-type="float">
            <text:p>2.3201494861</text:p>
          </table:table-cell>
          <table:table-cell table:style-name="ce1" office:value-type="float" office:value="2.37746043998456" calcext:value-type="float">
            <text:p>2.37746044</text:p>
          </table:table-cell>
          <table:table-cell table:style-name="ce1" office:value-type="float" office:value="2.56324342435919" calcext:value-type="float">
            <text:p>2.5632434244</text:p>
          </table:table-cell>
          <table:table-cell table:style-name="ce2" table:formula="of:=AVERAGE([Coverage.C57:.L57])" office:value-type="float" office:value="2.51213960443602" calcext:value-type="float">
            <text:p>2.5121396044</text:p>
          </table:table-cell>
        </table:table-row>
        <table:table-row table:style-name="ro1">
          <table:table-cell/>
          <table:table-cell table:formula="of:=[Coverage.B57]+1" office:value-type="float" office:value="21" calcext:value-type="float">
            <text:p>21</text:p>
          </table:table-cell>
          <table:table-cell table:style-name="ce1" office:value-type="float" office:value="2.62677565272597" calcext:value-type="float">
            <text:p>2.6267756527</text:p>
          </table:table-cell>
          <table:table-cell table:style-name="ce1" office:value-type="float" office:value="2.36544129052272" calcext:value-type="float">
            <text:p>2.3654412905</text:p>
          </table:table-cell>
          <table:table-cell table:style-name="ce1" office:value-type="float" office:value="2.92532107182496" calcext:value-type="float">
            <text:p>2.9253210718</text:p>
          </table:table-cell>
          <table:table-cell table:style-name="ce1" office:value-type="float" office:value="2.86512370311253" calcext:value-type="float">
            <text:p>2.8651237031</text:p>
          </table:table-cell>
          <table:table-cell table:style-name="ce1" office:value-type="float" office:value="2.60343255119808" calcext:value-type="float">
            <text:p>2.6034325512</text:p>
          </table:table-cell>
          <table:table-cell table:style-name="ce1" office:value-type="float" office:value="2.77115876798164" calcext:value-type="float">
            <text:p>2.771158768</text:p>
          </table:table-cell>
          <table:table-cell table:style-name="ce1" office:value-type="float" office:value="2.56128486897718" calcext:value-type="float">
            <text:p>2.561284869</text:p>
          </table:table-cell>
          <table:table-cell table:style-name="ce1" office:value-type="float" office:value="2.4447212706322" calcext:value-type="float">
            <text:p>2.4447212706</text:p>
          </table:table-cell>
          <table:table-cell table:style-name="ce1" office:value-type="float" office:value="2.43921265920494" calcext:value-type="float">
            <text:p>2.4392126592</text:p>
          </table:table-cell>
          <table:table-cell table:style-name="ce1" office:value-type="float" office:value="2.64700954933825" calcext:value-type="float">
            <text:p>2.6470095493</text:p>
          </table:table-cell>
          <table:table-cell/>
        </table:table-row>
        <table:table-row table:style-name="ro1">
          <table:table-cell/>
          <table:table-cell table:formula="of:=[Coverage.B58]+1" office:value-type="float" office:value="22" calcext:value-type="float">
            <text:p>22</text:p>
          </table:table-cell>
          <table:table-cell table:style-name="ce1" office:value-type="float" office:value="2.72994206808983" calcext:value-type="float">
            <text:p>2.7299420681</text:p>
          </table:table-cell>
          <table:table-cell table:style-name="ce1" office:value-type="float" office:value="2.45075228788584" calcext:value-type="float">
            <text:p>2.4507522879</text:p>
          </table:table-cell>
          <table:table-cell table:style-name="ce1" office:value-type="float" office:value="3.09973045822102" calcext:value-type="float">
            <text:p>3.0997304582</text:p>
          </table:table-cell>
          <table:table-cell table:style-name="ce1" office:value-type="float" office:value="2.95291300877893" calcext:value-type="float">
            <text:p>2.9529130088</text:p>
          </table:table-cell>
          <table:table-cell table:style-name="ce1" office:value-type="float" office:value="2.7443827211674" calcext:value-type="float">
            <text:p>2.7443827212</text:p>
          </table:table-cell>
          <table:table-cell table:style-name="ce1" office:value-type="float" office:value="2.91236431029918" calcext:value-type="float">
            <text:p>2.9123643103</text:p>
          </table:table-cell>
          <table:table-cell table:style-name="ce1" office:value-type="float" office:value="2.72189349112426" calcext:value-type="float">
            <text:p>2.7218934911</text:p>
          </table:table-cell>
          <table:table-cell table:style-name="ce1" office:value-type="float" office:value="2.58486452818437" calcext:value-type="float">
            <text:p>2.5848645282</text:p>
          </table:table-cell>
          <table:table-cell table:style-name="ce1" office:value-type="float" office:value="2.53956001543805" calcext:value-type="float">
            <text:p>2.5395600154</text:p>
          </table:table-cell>
          <table:table-cell table:style-name="ce1" office:value-type="float" office:value="2.73915228681521" calcext:value-type="float">
            <text:p>2.7391522868</text:p>
          </table:table-cell>
          <table:table-cell/>
        </table:table-row>
        <table:table-row table:style-name="ro1">
          <table:table-cell/>
          <table:table-cell table:formula="of:=[Coverage.B59]+1" office:value-type="float" office:value="23" calcext:value-type="float">
            <text:p>23</text:p>
          </table:table-cell>
          <table:table-cell table:style-name="ce1" office:value-type="float" office:value="2.84104436155861" calcext:value-type="float">
            <text:p>2.8410443616</text:p>
          </table:table-cell>
          <table:table-cell table:style-name="ce1" office:value-type="float" office:value="2.54381883046378" calcext:value-type="float">
            <text:p>2.5438188305</text:p>
          </table:table-cell>
          <table:table-cell table:style-name="ce1" office:value-type="float" office:value="3.21864594894562" calcext:value-type="float">
            <text:p>3.2186459489</text:p>
          </table:table-cell>
          <table:table-cell table:style-name="ce1" office:value-type="float" office:value="3.05666400638468" calcext:value-type="float">
            <text:p>3.0566640064</text:p>
          </table:table-cell>
          <table:table-cell table:style-name="ce1" office:value-type="float" office:value="2.87704170466794" calcext:value-type="float">
            <text:p>2.8770417047</text:p>
          </table:table-cell>
          <table:table-cell table:style-name="ce1" office:value-type="float" office:value="3.02709381343218" calcext:value-type="float">
            <text:p>3.0270938134</text:p>
          </table:table-cell>
          <table:table-cell table:style-name="ce1" office:value-type="float" office:value="2.89095519864751" calcext:value-type="float">
            <text:p>2.8909551986</text:p>
          </table:table-cell>
          <table:table-cell table:style-name="ce1" office:value-type="float" office:value="2.74057925879788" calcext:value-type="float">
            <text:p>2.7405792588</text:p>
          </table:table-cell>
          <table:table-cell table:style-name="ce1" office:value-type="float" office:value="2.67850250868391" calcext:value-type="float">
            <text:p>2.6785025087</text:p>
          </table:table-cell>
          <table:table-cell table:style-name="ce1" office:value-type="float" office:value="2.85642486178589" calcext:value-type="float">
            <text:p>2.8564248618</text:p>
          </table:table-cell>
          <table:table-cell/>
        </table:table-row>
        <table:table-row table:style-name="ro1">
          <table:table-cell/>
          <table:table-cell table:formula="of:=[Coverage.B60]+1" office:value-type="float" office:value="24" calcext:value-type="float">
            <text:p>24</text:p>
          </table:table-cell>
          <table:table-cell table:style-name="ce1" office:value-type="float" office:value="2.99182604555194" calcext:value-type="float">
            <text:p>2.9918260456</text:p>
          </table:table-cell>
          <table:table-cell table:style-name="ce1" office:value-type="float" office:value="2.63688537304172" calcext:value-type="float">
            <text:p>2.636885373</text:p>
          </table:table-cell>
          <table:table-cell table:style-name="ce1" office:value-type="float" office:value="3.37719993657841" calcext:value-type="float">
            <text:p>3.3771999366</text:p>
          </table:table-cell>
          <table:table-cell table:style-name="ce1" office:value-type="float" office:value="3.16041500399042" calcext:value-type="float">
            <text:p>3.160415004</text:p>
          </table:table-cell>
          <table:table-cell table:style-name="ce1" office:value-type="float" office:value="3.08432136638753" calcext:value-type="float">
            <text:p>3.0843213664</text:p>
          </table:table-cell>
          <table:table-cell table:style-name="ce1" office:value-type="float" office:value="3.16829935574971" calcext:value-type="float">
            <text:p>3.1682993557</text:p>
          </table:table-cell>
          <table:table-cell table:style-name="ce1" office:value-type="float" office:value="3.00084530853762" calcext:value-type="float">
            <text:p>3.0008453085</text:p>
          </table:table-cell>
          <table:table-cell table:style-name="ce1" office:value-type="float" office:value="2.84179383369667" calcext:value-type="float">
            <text:p>2.8417938337</text:p>
          </table:table-cell>
          <table:table-cell table:style-name="ce1" office:value-type="float" office:value="2.77884986491702" calcext:value-type="float">
            <text:p>2.7788498649</text:p>
          </table:table-cell>
          <table:table-cell table:style-name="ce1" office:value-type="float" office:value="2.96532082425867" calcext:value-type="float">
            <text:p>2.9653208243</text:p>
          </table:table-cell>
          <table:table-cell/>
        </table:table-row>
        <table:table-row table:style-name="ro1">
          <table:table-cell/>
          <table:table-cell table:formula="of:=[Coverage.B61]+1" office:value-type="float" office:value="25" calcext:value-type="float">
            <text:p>25</text:p>
          </table:table-cell>
          <table:table-cell table:style-name="ce1" office:value-type="float" office:value="3.11880009523054" calcext:value-type="float">
            <text:p>3.1188000952</text:p>
          </table:table-cell>
          <table:table-cell table:style-name="ce1" office:value-type="float" office:value="2.74546300604933" calcext:value-type="float">
            <text:p>2.745463006</text:p>
          </table:table-cell>
          <table:table-cell table:style-name="ce1" office:value-type="float" office:value="3.57539242111939" calcext:value-type="float">
            <text:p>3.5753924211</text:p>
          </table:table-cell>
          <table:table-cell table:style-name="ce1" office:value-type="float" office:value="3.32003192338388" calcext:value-type="float">
            <text:p>3.3200319234</text:p>
          </table:table-cell>
          <table:table-cell table:style-name="ce1" office:value-type="float" office:value="3.22527153635685" calcext:value-type="float">
            <text:p>3.2252715364</text:p>
          </table:table-cell>
          <table:table-cell table:style-name="ce1" office:value-type="float" office:value="3.30950489806725" calcext:value-type="float">
            <text:p>3.3095048981</text:p>
          </table:table-cell>
          <table:table-cell table:style-name="ce1" office:value-type="float" office:value="3.15300084530854" calcext:value-type="float">
            <text:p>3.1530008453</text:p>
          </table:table-cell>
          <table:table-cell table:style-name="ce1" office:value-type="float" office:value="2.96636561818748" calcext:value-type="float">
            <text:p>2.9663656182</text:p>
          </table:table-cell>
          <table:table-cell table:style-name="ce1" office:value-type="float" office:value="2.93323041296797" calcext:value-type="float">
            <text:p>2.933230413</text:p>
          </table:table-cell>
          <table:table-cell table:style-name="ce1" office:value-type="float" office:value="3.04908694923773" calcext:value-type="float">
            <text:p>3.0490869492</text:p>
          </table:table-cell>
          <table:table-cell table:style-name="ce2" table:formula="of:=AVERAGE([Coverage.C62:.L62])" office:value-type="float" office:value="3.1396147705909" calcext:value-type="float">
            <text:p>3.1396147706</text:p>
          </table:table-cell>
        </table:table-row>
        <table:table-row table:style-name="ro1">
          <table:table-cell/>
          <table:table-cell table:formula="of:=[Coverage.B62]+1" office:value-type="float" office:value="26" calcext:value-type="float">
            <text:p>26</text:p>
          </table:table-cell>
          <table:table-cell table:style-name="ce1" office:value-type="float" office:value="3.26164590111896" calcext:value-type="float">
            <text:p>3.2616459011</text:p>
          </table:table-cell>
          <table:table-cell table:style-name="ce1" office:value-type="float" office:value="2.80750736776795" calcext:value-type="float">
            <text:p>2.8075073678</text:p>
          </table:table-cell>
          <table:table-cell table:style-name="ce1" office:value-type="float" office:value="3.70223561122562" calcext:value-type="float">
            <text:p>3.7022356112</text:p>
          </table:table-cell>
          <table:table-cell table:style-name="ce1" office:value-type="float" office:value="3.46368715083799" calcext:value-type="float">
            <text:p>3.4636871508</text:p>
          </table:table-cell>
          <table:table-cell table:style-name="ce1" office:value-type="float" office:value="3.29989221457591" calcext:value-type="float">
            <text:p>3.2998922146</text:p>
          </table:table-cell>
          <table:table-cell table:style-name="ce1" office:value-type="float" office:value="3.45071044038478" calcext:value-type="float">
            <text:p>3.4507104404</text:p>
          </table:table-cell>
          <table:table-cell table:style-name="ce1" office:value-type="float" office:value="3.2967032967033" calcext:value-type="float">
            <text:p>3.2967032967</text:p>
          </table:table-cell>
          <table:table-cell table:style-name="ce1" office:value-type="float" office:value="3.04422298349424" calcext:value-type="float">
            <text:p>3.0442229835</text:p>
          </table:table-cell>
          <table:table-cell table:style-name="ce1" office:value-type="float" office:value="3.03357776920108" calcext:value-type="float">
            <text:p>3.0335777692</text:p>
          </table:table-cell>
          <table:table-cell table:style-name="ce1" office:value-type="float" office:value="3.1579829117105" calcext:value-type="float">
            <text:p>3.1579829117</text:p>
          </table:table-cell>
          <table:table-cell/>
        </table:table-row>
        <table:table-row table:style-name="ro1">
          <table:table-cell/>
          <table:table-cell table:formula="of:=[Coverage.B63]+1" office:value-type="float" office:value="27" calcext:value-type="float">
            <text:p>27</text:p>
          </table:table-cell>
          <table:table-cell table:style-name="ce1" office:value-type="float" office:value="3.36481231648282" calcext:value-type="float">
            <text:p>3.3648123165</text:p>
          </table:table-cell>
          <table:table-cell table:style-name="ce1" office:value-type="float" office:value="2.93159609120521" calcext:value-type="float">
            <text:p>2.9315960912</text:p>
          </table:table-cell>
          <table:table-cell table:style-name="ce1" office:value-type="float" office:value="3.89250039638497" calcext:value-type="float">
            <text:p>3.8925003964</text:p>
          </table:table-cell>
          <table:table-cell table:style-name="ce1" office:value-type="float" office:value="3.55945730247406" calcext:value-type="float">
            <text:p>3.5594573025</text:p>
          </table:table-cell>
          <table:table-cell table:style-name="ce1" office:value-type="float" office:value="3.44084238454523" calcext:value-type="float">
            <text:p>3.4408423845</text:p>
          </table:table-cell>
          <table:table-cell table:style-name="ce1" office:value-type="float" office:value="3.60956667549201" calcext:value-type="float">
            <text:p>3.6095666755</text:p>
          </table:table-cell>
          <table:table-cell table:style-name="ce1" office:value-type="float" office:value="3.39814032121724" calcext:value-type="float">
            <text:p>3.3981403212</text:p>
          </table:table-cell>
          <table:table-cell table:style-name="ce1" office:value-type="float" office:value="3.1532232949237" calcext:value-type="float">
            <text:p>3.1532232949</text:p>
          </table:table-cell>
          <table:table-cell table:style-name="ce1" office:value-type="float" office:value="3.14164415283674" calcext:value-type="float">
            <text:p>3.1416441528</text:p>
          </table:table-cell>
          <table:table-cell table:style-name="ce1" office:value-type="float" office:value="3.292008711677" calcext:value-type="float">
            <text:p>3.2920087117</text:p>
          </table:table-cell>
          <table:table-cell/>
        </table:table-row>
        <table:table-row table:style-name="ro1">
          <table:table-cell/>
          <table:table-cell table:formula="of:=[Coverage.B64]+1" office:value-type="float" office:value="28" calcext:value-type="float">
            <text:p>28</text:p>
          </table:table-cell>
          <table:table-cell table:style-name="ce1" office:value-type="float" office:value="3.49972224426633" calcext:value-type="float">
            <text:p>3.4997222443</text:p>
          </table:table-cell>
          <table:table-cell table:style-name="ce1" office:value-type="float" office:value="2.97812936249418" calcext:value-type="float">
            <text:p>2.9781293625</text:p>
          </table:table-cell>
          <table:table-cell table:style-name="ce1" office:value-type="float" office:value="3.979705089583" calcext:value-type="float">
            <text:p>3.9797050896</text:p>
          </table:table-cell>
          <table:table-cell table:style-name="ce1" office:value-type="float" office:value="3.67118914604948" calcext:value-type="float">
            <text:p>3.671189146</text:p>
          </table:table-cell>
          <table:table-cell table:style-name="ce1" office:value-type="float" office:value="3.58179255451455" calcext:value-type="float">
            <text:p>3.5817925545</text:p>
          </table:table-cell>
          <table:table-cell table:style-name="ce1" office:value-type="float" office:value="3.70664548583532" calcext:value-type="float">
            <text:p>3.7066454858</text:p>
          </table:table-cell>
          <table:table-cell table:style-name="ce1" office:value-type="float" office:value="3.49112426035503" calcext:value-type="float">
            <text:p>3.4911242604</text:p>
          </table:table-cell>
          <table:table-cell table:style-name="ce1" office:value-type="float" office:value="3.29336655247586" calcext:value-type="float">
            <text:p>3.2933665525</text:p>
          </table:table-cell>
          <table:table-cell table:style-name="ce1" office:value-type="float" office:value="3.23427248166731" calcext:value-type="float">
            <text:p>3.2342724817</text:p>
          </table:table-cell>
          <table:table-cell table:style-name="ce1" office:value-type="float" office:value="3.4344111241414" calcext:value-type="float">
            <text:p>3.4344111241</text:p>
          </table:table-cell>
          <table:table-cell/>
        </table:table-row>
        <table:table-row table:style-name="ro1">
          <table:table-cell/>
          <table:table-cell table:formula="of:=[Coverage.B65]+1" office:value-type="float" office:value="29" calcext:value-type="float">
            <text:p>29</text:p>
          </table:table-cell>
          <table:table-cell table:style-name="ce1" office:value-type="float" office:value="3.6108245377351" calcext:value-type="float">
            <text:p>3.6108245377</text:p>
          </table:table-cell>
          <table:table-cell table:style-name="ce1" office:value-type="float" office:value="3.07119590507213" calcext:value-type="float">
            <text:p>3.0711959051</text:p>
          </table:table-cell>
          <table:table-cell table:style-name="ce1" office:value-type="float" office:value="4.15411447597907" calcext:value-type="float">
            <text:p>4.154114476</text:p>
          </table:table-cell>
          <table:table-cell table:style-name="ce1" office:value-type="float" office:value="3.7829209896249" calcext:value-type="float">
            <text:p>3.7829209896</text:p>
          </table:table-cell>
          <table:table-cell table:style-name="ce1" office:value-type="float" office:value="3.69786916507752" calcext:value-type="float">
            <text:p>3.6978691651</text:p>
          </table:table-cell>
          <table:table-cell table:style-name="ce1" office:value-type="float" office:value="3.82137498896832" calcext:value-type="float">
            <text:p>3.821374989</text:p>
          </table:table-cell>
          <table:table-cell table:style-name="ce1" office:value-type="float" office:value="3.61792054099746" calcext:value-type="float">
            <text:p>3.617920541</text:p>
          </table:table-cell>
          <table:table-cell table:style-name="ce1" office:value-type="float" office:value="3.41793833696668" calcext:value-type="float">
            <text:p>3.417938337</text:p>
          </table:table-cell>
          <table:table-cell table:style-name="ce1" office:value-type="float" office:value="3.37321497491316" calcext:value-type="float">
            <text:p>3.3732149749</text:p>
          </table:table-cell>
          <table:table-cell table:style-name="ce1" office:value-type="float" office:value="3.61869659909533" calcext:value-type="float">
            <text:p>3.6186965991</text:p>
          </table:table-cell>
          <table:table-cell/>
        </table:table-row>
        <table:table-row table:style-name="ro1">
          <table:table-cell/>
          <table:table-cell table:formula="of:=[Coverage.B66]+1" office:value-type="float" office:value="30" calcext:value-type="float">
            <text:p>30</text:p>
          </table:table-cell>
          <table:table-cell table:style-name="ce1" office:value-type="float" office:value="3.7377985874137" calcext:value-type="float">
            <text:p>3.7377985874</text:p>
          </table:table-cell>
          <table:table-cell table:style-name="ce1" office:value-type="float" office:value="3.17977353807973" calcext:value-type="float">
            <text:p>3.1797735381</text:p>
          </table:table-cell>
          <table:table-cell table:style-name="ce1" office:value-type="float" office:value="4.30474076423022" calcext:value-type="float">
            <text:p>4.3047407642</text:p>
          </table:table-cell>
          <table:table-cell table:style-name="ce1" office:value-type="float" office:value="3.91859537110934" calcext:value-type="float">
            <text:p>3.9185953711</text:p>
          </table:table-cell>
          <table:table-cell table:style-name="ce1" office:value-type="float" office:value="3.82223696210928" calcext:value-type="float">
            <text:p>3.8222369621</text:p>
          </table:table-cell>
          <table:table-cell table:style-name="ce1" office:value-type="float" office:value="3.98023122407554" calcext:value-type="float">
            <text:p>3.9802312241</text:p>
          </table:table-cell>
          <table:table-cell table:style-name="ce1" office:value-type="float" office:value="3.7447168216399" calcext:value-type="float">
            <text:p>3.7447168216</text:p>
          </table:table-cell>
          <table:table-cell table:style-name="ce1" office:value-type="float" office:value="3.54251012145749" calcext:value-type="float">
            <text:p>3.5425101215</text:p>
          </table:table-cell>
          <table:table-cell table:style-name="ce1" office:value-type="float" office:value="3.49671941335392" calcext:value-type="float">
            <text:p>3.4967194134</text:p>
          </table:table-cell>
          <table:table-cell table:style-name="ce1" office:value-type="float" office:value="3.7275925615681" calcext:value-type="float">
            <text:p>3.7275925616</text:p>
          </table:table-cell>
          <table:table-cell table:style-name="ce2" table:formula="of:=AVERAGE([Coverage.C67:.L67])" office:value-type="float" office:value="3.74549153650372" calcext:value-type="float">
            <text:p>3.7454915365</text:p>
          </table:table-cell>
        </table:table-row>
      </table:table>
      <table:table table:name="Entropy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ld 10 according to LibAdvisor, but 1 according to LibR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bAdviso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49774494732179" calcext:value-type="float">
            <text:p>0.0249774495</text:p>
          </table:table-cell>
          <table:table-cell office:value-type="float" office:value="0.01914038492003" calcext:value-type="float">
            <text:p>0.0191403849</text:p>
          </table:table-cell>
          <table:table-cell office:value-type="float" office:value="0.0210365654870025" calcext:value-type="float">
            <text:p>0.0210365655</text:p>
          </table:table-cell>
          <table:table-cell office:value-type="float" office:value="0.0197420254707071" calcext:value-type="float">
            <text:p>0.0197420255</text:p>
          </table:table-cell>
          <table:table-cell office:value-type="float" office:value="0.0206209766594127" calcext:value-type="float">
            <text:p>0.0206209767</text:p>
          </table:table-cell>
          <table:table-cell office:value-type="float" office:value="0.0204090084097773" calcext:value-type="float">
            <text:p>0.0204090084</text:p>
          </table:table-cell>
          <table:table-cell office:value-type="float" office:value="0.0210579081036012" calcext:value-type="float">
            <text:p>0.0210579081</text:p>
          </table:table-cell>
          <table:table-cell office:value-type="float" office:value="0.0278306086617535" calcext:value-type="float">
            <text:p>0.0278306087</text:p>
          </table:table-cell>
          <table:table-cell office:value-type="float" office:value="0.028331140441703" calcext:value-type="float">
            <text:p>0.0283311404</text:p>
          </table:table-cell>
          <table:table-cell office:value-type="float" office:value="0.0229294249704835" calcext:value-type="float">
            <text:p>0.022929425</text:p>
          </table:table-cell>
          <table:table-cell/>
        </table:table-row>
        <table:table-row table:style-name="ro1">
          <table:table-cell/>
          <table:table-cell table:formula="of:=[Entropy.B6]+1" office:value-type="float" office:value="2" calcext:value-type="float">
            <text:p>2</text:p>
          </table:table-cell>
          <table:table-cell office:value-type="float" office:value="0.0556888241888922" calcext:value-type="float">
            <text:p>0.0556888242</text:p>
          </table:table-cell>
          <table:table-cell office:value-type="float" office:value="0.0412172144362111" calcext:value-type="float">
            <text:p>0.0412172144</text:p>
          </table:table-cell>
          <table:table-cell office:value-type="float" office:value="0.0464735262097518" calcext:value-type="float">
            <text:p>0.0464735262</text:p>
          </table:table-cell>
          <table:table-cell office:value-type="float" office:value="0.0440407752533775" calcext:value-type="float">
            <text:p>0.0440407753</text:p>
          </table:table-cell>
          <table:table-cell office:value-type="float" office:value="0.0424090061241206" calcext:value-type="float">
            <text:p>0.0424090061</text:p>
          </table:table-cell>
          <table:table-cell office:value-type="float" office:value="0.0417292497659046" calcext:value-type="float">
            <text:p>0.0417292498</text:p>
          </table:table-cell>
          <table:table-cell office:value-type="float" office:value="0.0429353771897529" calcext:value-type="float">
            <text:p>0.0429353772</text:p>
          </table:table-cell>
          <table:table-cell office:value-type="float" office:value="0.0624613154461546" calcext:value-type="float">
            <text:p>0.0624613154</text:p>
          </table:table-cell>
          <table:table-cell office:value-type="float" office:value="0.0623541219298887" calcext:value-type="float">
            <text:p>0.0623541219</text:p>
          </table:table-cell>
          <table:table-cell office:value-type="float" office:value="0.053779973454856" calcext:value-type="float">
            <text:p>0.0537799735</text:p>
          </table:table-cell>
          <table:table-cell/>
        </table:table-row>
        <table:table-row table:style-name="ro1">
          <table:table-cell/>
          <table:table-cell table:formula="of:=[Entropy.B7]+1" office:value-type="float" office:value="3" calcext:value-type="float">
            <text:p>3</text:p>
          </table:table-cell>
          <table:table-cell office:value-type="float" office:value="0.0848334313005326" calcext:value-type="float">
            <text:p>0.0848334313</text:p>
          </table:table-cell>
          <table:table-cell office:value-type="float" office:value="0.0637550004611391" calcext:value-type="float">
            <text:p>0.0637550005</text:p>
          </table:table-cell>
          <table:table-cell office:value-type="float" office:value="0.0715217349542461" calcext:value-type="float">
            <text:p>0.071521735</text:p>
          </table:table-cell>
          <table:table-cell office:value-type="float" office:value="0.0679860940761868" calcext:value-type="float">
            <text:p>0.0679860941</text:p>
          </table:table-cell>
          <table:table-cell office:value-type="float" office:value="0.0645115850073854" calcext:value-type="float">
            <text:p>0.064511585</text:p>
          </table:table-cell>
          <table:table-cell office:value-type="float" office:value="0.0640841858877279" calcext:value-type="float">
            <text:p>0.0640841859</text:p>
          </table:table-cell>
          <table:table-cell office:value-type="float" office:value="0.064653135798408" calcext:value-type="float">
            <text:p>0.0646531358</text:p>
          </table:table-cell>
          <table:table-cell office:value-type="float" office:value="0.0953047389879726" calcext:value-type="float">
            <text:p>0.095304739</text:p>
          </table:table-cell>
          <table:table-cell office:value-type="float" office:value="0.0964724267113206" calcext:value-type="float">
            <text:p>0.0964724267</text:p>
          </table:table-cell>
          <table:table-cell office:value-type="float" office:value="0.0826412375863621" calcext:value-type="float">
            <text:p>0.0826412376</text:p>
          </table:table-cell>
          <table:table-cell/>
        </table:table-row>
        <table:table-row table:style-name="ro1">
          <table:table-cell/>
          <table:table-cell table:formula="of:=[Entropy.B8]+1" office:value-type="float" office:value="4" calcext:value-type="float">
            <text:p>4</text:p>
          </table:table-cell>
          <table:table-cell office:value-type="float" office:value="0.114681017921932" calcext:value-type="float">
            <text:p>0.1146810179</text:p>
          </table:table-cell>
          <table:table-cell office:value-type="float" office:value="0.0857946754846352" calcext:value-type="float">
            <text:p>0.0857946755</text:p>
          </table:table-cell>
          <table:table-cell office:value-type="float" office:value="0.095862208300914" calcext:value-type="float">
            <text:p>0.0958622083</text:p>
          </table:table-cell>
          <table:table-cell office:value-type="float" office:value="0.0917146956766313" calcext:value-type="float">
            <text:p>0.0917146957</text:p>
          </table:table-cell>
          <table:table-cell office:value-type="float" office:value="0.085789926489565" calcext:value-type="float">
            <text:p>0.0857899265</text:p>
          </table:table-cell>
          <table:table-cell office:value-type="float" office:value="0.0864629330003571" calcext:value-type="float">
            <text:p>0.086462933</text:p>
          </table:table-cell>
          <table:table-cell office:value-type="float" office:value="0.0861789509430435" calcext:value-type="float">
            <text:p>0.0861789509</text:p>
          </table:table-cell>
          <table:table-cell office:value-type="float" office:value="0.128459226260423" calcext:value-type="float">
            <text:p>0.1284592263</text:p>
          </table:table-cell>
          <table:table-cell office:value-type="float" office:value="0.130378760761238" calcext:value-type="float">
            <text:p>0.1303787608</text:p>
          </table:table-cell>
          <table:table-cell office:value-type="float" office:value="0.111535960637462" calcext:value-type="float">
            <text:p>0.1115359606</text:p>
          </table:table-cell>
          <table:table-cell/>
        </table:table-row>
        <table:table-row table:style-name="ro1">
          <table:table-cell/>
          <table:table-cell table:formula="of:=[Entropy.B9]+1" office:value-type="float" office:value="5" calcext:value-type="float">
            <text:p>5</text:p>
          </table:table-cell>
          <table:table-cell office:value-type="float" office:value="0.144069880603308" calcext:value-type="float">
            <text:p>0.1440698806</text:p>
          </table:table-cell>
          <table:table-cell office:value-type="float" office:value="0.107005409007478" calcext:value-type="float">
            <text:p>0.107005409</text:p>
          </table:table-cell>
          <table:table-cell office:value-type="float" office:value="0.120117658607786" calcext:value-type="float">
            <text:p>0.1201176586</text:p>
          </table:table-cell>
          <table:table-cell office:value-type="float" office:value="0.115094829246949" calcext:value-type="float">
            <text:p>0.1150948292</text:p>
          </table:table-cell>
          <table:table-cell office:value-type="float" office:value="0.106988894439952" calcext:value-type="float">
            <text:p>0.1069888944</text:p>
          </table:table-cell>
          <table:table-cell office:value-type="float" office:value="0.107935661923532" calcext:value-type="float">
            <text:p>0.1079356619</text:p>
          </table:table-cell>
          <table:table-cell office:value-type="float" office:value="0.108557063014776" calcext:value-type="float">
            <text:p>0.108557063</text:p>
          </table:table-cell>
          <table:table-cell office:value-type="float" office:value="0.160075998329591" calcext:value-type="float">
            <text:p>0.1600759983</text:p>
          </table:table-cell>
          <table:table-cell office:value-type="float" office:value="0.164141840019571" calcext:value-type="float">
            <text:p>0.16414184</text:p>
          </table:table-cell>
          <table:table-cell office:value-type="float" office:value="0.139564721564422" calcext:value-type="float">
            <text:p>0.1395647216</text:p>
          </table:table-cell>
          <table:table-cell table:formula="of:=AVERAGE([Entropy.C10:.L10])" office:value-type="float" office:value="0.127355195675737" calcext:value-type="float">
            <text:p>0.1273551957</text:p>
          </table:table-cell>
        </table:table-row>
        <table:table-row table:style-name="ro1">
          <table:table-cell/>
          <table:table-cell table:formula="of:=[Entropy.B10]+1" office:value-type="float" office:value="6" calcext:value-type="float">
            <text:p>6</text:p>
          </table:table-cell>
          <table:table-cell office:value-type="float" office:value="0.172176556656747" calcext:value-type="float">
            <text:p>0.1721765567</text:p>
          </table:table-cell>
          <table:table-cell office:value-type="float" office:value="0.12858540285521" calcext:value-type="float">
            <text:p>0.1285854029</text:p>
          </table:table-cell>
          <table:table-cell office:value-type="float" office:value="0.144318929335448" calcext:value-type="float">
            <text:p>0.1443189293</text:p>
          </table:table-cell>
          <table:table-cell office:value-type="float" office:value="0.138179911654065" calcext:value-type="float">
            <text:p>0.1381799117</text:p>
          </table:table-cell>
          <table:table-cell office:value-type="float" office:value="0.128551896914791" calcext:value-type="float">
            <text:p>0.1285518969</text:p>
          </table:table-cell>
          <table:table-cell office:value-type="float" office:value="0.129969489593948" calcext:value-type="float">
            <text:p>0.1299694896</text:p>
          </table:table-cell>
          <table:table-cell office:value-type="float" office:value="0.130933855627718" calcext:value-type="float">
            <text:p>0.1309338556</text:p>
          </table:table-cell>
          <table:table-cell office:value-type="float" office:value="0.192477728581927" calcext:value-type="float">
            <text:p>0.1924777286</text:p>
          </table:table-cell>
          <table:table-cell office:value-type="float" office:value="0.197476817235401" calcext:value-type="float">
            <text:p>0.1974768172</text:p>
          </table:table-cell>
          <table:table-cell office:value-type="float" office:value="0.167564245585154" calcext:value-type="float">
            <text:p>0.1675642456</text:p>
          </table:table-cell>
          <table:table-cell/>
        </table:table-row>
        <table:table-row table:style-name="ro1">
          <table:table-cell/>
          <table:table-cell table:formula="of:=[Entropy.B11]+1" office:value-type="float" office:value="7" calcext:value-type="float">
            <text:p>7</text:p>
          </table:table-cell>
          <table:table-cell office:value-type="float" office:value="0.200501547836633" calcext:value-type="float">
            <text:p>0.2005015478</text:p>
          </table:table-cell>
          <table:table-cell office:value-type="float" office:value="0.150270418049403" calcext:value-type="float">
            <text:p>0.150270418</text:p>
          </table:table-cell>
          <table:table-cell office:value-type="float" office:value="0.168469120699368" calcext:value-type="float">
            <text:p>0.1684691207</text:p>
          </table:table-cell>
          <table:table-cell office:value-type="float" office:value="0.16110426612863" calcext:value-type="float">
            <text:p>0.1611042661</text:p>
          </table:table-cell>
          <table:table-cell office:value-type="float" office:value="0.149381602938258" calcext:value-type="float">
            <text:p>0.1493816029</text:p>
          </table:table-cell>
          <table:table-cell office:value-type="float" office:value="0.150566474627597" calcext:value-type="float">
            <text:p>0.1505664746</text:p>
          </table:table-cell>
          <table:table-cell office:value-type="float" office:value="0.153128979033147" calcext:value-type="float">
            <text:p>0.153128979</text:p>
          </table:table-cell>
          <table:table-cell office:value-type="float" office:value="0.223766155972566" calcext:value-type="float">
            <text:p>0.223766156</text:p>
          </table:table-cell>
          <table:table-cell office:value-type="float" office:value="0.229934543800312" calcext:value-type="float">
            <text:p>0.2299345438</text:p>
          </table:table-cell>
          <table:table-cell office:value-type="float" office:value="0.196039775059364" calcext:value-type="float">
            <text:p>0.1960397751</text:p>
          </table:table-cell>
          <table:table-cell/>
        </table:table-row>
        <table:table-row table:style-name="ro1">
          <table:table-cell/>
          <table:table-cell table:formula="of:=[Entropy.B12]+1" office:value-type="float" office:value="8" calcext:value-type="float">
            <text:p>8</text:p>
          </table:table-cell>
          <table:table-cell office:value-type="float" office:value="0.228567192019622" calcext:value-type="float">
            <text:p>0.228567192</text:p>
          </table:table-cell>
          <table:table-cell office:value-type="float" office:value="0.171371710849071" calcext:value-type="float">
            <text:p>0.1713717108</text:p>
          </table:table-cell>
          <table:table-cell office:value-type="float" office:value="0.192610699100335" calcext:value-type="float">
            <text:p>0.1926106991</text:p>
          </table:table-cell>
          <table:table-cell office:value-type="float" office:value="0.183425611869089" calcext:value-type="float">
            <text:p>0.1834256119</text:p>
          </table:table-cell>
          <table:table-cell office:value-type="float" office:value="0.170514047622441" calcext:value-type="float">
            <text:p>0.1705140476</text:p>
          </table:table-cell>
          <table:table-cell office:value-type="float" office:value="0.172429209293941" calcext:value-type="float">
            <text:p>0.1724292093</text:p>
          </table:table-cell>
          <table:table-cell office:value-type="float" office:value="0.174771819759061" calcext:value-type="float">
            <text:p>0.1747718198</text:p>
          </table:table-cell>
          <table:table-cell office:value-type="float" office:value="0.256433218759613" calcext:value-type="float">
            <text:p>0.2564332188</text:p>
          </table:table-cell>
          <table:table-cell office:value-type="float" office:value="0.262119231058402" calcext:value-type="float">
            <text:p>0.2621192311</text:p>
          </table:table-cell>
          <table:table-cell office:value-type="float" office:value="0.2242331847542" calcext:value-type="float">
            <text:p>0.2242331848</text:p>
          </table:table-cell>
          <table:table-cell/>
        </table:table-row>
        <table:table-row table:style-name="ro1">
          <table:table-cell/>
          <table:table-cell table:formula="of:=[Entropy.B13]+1" office:value-type="float" office:value="9" calcext:value-type="float">
            <text:p>9</text:p>
          </table:table-cell>
          <table:table-cell office:value-type="float" office:value="0.256284122951229" calcext:value-type="float">
            <text:p>0.256284123</text:p>
          </table:table-cell>
          <table:table-cell office:value-type="float" office:value="0.192967328633478" calcext:value-type="float">
            <text:p>0.1929673286</text:p>
          </table:table-cell>
          <table:table-cell office:value-type="float" office:value="0.216181436081572" calcext:value-type="float">
            <text:p>0.2161814361</text:p>
          </table:table-cell>
          <table:table-cell office:value-type="float" office:value="0.206346061371877" calcext:value-type="float">
            <text:p>0.2063460614</text:p>
          </table:table-cell>
          <table:table-cell office:value-type="float" office:value="0.191419279428405" calcext:value-type="float">
            <text:p>0.1914192794</text:p>
          </table:table-cell>
          <table:table-cell office:value-type="float" office:value="0.193933786292677" calcext:value-type="float">
            <text:p>0.1939337863</text:p>
          </table:table-cell>
          <table:table-cell office:value-type="float" office:value="0.196268105236918" calcext:value-type="float">
            <text:p>0.1962681052</text:p>
          </table:table-cell>
          <table:table-cell office:value-type="float" office:value="0.289592426068069" calcext:value-type="float">
            <text:p>0.2895924261</text:p>
          </table:table-cell>
          <table:table-cell office:value-type="float" office:value="0.294997083299954" calcext:value-type="float">
            <text:p>0.2949970833</text:p>
          </table:table-cell>
          <table:table-cell office:value-type="float" office:value="0.250987954268564" calcext:value-type="float">
            <text:p>0.2509879543</text:p>
          </table:table-cell>
          <table:table-cell/>
        </table:table-row>
        <table:table-row table:style-name="ro1">
          <table:table-cell/>
          <table:table-cell table:formula="of:=[Entropy.B14]+1" office:value-type="float" office:value="10" calcext:value-type="float">
            <text:p>10</text:p>
          </table:table-cell>
          <table:table-cell office:value-type="float" office:value="0.284455622227545" calcext:value-type="float">
            <text:p>0.2844556222</text:p>
          </table:table-cell>
          <table:table-cell office:value-type="float" office:value="0.213358053772182" calcext:value-type="float">
            <text:p>0.2133580538</text:p>
          </table:table-cell>
          <table:table-cell office:value-type="float" office:value="0.24030678655228" calcext:value-type="float">
            <text:p>0.2403067866</text:p>
          </table:table-cell>
          <table:table-cell office:value-type="float" office:value="0.229632689155288" calcext:value-type="float">
            <text:p>0.2296326892</text:p>
          </table:table-cell>
          <table:table-cell office:value-type="float" office:value="0.212142849375677" calcext:value-type="float">
            <text:p>0.2121428494</text:p>
          </table:table-cell>
          <table:table-cell office:value-type="float" office:value="0.215665633268594" calcext:value-type="float">
            <text:p>0.2156656333</text:p>
          </table:table-cell>
          <table:table-cell office:value-type="float" office:value="0.218157459532994" calcext:value-type="float">
            <text:p>0.2181574595</text:p>
          </table:table-cell>
          <table:table-cell office:value-type="float" office:value="0.321992938193181" calcext:value-type="float">
            <text:p>0.3219929382</text:p>
          </table:table-cell>
          <table:table-cell office:value-type="float" office:value="0.327657758267493" calcext:value-type="float">
            <text:p>0.3276577583</text:p>
          </table:table-cell>
          <table:table-cell office:value-type="float" office:value="0.278688886947684" calcext:value-type="float">
            <text:p>0.2786888869</text:p>
          </table:table-cell>
          <table:table-cell table:formula="of:=AVERAGE([Entropy.C15:.L15])" office:value-type="float" office:value="0.254205867729292" calcext:value-type="float">
            <text:p>0.2542058677</text:p>
          </table:table-cell>
        </table:table-row>
        <table:table-row table:style-name="ro1">
          <table:table-cell/>
          <table:table-cell table:formula="of:=[Entropy.B15]+1" office:value-type="float" office:value="11" calcext:value-type="float">
            <text:p>11</text:p>
          </table:table-cell>
          <table:table-cell office:value-type="float" office:value="0.312618533910285" calcext:value-type="float">
            <text:p>0.3126185339</text:p>
          </table:table-cell>
          <table:table-cell office:value-type="float" office:value="0.234362774797761" calcext:value-type="float">
            <text:p>0.2343627748</text:p>
          </table:table-cell>
          <table:table-cell office:value-type="float" office:value="0.264247265893354" calcext:value-type="float">
            <text:p>0.2642472659</text:p>
          </table:table-cell>
          <table:table-cell office:value-type="float" office:value="0.252618728216375" calcext:value-type="float">
            <text:p>0.2526187282</text:p>
          </table:table-cell>
          <table:table-cell office:value-type="float" office:value="0.233892986326427" calcext:value-type="float">
            <text:p>0.2338929863</text:p>
          </table:table-cell>
          <table:table-cell office:value-type="float" office:value="0.237157348724506" calcext:value-type="float">
            <text:p>0.2371573487</text:p>
          </table:table-cell>
          <table:table-cell office:value-type="float" office:value="0.240201278916708" calcext:value-type="float">
            <text:p>0.2402012789</text:p>
          </table:table-cell>
          <table:table-cell office:value-type="float" office:value="0.354532799244369" calcext:value-type="float">
            <text:p>0.3545327992</text:p>
          </table:table-cell>
          <table:table-cell office:value-type="float" office:value="0.360659056992013" calcext:value-type="float">
            <text:p>0.360659057</text:p>
          </table:table-cell>
          <table:table-cell office:value-type="float" office:value="0.306492333806354" calcext:value-type="float">
            <text:p>0.3064923338</text:p>
          </table:table-cell>
          <table:table-cell/>
        </table:table-row>
        <table:table-row table:style-name="ro1">
          <table:table-cell/>
          <table:table-cell table:formula="of:=[Entropy.B16]+1" office:value-type="float" office:value="12" calcext:value-type="float">
            <text:p>12</text:p>
          </table:table-cell>
          <table:table-cell office:value-type="float" office:value="0.340960019183006" calcext:value-type="float">
            <text:p>0.3409600192</text:p>
          </table:table-cell>
          <table:table-cell office:value-type="float" office:value="0.255937548020023" calcext:value-type="float">
            <text:p>0.255937548</text:p>
          </table:table-cell>
          <table:table-cell office:value-type="float" office:value="0.288526748153918" calcext:value-type="float">
            <text:p>0.2885267482</text:p>
          </table:table-cell>
          <table:table-cell office:value-type="float" office:value="0.275021504208143" calcext:value-type="float">
            <text:p>0.2750215042</text:p>
          </table:table-cell>
          <table:table-cell office:value-type="float" office:value="0.25563532026924" calcext:value-type="float">
            <text:p>0.2556353203</text:p>
          </table:table-cell>
          <table:table-cell office:value-type="float" office:value="0.258842014730645" calcext:value-type="float">
            <text:p>0.2588420147</text:p>
          </table:table-cell>
          <table:table-cell office:value-type="float" office:value="0.262856048061178" calcext:value-type="float">
            <text:p>0.2628560481</text:p>
          </table:table-cell>
          <table:table-cell office:value-type="float" office:value="0.386086646853817" calcext:value-type="float">
            <text:p>0.3860866469</text:p>
          </table:table-cell>
          <table:table-cell office:value-type="float" office:value="0.394166926525424" calcext:value-type="float">
            <text:p>0.3941669265</text:p>
          </table:table-cell>
          <table:table-cell office:value-type="float" office:value="0.334380054691514" calcext:value-type="float">
            <text:p>0.3343800547</text:p>
          </table:table-cell>
          <table:table-cell/>
        </table:table-row>
        <table:table-row table:style-name="ro1">
          <table:table-cell/>
          <table:table-cell table:formula="of:=[Entropy.B17]+1" office:value-type="float" office:value="13" calcext:value-type="float">
            <text:p>13</text:p>
          </table:table-cell>
          <table:table-cell office:value-type="float" office:value="0.369408210033647" calcext:value-type="float">
            <text:p>0.36940821</text:p>
          </table:table-cell>
          <table:table-cell office:value-type="float" office:value="0.278017040809121" calcext:value-type="float">
            <text:p>0.2780170408</text:p>
          </table:table-cell>
          <table:table-cell office:value-type="float" office:value="0.31256020938849" calcext:value-type="float">
            <text:p>0.3125602094</text:p>
          </table:table-cell>
          <table:table-cell office:value-type="float" office:value="0.298420075238777" calcext:value-type="float">
            <text:p>0.2984200752</text:p>
          </table:table-cell>
          <table:table-cell office:value-type="float" office:value="0.277026063700202" calcext:value-type="float">
            <text:p>0.2770260637</text:p>
          </table:table-cell>
          <table:table-cell office:value-type="float" office:value="0.280509883056796" calcext:value-type="float">
            <text:p>0.2805098831</text:p>
          </table:table-cell>
          <table:table-cell office:value-type="float" office:value="0.284280051766592" calcext:value-type="float">
            <text:p>0.2842800518</text:p>
          </table:table-cell>
          <table:table-cell office:value-type="float" office:value="0.417670098130452" calcext:value-type="float">
            <text:p>0.4176700981</text:p>
          </table:table-cell>
          <table:table-cell office:value-type="float" office:value="0.426983157969739" calcext:value-type="float">
            <text:p>0.426983158</text:p>
          </table:table-cell>
          <table:table-cell office:value-type="float" office:value="0.362058892394901" calcext:value-type="float">
            <text:p>0.3620588924</text:p>
          </table:table-cell>
          <table:table-cell/>
        </table:table-row>
        <table:table-row table:style-name="ro1">
          <table:table-cell/>
          <table:table-cell table:formula="of:=[Entropy.B18]+1" office:value-type="float" office:value="14" calcext:value-type="float">
            <text:p>14</text:p>
          </table:table-cell>
          <table:table-cell office:value-type="float" office:value="0.397447344389608" calcext:value-type="float">
            <text:p>0.3974473444</text:p>
          </table:table-cell>
          <table:table-cell office:value-type="float" office:value="0.298875356304716" calcext:value-type="float">
            <text:p>0.2988753563</text:p>
          </table:table-cell>
          <table:table-cell office:value-type="float" office:value="0.336067634867747" calcext:value-type="float">
            <text:p>0.3360676349</text:p>
          </table:table-cell>
          <table:table-cell office:value-type="float" office:value="0.321363603092573" calcext:value-type="float">
            <text:p>0.3213636031</text:p>
          </table:table-cell>
          <table:table-cell office:value-type="float" office:value="0.298493930186278" calcext:value-type="float">
            <text:p>0.2984939302</text:p>
          </table:table-cell>
          <table:table-cell office:value-type="float" office:value="0.30214740401795" calcext:value-type="float">
            <text:p>0.302147404</text:p>
          </table:table-cell>
          <table:table-cell office:value-type="float" office:value="0.306476304878375" calcext:value-type="float">
            <text:p>0.3064763049</text:p>
          </table:table-cell>
          <table:table-cell office:value-type="float" office:value="0.449484302127551" calcext:value-type="float">
            <text:p>0.4494843021</text:p>
          </table:table-cell>
          <table:table-cell office:value-type="float" office:value="0.459664206443694" calcext:value-type="float">
            <text:p>0.4596642064</text:p>
          </table:table-cell>
          <table:table-cell office:value-type="float" office:value="0.389789350863745" calcext:value-type="float">
            <text:p>0.3897893509</text:p>
          </table:table-cell>
          <table:table-cell/>
        </table:table-row>
        <table:table-row table:style-name="ro1">
          <table:table-cell/>
          <table:table-cell table:formula="of:=[Entropy.B19]+1" office:value-type="float" office:value="15" calcext:value-type="float">
            <text:p>15</text:p>
          </table:table-cell>
          <table:table-cell office:value-type="float" office:value="0.426698504648707" calcext:value-type="float">
            <text:p>0.4266985046</text:p>
          </table:table-cell>
          <table:table-cell office:value-type="float" office:value="0.3205016292227" calcext:value-type="float">
            <text:p>0.3205016292</text:p>
          </table:table-cell>
          <table:table-cell office:value-type="float" office:value="0.360315365030213" calcext:value-type="float">
            <text:p>0.360315365</text:p>
          </table:table-cell>
          <table:table-cell office:value-type="float" office:value="0.343569512306163" calcext:value-type="float">
            <text:p>0.3435695123</text:p>
          </table:table-cell>
          <table:table-cell office:value-type="float" office:value="0.320000630157859" calcext:value-type="float">
            <text:p>0.3200006302</text:p>
          </table:table-cell>
          <table:table-cell office:value-type="float" office:value="0.323489118566445" calcext:value-type="float">
            <text:p>0.3234891186</text:p>
          </table:table-cell>
          <table:table-cell office:value-type="float" office:value="0.328326277245318" calcext:value-type="float">
            <text:p>0.3283262772</text:p>
          </table:table-cell>
          <table:table-cell office:value-type="float" office:value="0.481082916154846" calcext:value-type="float">
            <text:p>0.4810829162</text:p>
          </table:table-cell>
          <table:table-cell office:value-type="float" office:value="0.491631448384305" calcext:value-type="float">
            <text:p>0.4916314484</text:p>
          </table:table-cell>
          <table:table-cell office:value-type="float" office:value="0.418110743994668" calcext:value-type="float">
            <text:p>0.418110744</text:p>
          </table:table-cell>
          <table:table-cell table:formula="of:=AVERAGE([Entropy.C20:.L20])" office:value-type="float" office:value="0.381372614571122" calcext:value-type="float">
            <text:p>0.3813726146</text:p>
          </table:table-cell>
        </table:table-row>
        <table:table-row table:style-name="ro1">
          <table:table-cell/>
          <table:table-cell table:formula="of:=[Entropy.B20]+1" office:value-type="float" office:value="16" calcext:value-type="float">
            <text:p>16</text:p>
          </table:table-cell>
          <table:table-cell office:value-type="float" office:value="0.456226185538805" calcext:value-type="float">
            <text:p>0.4562261855</text:p>
          </table:table-cell>
          <table:table-cell office:value-type="float" office:value="0.341486955873895" calcext:value-type="float">
            <text:p>0.3414869559</text:p>
          </table:table-cell>
          <table:table-cell office:value-type="float" office:value="0.383760411448562" calcext:value-type="float">
            <text:p>0.3837604114</text:p>
          </table:table-cell>
          <table:table-cell office:value-type="float" office:value="0.366241361780998" calcext:value-type="float">
            <text:p>0.3662413618</text:p>
          </table:table-cell>
          <table:table-cell office:value-type="float" office:value="0.34179612288579" calcext:value-type="float">
            <text:p>0.3417961229</text:p>
          </table:table-cell>
          <table:table-cell office:value-type="float" office:value="0.345578537276708" calcext:value-type="float">
            <text:p>0.3455785373</text:p>
          </table:table-cell>
          <table:table-cell office:value-type="float" office:value="0.350324628023495" calcext:value-type="float">
            <text:p>0.350324628</text:p>
          </table:table-cell>
          <table:table-cell office:value-type="float" office:value="0.513323798743169" calcext:value-type="float">
            <text:p>0.5133237987</text:p>
          </table:table-cell>
          <table:table-cell office:value-type="float" office:value="0.524483566566446" calcext:value-type="float">
            <text:p>0.5244835666</text:p>
          </table:table-cell>
          <table:table-cell office:value-type="float" office:value="0.445098503935321" calcext:value-type="float">
            <text:p>0.4450985039</text:p>
          </table:table-cell>
          <table:table-cell/>
        </table:table-row>
        <table:table-row table:style-name="ro1">
          <table:table-cell/>
          <table:table-cell table:formula="of:=[Entropy.B21]+1" office:value-type="float" office:value="17" calcext:value-type="float">
            <text:p>17</text:p>
          </table:table-cell>
          <table:table-cell office:value-type="float" office:value="0.485537221449712" calcext:value-type="float">
            <text:p>0.4855372214</text:p>
          </table:table-cell>
          <table:table-cell office:value-type="float" office:value="0.36227245309897" calcext:value-type="float">
            <text:p>0.3622724531</text:p>
          </table:table-cell>
          <table:table-cell office:value-type="float" office:value="0.407620694517707" calcext:value-type="float">
            <text:p>0.4076206945</text:p>
          </table:table-cell>
          <table:table-cell office:value-type="float" office:value="0.388654009639673" calcext:value-type="float">
            <text:p>0.3886540096</text:p>
          </table:table-cell>
          <table:table-cell office:value-type="float" office:value="0.363232557168458" calcext:value-type="float">
            <text:p>0.3632325572</text:p>
          </table:table-cell>
          <table:table-cell office:value-type="float" office:value="0.366564300977974" calcext:value-type="float">
            <text:p>0.366564301</text:p>
          </table:table-cell>
          <table:table-cell office:value-type="float" office:value="0.372025825642022" calcext:value-type="float">
            <text:p>0.3720258256</text:p>
          </table:table-cell>
          <table:table-cell office:value-type="float" office:value="0.544704668194799" calcext:value-type="float">
            <text:p>0.5447046682</text:p>
          </table:table-cell>
          <table:table-cell office:value-type="float" office:value="0.557116577524502" calcext:value-type="float">
            <text:p>0.5571165775</text:p>
          </table:table-cell>
          <table:table-cell office:value-type="float" office:value="0.472465524277371" calcext:value-type="float">
            <text:p>0.4724655243</text:p>
          </table:table-cell>
          <table:table-cell/>
        </table:table-row>
        <table:table-row table:style-name="ro1">
          <table:table-cell/>
          <table:table-cell table:formula="of:=[Entropy.B22]+1" office:value-type="float" office:value="18" calcext:value-type="float">
            <text:p>18</text:p>
          </table:table-cell>
          <table:table-cell office:value-type="float" office:value="0.514297490408324" calcext:value-type="float">
            <text:p>0.5142974904</text:p>
          </table:table-cell>
          <table:table-cell office:value-type="float" office:value="0.38421413827124" calcext:value-type="float">
            <text:p>0.3842141383</text:p>
          </table:table-cell>
          <table:table-cell office:value-type="float" office:value="0.431641159807418" calcext:value-type="float">
            <text:p>0.4316411598</text:p>
          </table:table-cell>
          <table:table-cell office:value-type="float" office:value="0.411616196007116" calcext:value-type="float">
            <text:p>0.411616196</text:p>
          </table:table-cell>
          <table:table-cell office:value-type="float" office:value="0.385149944807069" calcext:value-type="float">
            <text:p>0.3851499448</text:p>
          </table:table-cell>
          <table:table-cell office:value-type="float" office:value="0.387916402746426" calcext:value-type="float">
            <text:p>0.3879164027</text:p>
          </table:table-cell>
          <table:table-cell office:value-type="float" office:value="0.393695792674255" calcext:value-type="float">
            <text:p>0.3936957927</text:p>
          </table:table-cell>
          <table:table-cell office:value-type="float" office:value="0.576693934878718" calcext:value-type="float">
            <text:p>0.5766939349</text:p>
          </table:table-cell>
          <table:table-cell office:value-type="float" office:value="0.590293537471211" calcext:value-type="float">
            <text:p>0.5902935375</text:p>
          </table:table-cell>
          <table:table-cell office:value-type="float" office:value="0.500187406481739" calcext:value-type="float">
            <text:p>0.5001874065</text:p>
          </table:table-cell>
          <table:table-cell/>
        </table:table-row>
        <table:table-row table:style-name="ro1">
          <table:table-cell/>
          <table:table-cell table:formula="of:=[Entropy.B23]+1" office:value-type="float" office:value="19" calcext:value-type="float">
            <text:p>19</text:p>
          </table:table-cell>
          <table:table-cell office:value-type="float" office:value="0.542087238700063" calcext:value-type="float">
            <text:p>0.5420872387</text:p>
          </table:table-cell>
          <table:table-cell office:value-type="float" office:value="0.405374788154697" calcext:value-type="float">
            <text:p>0.4053747882</text:p>
          </table:table-cell>
          <table:table-cell office:value-type="float" office:value="0.455573614608013" calcext:value-type="float">
            <text:p>0.4555736146</text:p>
          </table:table-cell>
          <table:table-cell office:value-type="float" office:value="0.434405902503076" calcext:value-type="float">
            <text:p>0.4344059025</text:p>
          </table:table-cell>
          <table:table-cell office:value-type="float" office:value="0.406988512126202" calcext:value-type="float">
            <text:p>0.4069885121</text:p>
          </table:table-cell>
          <table:table-cell office:value-type="float" office:value="0.409181876444659" calcext:value-type="float">
            <text:p>0.4091818764</text:p>
          </table:table-cell>
          <table:table-cell office:value-type="float" office:value="0.416259368437442" calcext:value-type="float">
            <text:p>0.4162593684</text:p>
          </table:table-cell>
          <table:table-cell office:value-type="float" office:value="0.608659457846936" calcext:value-type="float">
            <text:p>0.6086594578</text:p>
          </table:table-cell>
          <table:table-cell office:value-type="float" office:value="0.623857831100215" calcext:value-type="float">
            <text:p>0.6238578311</text:p>
          </table:table-cell>
          <table:table-cell office:value-type="float" office:value="0.528446684855188" calcext:value-type="float">
            <text:p>0.5284466849</text:p>
          </table:table-cell>
          <table:table-cell/>
        </table:table-row>
        <table:table-row table:style-name="ro1">
          <table:table-cell/>
          <table:table-cell table:formula="of:=[Entropy.B24]+1" office:value-type="float" office:value="20" calcext:value-type="float">
            <text:p>20</text:p>
          </table:table-cell>
          <table:table-cell office:value-type="float" office:value="0.570458605475507" calcext:value-type="float">
            <text:p>0.5704586055</text:p>
          </table:table-cell>
          <table:table-cell office:value-type="float" office:value="0.427143923166759" calcext:value-type="float">
            <text:p>0.4271439232</text:p>
          </table:table-cell>
          <table:table-cell office:value-type="float" office:value="0.479791721217933" calcext:value-type="float">
            <text:p>0.4797917212</text:p>
          </table:table-cell>
          <table:table-cell office:value-type="float" office:value="0.456909187259408" calcext:value-type="float">
            <text:p>0.4569091873</text:p>
          </table:table-cell>
          <table:table-cell office:value-type="float" office:value="0.428544932778692" calcext:value-type="float">
            <text:p>0.4285449328</text:p>
          </table:table-cell>
          <table:table-cell office:value-type="float" office:value="0.431048053228759" calcext:value-type="float">
            <text:p>0.4310480532</text:p>
          </table:table-cell>
          <table:table-cell office:value-type="float" office:value="0.438357615002441" calcext:value-type="float">
            <text:p>0.438357615</text:p>
          </table:table-cell>
          <table:table-cell office:value-type="float" office:value="0.639842853820837" calcext:value-type="float">
            <text:p>0.6398428538</text:p>
          </table:table-cell>
          <table:table-cell office:value-type="float" office:value="0.65667715950102" calcext:value-type="float">
            <text:p>0.6566771595</text:p>
          </table:table-cell>
          <table:table-cell office:value-type="float" office:value="0.556839595536894" calcext:value-type="float">
            <text:p>0.5568395955</text:p>
          </table:table-cell>
          <table:table-cell table:style-name="ce5" table:formula="of:=AVERAGE([Entropy.C25:.L25])" office:value-type="float" office:value="0.508561364698825" calcext:value-type="float">
            <text:p>0.5085613647</text:p>
          </table:table-cell>
        </table:table-row>
        <table:table-row table:style-name="ro1">
          <table:table-cell/>
          <table:table-cell table:formula="of:=[Entropy.B25]+1" office:value-type="float" office:value="21" calcext:value-type="float">
            <text:p>21</text:p>
          </table:table-cell>
          <table:table-cell office:value-type="float" office:value="0.599380897326217" calcext:value-type="float">
            <text:p>0.5993808973</text:p>
          </table:table-cell>
          <table:table-cell office:value-type="float" office:value="0.449223421557526" calcext:value-type="float">
            <text:p>0.4492234216</text:p>
          </table:table-cell>
          <table:table-cell office:value-type="float" office:value="0.504354940745656" calcext:value-type="float">
            <text:p>0.5043549407</text:p>
          </table:table-cell>
          <table:table-cell office:value-type="float" office:value="0.479444029604541" calcext:value-type="float">
            <text:p>0.4794440296</text:p>
          </table:table-cell>
          <table:table-cell office:value-type="float" office:value="0.449842595779383" calcext:value-type="float">
            <text:p>0.4498425958</text:p>
          </table:table-cell>
          <table:table-cell office:value-type="float" office:value="0.452245282101668" calcext:value-type="float">
            <text:p>0.4522452821</text:p>
          </table:table-cell>
          <table:table-cell office:value-type="float" office:value="0.459981056065358" calcext:value-type="float">
            <text:p>0.4599810561</text:p>
          </table:table-cell>
          <table:table-cell office:value-type="float" office:value="0.673173546493179" calcext:value-type="float">
            <text:p>0.6731735465</text:p>
          </table:table-cell>
          <table:table-cell office:value-type="float" office:value="0.689533647936214" calcext:value-type="float">
            <text:p>0.6895336479</text:p>
          </table:table-cell>
          <table:table-cell office:value-type="float" office:value="0.584677796973241" calcext:value-type="float">
            <text:p>0.584677797</text:p>
          </table:table-cell>
          <table:table-cell/>
        </table:table-row>
        <table:table-row table:style-name="ro1">
          <table:table-cell/>
          <table:table-cell table:formula="of:=[Entropy.B26]+1" office:value-type="float" office:value="22" calcext:value-type="float">
            <text:p>22</text:p>
          </table:table-cell>
          <table:table-cell office:value-type="float" office:value="0.628686056742616" calcext:value-type="float">
            <text:p>0.6286860567</text:p>
          </table:table-cell>
          <table:table-cell office:value-type="float" office:value="0.471210381179088" calcext:value-type="float">
            <text:p>0.4712103812</text:p>
          </table:table-cell>
          <table:table-cell office:value-type="float" office:value="0.528812367280192" calcext:value-type="float">
            <text:p>0.5288123673</text:p>
          </table:table-cell>
          <table:table-cell office:value-type="float" office:value="0.50247112372131" calcext:value-type="float">
            <text:p>0.5024711237</text:p>
          </table:table-cell>
          <table:table-cell office:value-type="float" office:value="0.470396022735614" calcext:value-type="float">
            <text:p>0.4703960227</text:p>
          </table:table-cell>
          <table:table-cell office:value-type="float" office:value="0.473770161706922" calcext:value-type="float">
            <text:p>0.4737701617</text:p>
          </table:table-cell>
          <table:table-cell office:value-type="float" office:value="0.481507083247989" calcext:value-type="float">
            <text:p>0.4815070832</text:p>
          </table:table-cell>
          <table:table-cell office:value-type="float" office:value="0.706978925940564" calcext:value-type="float">
            <text:p>0.7069789259</text:p>
          </table:table-cell>
          <table:table-cell office:value-type="float" office:value="0.722801823391107" calcext:value-type="float">
            <text:p>0.7228018234</text:p>
          </table:table-cell>
          <table:table-cell office:value-type="float" office:value="0.611541565876741" calcext:value-type="float">
            <text:p>0.6115415659</text:p>
          </table:table-cell>
          <table:table-cell/>
        </table:table-row>
        <table:table-row table:style-name="ro1">
          <table:table-cell/>
          <table:table-cell table:formula="of:=[Entropy.B27]+1" office:value-type="float" office:value="23" calcext:value-type="float">
            <text:p>23</text:p>
          </table:table-cell>
          <table:table-cell office:value-type="float" office:value="0.65774225298879" calcext:value-type="float">
            <text:p>0.657742253</text:p>
          </table:table-cell>
          <table:table-cell office:value-type="float" office:value="0.49257893067524" calcext:value-type="float">
            <text:p>0.4925789307</text:p>
          </table:table-cell>
          <table:table-cell office:value-type="float" office:value="0.551722818466412" calcext:value-type="float">
            <text:p>0.5517228185</text:p>
          </table:table-cell>
          <table:table-cell office:value-type="float" office:value="0.524491806008292" calcext:value-type="float">
            <text:p>0.524491806</text:p>
          </table:table-cell>
          <table:table-cell office:value-type="float" office:value="0.492075685502971" calcext:value-type="float">
            <text:p>0.4920756855</text:p>
          </table:table-cell>
          <table:table-cell office:value-type="float" office:value="0.49503433184229" calcext:value-type="float">
            <text:p>0.4950343318</text:p>
          </table:table-cell>
          <table:table-cell office:value-type="float" office:value="0.50261401532506" calcext:value-type="float">
            <text:p>0.5026140153</text:p>
          </table:table-cell>
          <table:table-cell office:value-type="float" office:value="0.738889330185239" calcext:value-type="float">
            <text:p>0.7388893302</text:p>
          </table:table-cell>
          <table:table-cell office:value-type="float" office:value="0.755083514623516" calcext:value-type="float">
            <text:p>0.7550835146</text:p>
          </table:table-cell>
          <table:table-cell office:value-type="float" office:value="0.639172432409926" calcext:value-type="float">
            <text:p>0.6391724324</text:p>
          </table:table-cell>
          <table:table-cell/>
        </table:table-row>
        <table:table-row table:style-name="ro1">
          <table:table-cell/>
          <table:table-cell table:formula="of:=[Entropy.B28]+1" office:value-type="float" office:value="24" calcext:value-type="float">
            <text:p>24</text:p>
          </table:table-cell>
          <table:table-cell office:value-type="float" office:value="0.685398773148554" calcext:value-type="float">
            <text:p>0.6853987731</text:p>
          </table:table-cell>
          <table:table-cell office:value-type="float" office:value="0.514883221676908" calcext:value-type="float">
            <text:p>0.5148832217</text:p>
          </table:table-cell>
          <table:table-cell office:value-type="float" office:value="0.57572520868805" calcext:value-type="float">
            <text:p>0.5757252087</text:p>
          </table:table-cell>
          <table:table-cell office:value-type="float" office:value="0.547033025477534" calcext:value-type="float">
            <text:p>0.5470330255</text:p>
          </table:table-cell>
          <table:table-cell office:value-type="float" office:value="0.513707416881272" calcext:value-type="float">
            <text:p>0.5137074169</text:p>
          </table:table-cell>
          <table:table-cell office:value-type="float" office:value="0.515819688624209" calcext:value-type="float">
            <text:p>0.5158196886</text:p>
          </table:table-cell>
          <table:table-cell office:value-type="float" office:value="0.523882443628956" calcext:value-type="float">
            <text:p>0.5238824436</text:p>
          </table:table-cell>
          <table:table-cell office:value-type="float" office:value="0.771273838517048" calcext:value-type="float">
            <text:p>0.7712738385</text:p>
          </table:table-cell>
          <table:table-cell office:value-type="float" office:value="0.78806141800483" calcext:value-type="float">
            <text:p>0.788061418</text:p>
          </table:table-cell>
          <table:table-cell office:value-type="float" office:value="0.666534875347174" calcext:value-type="float">
            <text:p>0.6665348753</text:p>
          </table:table-cell>
          <table:table-cell/>
        </table:table-row>
        <table:table-row table:style-name="ro1">
          <table:table-cell/>
          <table:table-cell table:formula="of:=[Entropy.B29]+1" office:value-type="float" office:value="25" calcext:value-type="float">
            <text:p>25</text:p>
          </table:table-cell>
          <table:table-cell office:value-type="float" office:value="0.714346724974758" calcext:value-type="float">
            <text:p>0.714346725</text:p>
          </table:table-cell>
          <table:table-cell office:value-type="float" office:value="0.536703612994448" calcext:value-type="float">
            <text:p>0.536703613</text:p>
          </table:table-cell>
          <table:table-cell office:value-type="float" office:value="0.59969095632537" calcext:value-type="float">
            <text:p>0.5996909563</text:p>
          </table:table-cell>
          <table:table-cell office:value-type="float" office:value="0.569993117776587" calcext:value-type="float">
            <text:p>0.5699931178</text:p>
          </table:table-cell>
          <table:table-cell office:value-type="float" office:value="0.534913787650869" calcext:value-type="float">
            <text:p>0.5349137877</text:p>
          </table:table-cell>
          <table:table-cell office:value-type="float" office:value="0.536699332542381" calcext:value-type="float">
            <text:p>0.5366993325</text:p>
          </table:table-cell>
          <table:table-cell office:value-type="float" office:value="0.545517359856561" calcext:value-type="float">
            <text:p>0.5455173599</text:p>
          </table:table-cell>
          <table:table-cell office:value-type="float" office:value="0.803595201408641" calcext:value-type="float">
            <text:p>0.8035952014</text:p>
          </table:table-cell>
          <table:table-cell office:value-type="float" office:value="0.822894183585592" calcext:value-type="float">
            <text:p>0.8228941836</text:p>
          </table:table-cell>
          <table:table-cell office:value-type="float" office:value="0.694478006351231" calcext:value-type="float">
            <text:p>0.6944780064</text:p>
          </table:table-cell>
          <table:table-cell table:formula="of:=AVERAGE([Entropy.C30:.L30])" office:value-type="float" office:value="0.635883228346644" calcext:value-type="float">
            <text:p>0.6358832283</text:p>
          </table:table-cell>
        </table:table-row>
        <table:table-row table:style-name="ro1">
          <table:table-cell/>
          <table:table-cell table:formula="of:=[Entropy.B30]+1" office:value-type="float" office:value="26" calcext:value-type="float">
            <text:p>26</text:p>
          </table:table-cell>
          <table:table-cell office:value-type="float" office:value="0.74332114812595" calcext:value-type="float">
            <text:p>0.7433211481</text:p>
          </table:table-cell>
          <table:table-cell office:value-type="float" office:value="0.557842333806274" calcext:value-type="float">
            <text:p>0.5578423338</text:p>
          </table:table-cell>
          <table:table-cell office:value-type="float" office:value="0.624285404222235" calcext:value-type="float">
            <text:p>0.6242854042</text:p>
          </table:table-cell>
          <table:table-cell office:value-type="float" office:value="0.593218080743338" calcext:value-type="float">
            <text:p>0.5932180807</text:p>
          </table:table-cell>
          <table:table-cell office:value-type="float" office:value="0.556231312414079" calcext:value-type="float">
            <text:p>0.5562313124</text:p>
          </table:table-cell>
          <table:table-cell office:value-type="float" office:value="0.558702390074093" calcext:value-type="float">
            <text:p>0.5587023901</text:p>
          </table:table-cell>
          <table:table-cell office:value-type="float" office:value="0.567952236805916" calcext:value-type="float">
            <text:p>0.5679522368</text:p>
          </table:table-cell>
          <table:table-cell office:value-type="float" office:value="0.835603839380217" calcext:value-type="float">
            <text:p>0.8356038394</text:p>
          </table:table-cell>
          <table:table-cell office:value-type="float" office:value="0.856498392383007" calcext:value-type="float">
            <text:p>0.8564983924</text:p>
          </table:table-cell>
          <table:table-cell office:value-type="float" office:value="0.722489403172929" calcext:value-type="float">
            <text:p>0.7224894032</text:p>
          </table:table-cell>
          <table:table-cell/>
        </table:table-row>
        <table:table-row table:style-name="ro1">
          <table:table-cell/>
          <table:table-cell table:formula="of:=[Entropy.B31]+1" office:value-type="float" office:value="27" calcext:value-type="float">
            <text:p>27</text:p>
          </table:table-cell>
          <table:table-cell office:value-type="float" office:value="0.772875758407537" calcext:value-type="float">
            <text:p>0.7728757584</text:p>
          </table:table-cell>
          <table:table-cell office:value-type="float" office:value="0.57936422667229" calcext:value-type="float">
            <text:p>0.5793642267</text:p>
          </table:table-cell>
          <table:table-cell office:value-type="float" office:value="0.648224418480637" calcext:value-type="float">
            <text:p>0.6482244185</text:p>
          </table:table-cell>
          <table:table-cell office:value-type="float" office:value="0.615661485877509" calcext:value-type="float">
            <text:p>0.6156614859</text:p>
          </table:table-cell>
          <table:table-cell office:value-type="float" office:value="0.578209895997103" calcext:value-type="float">
            <text:p>0.578209896</text:p>
          </table:table-cell>
          <table:table-cell office:value-type="float" office:value="0.580240963036319" calcext:value-type="float">
            <text:p>0.580240963</text:p>
          </table:table-cell>
          <table:table-cell office:value-type="float" office:value="0.589744033636357" calcext:value-type="float">
            <text:p>0.5897440336</text:p>
          </table:table-cell>
          <table:table-cell office:value-type="float" office:value="0.869106806508943" calcext:value-type="float">
            <text:p>0.8691068065</text:p>
          </table:table-cell>
          <table:table-cell office:value-type="float" office:value="0.890229100813447" calcext:value-type="float">
            <text:p>0.8902291008</text:p>
          </table:table-cell>
          <table:table-cell office:value-type="float" office:value="0.749744973101271" calcext:value-type="float">
            <text:p>0.7497449731</text:p>
          </table:table-cell>
          <table:table-cell/>
        </table:table-row>
        <table:table-row table:style-name="ro1">
          <table:table-cell/>
          <table:table-cell table:formula="of:=[Entropy.B32]+1" office:value-type="float" office:value="28" calcext:value-type="float">
            <text:p>28</text:p>
          </table:table-cell>
          <table:table-cell office:value-type="float" office:value="0.801502602074468" calcext:value-type="float">
            <text:p>0.8015026021</text:p>
          </table:table-cell>
          <table:table-cell office:value-type="float" office:value="0.601363223069631" calcext:value-type="float">
            <text:p>0.6013632231</text:p>
          </table:table-cell>
          <table:table-cell office:value-type="float" office:value="0.672172679332507" calcext:value-type="float">
            <text:p>0.6721726793</text:p>
          </table:table-cell>
          <table:table-cell office:value-type="float" office:value="0.637382733026185" calcext:value-type="float">
            <text:p>0.637382733</text:p>
          </table:table-cell>
          <table:table-cell office:value-type="float" office:value="0.600030797366421" calcext:value-type="float">
            <text:p>0.6000307974</text:p>
          </table:table-cell>
          <table:table-cell office:value-type="float" office:value="0.601995951084803" calcext:value-type="float">
            <text:p>0.6019959511</text:p>
          </table:table-cell>
          <table:table-cell office:value-type="float" office:value="0.612018430264624" calcext:value-type="float">
            <text:p>0.6120184303</text:p>
          </table:table-cell>
          <table:table-cell office:value-type="float" office:value="0.901169148873901" calcext:value-type="float">
            <text:p>0.9011691489</text:p>
          </table:table-cell>
          <table:table-cell office:value-type="float" office:value="0.923874249126412" calcext:value-type="float">
            <text:p>0.9238742491</text:p>
          </table:table-cell>
          <table:table-cell office:value-type="float" office:value="0.777445125006115" calcext:value-type="float">
            <text:p>0.777445125</text:p>
          </table:table-cell>
          <table:table-cell/>
        </table:table-row>
        <table:table-row table:style-name="ro1">
          <table:table-cell/>
          <table:table-cell table:formula="of:=[Entropy.B33]+1" office:value-type="float" office:value="29" calcext:value-type="float">
            <text:p>29</text:p>
          </table:table-cell>
          <table:table-cell office:value-type="float" office:value="0.83054770292496" calcext:value-type="float">
            <text:p>0.8305477029</text:p>
          </table:table-cell>
          <table:table-cell office:value-type="float" office:value="0.623297340452965" calcext:value-type="float">
            <text:p>0.6232973405</text:p>
          </table:table-cell>
          <table:table-cell office:value-type="float" office:value="0.695599220855135" calcext:value-type="float">
            <text:p>0.6955992209</text:p>
          </table:table-cell>
          <table:table-cell office:value-type="float" office:value="0.659941784355599" calcext:value-type="float">
            <text:p>0.6599417844</text:p>
          </table:table-cell>
          <table:table-cell office:value-type="float" office:value="0.621753302977552" calcext:value-type="float">
            <text:p>0.621753303</text:p>
          </table:table-cell>
          <table:table-cell office:value-type="float" office:value="0.623361636046188" calcext:value-type="float">
            <text:p>0.623361636</text:p>
          </table:table-cell>
          <table:table-cell office:value-type="float" office:value="0.634046845125733" calcext:value-type="float">
            <text:p>0.6340468451</text:p>
          </table:table-cell>
          <table:table-cell office:value-type="float" office:value="0.933776987273829" calcext:value-type="float">
            <text:p>0.9337769873</text:p>
          </table:table-cell>
          <table:table-cell office:value-type="float" office:value="0.958458313188875" calcext:value-type="float">
            <text:p>0.9584583132</text:p>
          </table:table-cell>
          <table:table-cell office:value-type="float" office:value="0.805187310649103" calcext:value-type="float">
            <text:p>0.8051873106</text:p>
          </table:table-cell>
          <table:table-cell/>
        </table:table-row>
        <table:table-row table:style-name="ro1">
          <table:table-cell/>
          <table:table-cell table:formula="of:=[Entropy.B34]+1" office:value-type="float" office:value="30" calcext:value-type="float">
            <text:p>30</text:p>
          </table:table-cell>
          <table:table-cell office:value-type="float" office:value="0.860057369860422" calcext:value-type="float">
            <text:p>0.8600573699</text:p>
          </table:table-cell>
          <table:table-cell office:value-type="float" office:value="0.644810143823605" calcext:value-type="float">
            <text:p>0.6448101438</text:p>
          </table:table-cell>
          <table:table-cell office:value-type="float" office:value="0.719507438382794" calcext:value-type="float">
            <text:p>0.7195074384</text:p>
          </table:table-cell>
          <table:table-cell office:value-type="float" office:value="0.682116344239231" calcext:value-type="float">
            <text:p>0.6821163442</text:p>
          </table:table-cell>
          <table:table-cell office:value-type="float" office:value="0.643100561033052" calcext:value-type="float">
            <text:p>0.643100561</text:p>
          </table:table-cell>
          <table:table-cell office:value-type="float" office:value="0.644801302945774" calcext:value-type="float">
            <text:p>0.6448013029</text:p>
          </table:table-cell>
          <table:table-cell office:value-type="float" office:value="0.655584779857338" calcext:value-type="float">
            <text:p>0.6555847799</text:p>
          </table:table-cell>
          <table:table-cell office:value-type="float" office:value="0.965861052941561" calcext:value-type="float">
            <text:p>0.9658610529</text:p>
          </table:table-cell>
          <table:table-cell office:value-type="float" office:value="0.992253009748822" calcext:value-type="float">
            <text:p>0.9922530097</text:p>
          </table:table-cell>
          <table:table-cell office:value-type="float" office:value="0.833139158480587" calcext:value-type="float">
            <text:p>0.8331391585</text:p>
          </table:table-cell>
          <table:table-cell table:style-name="ce5" table:formula="of:=AVERAGE([Entropy.C35:.L35])" office:value-type="float" office:value="0.764123116131319" calcext:value-type="float">
            <text:p>0.7641231161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0988751697032855" calcext:value-type="float">
            <text:p>0.0988751697</text:p>
          </table:table-cell>
          <table:table-cell table:style-name="ce4" office:value-type="float" office:value="0.0931849940080345" calcext:value-type="float">
            <text:p>0.093184994</text:p>
          </table:table-cell>
          <table:table-cell table:style-name="ce4" office:value-type="float" office:value="0.0956859107871951" calcext:value-type="float">
            <text:p>0.0956859108</text:p>
          </table:table-cell>
          <table:table-cell table:style-name="ce4" office:value-type="float" office:value="0.0986404660404593" calcext:value-type="float">
            <text:p>0.098640466</text:p>
          </table:table-cell>
          <table:table-cell table:style-name="ce4" office:value-type="float" office:value="0.102625218898791" calcext:value-type="float">
            <text:p>0.1026252189</text:p>
          </table:table-cell>
          <table:table-cell table:style-name="ce4" office:value-type="float" office:value="0.109382898431041" calcext:value-type="float">
            <text:p>0.1093828984</text:p>
          </table:table-cell>
          <table:table-cell table:style-name="ce4" office:value-type="float" office:value="0.10093172972129" calcext:value-type="float">
            <text:p>0.1009317297</text:p>
          </table:table-cell>
          <table:table-cell table:style-name="ce4" office:value-type="float" office:value="0.0926622809799881" calcext:value-type="float">
            <text:p>0.092662281</text:p>
          </table:table-cell>
          <table:table-cell table:style-name="ce4" office:value-type="float" office:value="0.0925587020383975" calcext:value-type="float">
            <text:p>0.092558702</text:p>
          </table:table-cell>
          <table:table-cell table:style-name="ce4" office:value-type="float" office:value="0.101889137596053" calcext:value-type="float">
            <text:p>0.1018891376</text:p>
          </table:table-cell>
          <table:table-cell/>
        </table:table-row>
        <table:table-row table:style-name="ro1">
          <table:table-cell/>
          <table:table-cell table:formula="of:=[Entropy.B38]+1" office:value-type="float" office:value="2" calcext:value-type="float">
            <text:p>2</text:p>
          </table:table-cell>
          <table:table-cell table:style-name="ce4" office:value-type="float" office:value="0.214714054902623" calcext:value-type="float">
            <text:p>0.2147140549</text:p>
          </table:table-cell>
          <table:table-cell table:style-name="ce4" office:value-type="float" office:value="0.212825635104656" calcext:value-type="float">
            <text:p>0.2128256351</text:p>
          </table:table-cell>
          <table:table-cell table:style-name="ce4" office:value-type="float" office:value="0.220928377318889" calcext:value-type="float">
            <text:p>0.2209283773</text:p>
          </table:table-cell>
          <table:table-cell table:style-name="ce4" office:value-type="float" office:value="0.216899445391071" calcext:value-type="float">
            <text:p>0.2168994454</text:p>
          </table:table-cell>
          <table:table-cell table:style-name="ce4" office:value-type="float" office:value="0.21255531858529" calcext:value-type="float">
            <text:p>0.2125553186</text:p>
          </table:table-cell>
          <table:table-cell table:style-name="ce4" office:value-type="float" office:value="0.220419789418463" calcext:value-type="float">
            <text:p>0.2204197894</text:p>
          </table:table-cell>
          <table:table-cell table:style-name="ce4" office:value-type="float" office:value="0.213454440687958" calcext:value-type="float">
            <text:p>0.2134544407</text:p>
          </table:table-cell>
          <table:table-cell table:style-name="ce4" office:value-type="float" office:value="0.215275953295475" calcext:value-type="float">
            <text:p>0.2152759533</text:p>
          </table:table-cell>
          <table:table-cell table:style-name="ce4" office:value-type="float" office:value="0.210840804665324" calcext:value-type="float">
            <text:p>0.2108408047</text:p>
          </table:table-cell>
          <table:table-cell table:style-name="ce4" office:value-type="float" office:value="0.222629944933006" calcext:value-type="float">
            <text:p>0.2226299449</text:p>
          </table:table-cell>
          <table:table-cell/>
        </table:table-row>
        <table:table-row table:style-name="ro1">
          <table:table-cell/>
          <table:table-cell table:formula="of:=[Entropy.B39]+1" office:value-type="float" office:value="3" calcext:value-type="float">
            <text:p>3</text:p>
          </table:table-cell>
          <table:table-cell table:style-name="ce4" office:value-type="float" office:value="0.336131854402838" calcext:value-type="float">
            <text:p>0.3361318544</text:p>
          </table:table-cell>
          <table:table-cell table:style-name="ce4" office:value-type="float" office:value="0.3222321223858" calcext:value-type="float">
            <text:p>0.3222321224</text:p>
          </table:table-cell>
          <table:table-cell table:style-name="ce4" office:value-type="float" office:value="0.337132286079217" calcext:value-type="float">
            <text:p>0.3371322861</text:p>
          </table:table-cell>
          <table:table-cell table:style-name="ce4" office:value-type="float" office:value="0.329923970388271" calcext:value-type="float">
            <text:p>0.3299239704</text:p>
          </table:table-cell>
          <table:table-cell table:style-name="ce4" office:value-type="float" office:value="0.309894318740922" calcext:value-type="float">
            <text:p>0.3098943187</text:p>
          </table:table-cell>
          <table:table-cell table:style-name="ce4" office:value-type="float" office:value="0.324841943977499" calcext:value-type="float">
            <text:p>0.324841944</text:p>
          </table:table-cell>
          <table:table-cell table:style-name="ce4" office:value-type="float" office:value="0.317967871046892" calcext:value-type="float">
            <text:p>0.317967871</text:p>
          </table:table-cell>
          <table:table-cell table:style-name="ce4" office:value-type="float" office:value="0.337476873194277" calcext:value-type="float">
            <text:p>0.3374768732</text:p>
          </table:table-cell>
          <table:table-cell table:style-name="ce4" office:value-type="float" office:value="0.332287991367575" calcext:value-type="float">
            <text:p>0.3322879914</text:p>
          </table:table-cell>
          <table:table-cell table:style-name="ce4" office:value-type="float" office:value="0.334482830875511" calcext:value-type="float">
            <text:p>0.3344828309</text:p>
          </table:table-cell>
          <table:table-cell/>
        </table:table-row>
        <table:table-row table:style-name="ro1">
          <table:table-cell/>
          <table:table-cell table:formula="of:=[Entropy.B40]+1" office:value-type="float" office:value="4" calcext:value-type="float">
            <text:p>4</text:p>
          </table:table-cell>
          <table:table-cell table:style-name="ce4" office:value-type="float" office:value="0.452545844857309" calcext:value-type="float">
            <text:p>0.4525458449</text:p>
          </table:table-cell>
          <table:table-cell table:style-name="ce4" office:value-type="float" office:value="0.42869052231384" calcext:value-type="float">
            <text:p>0.4286905223</text:p>
          </table:table-cell>
          <table:table-cell table:style-name="ce4" office:value-type="float" office:value="0.451054297440362" calcext:value-type="float">
            <text:p>0.4510542974</text:p>
          </table:table-cell>
          <table:table-cell table:style-name="ce4" office:value-type="float" office:value="0.446389350356702" calcext:value-type="float">
            <text:p>0.4463893504</text:p>
          </table:table-cell>
          <table:table-cell table:style-name="ce4" office:value-type="float" office:value="0.419738505384804" calcext:value-type="float">
            <text:p>0.4197385054</text:p>
          </table:table-cell>
          <table:table-cell table:style-name="ce4" office:value-type="float" office:value="0.429275543835866" calcext:value-type="float">
            <text:p>0.4292755438</text:p>
          </table:table-cell>
          <table:table-cell table:style-name="ce4" office:value-type="float" office:value="0.422376042326144" calcext:value-type="float">
            <text:p>0.4223760423</text:p>
          </table:table-cell>
          <table:table-cell table:style-name="ce4" office:value-type="float" office:value="0.460048430255267" calcext:value-type="float">
            <text:p>0.4600484303</text:p>
          </table:table-cell>
          <table:table-cell table:style-name="ce4" office:value-type="float" office:value="0.448020094847814" calcext:value-type="float">
            <text:p>0.4480200948</text:p>
          </table:table-cell>
          <table:table-cell table:style-name="ce4" office:value-type="float" office:value="0.44508380799363" calcext:value-type="float">
            <text:p>0.445083808</text:p>
          </table:table-cell>
          <table:table-cell/>
        </table:table-row>
        <table:table-row table:style-name="ro1">
          <table:table-cell/>
          <table:table-cell table:formula="of:=[Entropy.B41]+1" office:value-type="float" office:value="5" calcext:value-type="float">
            <text:p>5</text:p>
          </table:table-cell>
          <table:table-cell table:style-name="ce4" office:value-type="float" office:value="0.571643264476904" calcext:value-type="float">
            <text:p>0.5716432645</text:p>
          </table:table-cell>
          <table:table-cell table:style-name="ce4" office:value-type="float" office:value="0.539258726592943" calcext:value-type="float">
            <text:p>0.5392587266</text:p>
          </table:table-cell>
          <table:table-cell table:style-name="ce4" office:value-type="float" office:value="0.56230816214726" calcext:value-type="float">
            <text:p>0.5623081621</text:p>
          </table:table-cell>
          <table:table-cell table:style-name="ce4" office:value-type="float" office:value="0.562807178284513" calcext:value-type="float">
            <text:p>0.5628071783</text:p>
          </table:table-cell>
          <table:table-cell table:style-name="ce4" office:value-type="float" office:value="0.525914984897583" calcext:value-type="float">
            <text:p>0.5259149849</text:p>
          </table:table-cell>
          <table:table-cell table:style-name="ce4" office:value-type="float" office:value="0.538026776267041" calcext:value-type="float">
            <text:p>0.5380267763</text:p>
          </table:table-cell>
          <table:table-cell table:style-name="ce4" office:value-type="float" office:value="0.529173080358041" calcext:value-type="float">
            <text:p>0.5291730804</text:p>
          </table:table-cell>
          <table:table-cell table:style-name="ce4" office:value-type="float" office:value="0.581510867774447" calcext:value-type="float">
            <text:p>0.5815108678</text:p>
          </table:table-cell>
          <table:table-cell table:style-name="ce4" office:value-type="float" office:value="0.564298926412569" calcext:value-type="float">
            <text:p>0.5642989264</text:p>
          </table:table-cell>
          <table:table-cell table:style-name="ce4" office:value-type="float" office:value="0.551235222802283" calcext:value-type="float">
            <text:p>0.5512352228</text:p>
          </table:table-cell>
          <table:table-cell table:formula="of:=AVERAGE([Entropy.C42:.L42])" office:value-type="float" office:value="0.552617719001359" calcext:value-type="float">
            <text:p>0.552617719</text:p>
          </table:table-cell>
        </table:table-row>
        <table:table-row table:style-name="ro1">
          <table:table-cell/>
          <table:table-cell table:formula="of:=[Entropy.B42]+1" office:value-type="float" office:value="6" calcext:value-type="float">
            <text:p>6</text:p>
          </table:table-cell>
          <table:table-cell table:style-name="ce4" office:value-type="float" office:value="0.68744286780485" calcext:value-type="float">
            <text:p>0.6874428678</text:p>
          </table:table-cell>
          <table:table-cell table:style-name="ce4" office:value-type="float" office:value="0.646499514639594" calcext:value-type="float">
            <text:p>0.6464995146</text:p>
          </table:table-cell>
          <table:table-cell table:style-name="ce4" office:value-type="float" office:value="0.679894644641837" calcext:value-type="float">
            <text:p>0.6798946446</text:p>
          </table:table-cell>
          <table:table-cell table:style-name="ce4" office:value-type="float" office:value="0.670747385179966" calcext:value-type="float">
            <text:p>0.6707473852</text:p>
          </table:table-cell>
          <table:table-cell table:style-name="ce4" office:value-type="float" office:value="0.63089871661595" calcext:value-type="float">
            <text:p>0.6308987166</text:p>
          </table:table-cell>
          <table:table-cell table:style-name="ce4" office:value-type="float" office:value="0.639644130406215" calcext:value-type="float">
            <text:p>0.6396441304</text:p>
          </table:table-cell>
          <table:table-cell table:style-name="ce4" office:value-type="float" office:value="0.629537293987071" calcext:value-type="float">
            <text:p>0.629537294</text:p>
          </table:table-cell>
          <table:table-cell table:style-name="ce4" office:value-type="float" office:value="0.701515246346341" calcext:value-type="float">
            <text:p>0.7015152463</text:p>
          </table:table-cell>
          <table:table-cell table:style-name="ce4" office:value-type="float" office:value="0.677967848967709" calcext:value-type="float">
            <text:p>0.677967849</text:p>
          </table:table-cell>
          <table:table-cell table:style-name="ce4" office:value-type="float" office:value="0.666481783702582" calcext:value-type="float">
            <text:p>0.6664817837</text:p>
          </table:table-cell>
          <table:table-cell/>
        </table:table-row>
        <table:table-row table:style-name="ro1">
          <table:table-cell/>
          <table:table-cell table:formula="of:=[Entropy.B43]+1" office:value-type="float" office:value="7" calcext:value-type="float">
            <text:p>7</text:p>
          </table:table-cell>
          <table:table-cell table:style-name="ce4" office:value-type="float" office:value="0.803504877404559" calcext:value-type="float">
            <text:p>0.8035048774</text:p>
          </table:table-cell>
          <table:table-cell table:style-name="ce4" office:value-type="float" office:value="0.756212588286383" calcext:value-type="float">
            <text:p>0.7562125883</text:p>
          </table:table-cell>
          <table:table-cell table:style-name="ce4" office:value-type="float" office:value="0.793544285169263" calcext:value-type="float">
            <text:p>0.7935442852</text:p>
          </table:table-cell>
          <table:table-cell table:style-name="ce4" office:value-type="float" office:value="0.780061758863593" calcext:value-type="float">
            <text:p>0.7800617589</text:p>
          </table:table-cell>
          <table:table-cell table:style-name="ce4" office:value-type="float" office:value="0.734548796385252" calcext:value-type="float">
            <text:p>0.7345487964</text:p>
          </table:table-cell>
          <table:table-cell table:style-name="ce4" office:value-type="float" office:value="0.736282259758758" calcext:value-type="float">
            <text:p>0.7362822598</text:p>
          </table:table-cell>
          <table:table-cell table:style-name="ce4" office:value-type="float" office:value="0.733580329494468" calcext:value-type="float">
            <text:p>0.7335803295</text:p>
          </table:table-cell>
          <table:table-cell table:style-name="ce4" office:value-type="float" office:value="0.817438130310102" calcext:value-type="float">
            <text:p>0.8174381303</text:p>
          </table:table-cell>
          <table:table-cell table:style-name="ce4" office:value-type="float" office:value="0.799103344140737" calcext:value-type="float">
            <text:p>0.7991033441</text:p>
          </table:table-cell>
          <table:table-cell table:style-name="ce4" office:value-type="float" office:value="0.777358419094118" calcext:value-type="float">
            <text:p>0.7773584191</text:p>
          </table:table-cell>
          <table:table-cell/>
        </table:table-row>
        <table:table-row table:style-name="ro1">
          <table:table-cell/>
          <table:table-cell table:formula="of:=[Entropy.B44]+1" office:value-type="float" office:value="8" calcext:value-type="float">
            <text:p>8</text:p>
          </table:table-cell>
          <table:table-cell table:style-name="ce4" office:value-type="float" office:value="0.912593111115686" calcext:value-type="float">
            <text:p>0.9125931111</text:p>
          </table:table-cell>
          <table:table-cell table:style-name="ce4" office:value-type="float" office:value="0.864865565840552" calcext:value-type="float">
            <text:p>0.8648655658</text:p>
          </table:table-cell>
          <table:table-cell table:style-name="ce4" office:value-type="float" office:value="0.908290813284896" calcext:value-type="float">
            <text:p>0.9082908133</text:p>
          </table:table-cell>
          <table:table-cell table:style-name="ce4" office:value-type="float" office:value="0.891873470417137" calcext:value-type="float">
            <text:p>0.8918734704</text:p>
          </table:table-cell>
          <table:table-cell table:style-name="ce4" office:value-type="float" office:value="0.838973272550179" calcext:value-type="float">
            <text:p>0.8389732726</text:p>
          </table:table-cell>
          <table:table-cell table:style-name="ce4" office:value-type="float" office:value="0.836848837930101" calcext:value-type="float">
            <text:p>0.8368488379</text:p>
          </table:table-cell>
          <table:table-cell table:style-name="ce4" office:value-type="float" office:value="0.832939498550521" calcext:value-type="float">
            <text:p>0.8329394986</text:p>
          </table:table-cell>
          <table:table-cell table:style-name="ce4" office:value-type="float" office:value="0.928993855170156" calcext:value-type="float">
            <text:p>0.9289938552</text:p>
          </table:table-cell>
          <table:table-cell table:style-name="ce4" office:value-type="float" office:value="0.90944803527476" calcext:value-type="float">
            <text:p>0.9094480353</text:p>
          </table:table-cell>
          <table:table-cell table:style-name="ce4" office:value-type="float" office:value="0.88719023484452" calcext:value-type="float">
            <text:p>0.8871902348</text:p>
          </table:table-cell>
          <table:table-cell/>
        </table:table-row>
        <table:table-row table:style-name="ro1">
          <table:table-cell/>
          <table:table-cell table:formula="of:=[Entropy.B45]+1" office:value-type="float" office:value="9" calcext:value-type="float">
            <text:p>9</text:p>
          </table:table-cell>
          <table:table-cell table:style-name="ce4" office:value-type="float" office:value="1.02562715789977" calcext:value-type="float">
            <text:p>1.0256271579</text:p>
          </table:table-cell>
          <table:table-cell table:style-name="ce4" office:value-type="float" office:value="0.971977948980391" calcext:value-type="float">
            <text:p>0.971977949</text:p>
          </table:table-cell>
          <table:table-cell table:style-name="ce4" office:value-type="float" office:value="1.02340695534198" calcext:value-type="float">
            <text:p>1.0234069553</text:p>
          </table:table-cell>
          <table:table-cell table:style-name="ce4" office:value-type="float" office:value="1.00262913805012" calcext:value-type="float">
            <text:p>1.0026291381</text:p>
          </table:table-cell>
          <table:table-cell table:style-name="ce4" office:value-type="float" office:value="0.938602723186454" calcext:value-type="float">
            <text:p>0.9386027232</text:p>
          </table:table-cell>
          <table:table-cell table:style-name="ce4" office:value-type="float" office:value="0.935835682525792" calcext:value-type="float">
            <text:p>0.9358356825</text:p>
          </table:table-cell>
          <table:table-cell table:style-name="ce4" office:value-type="float" office:value="0.935852717235623" calcext:value-type="float">
            <text:p>0.9358527172</text:p>
          </table:table-cell>
          <table:table-cell table:style-name="ce4" office:value-type="float" office:value="1.03843410889853" calcext:value-type="float">
            <text:p>1.0384341089</text:p>
          </table:table-cell>
          <table:table-cell table:style-name="ce4" office:value-type="float" office:value="1.02108359011402" calcext:value-type="float">
            <text:p>1.0210835901</text:p>
          </table:table-cell>
          <table:table-cell table:style-name="ce4" office:value-type="float" office:value="0.999314288164813" calcext:value-type="float">
            <text:p>0.9993142882</text:p>
          </table:table-cell>
          <table:table-cell/>
        </table:table-row>
        <table:table-row table:style-name="ro1">
          <table:table-cell/>
          <table:table-cell table:formula="of:=[Entropy.B46]+1" office:value-type="float" office:value="10" calcext:value-type="float">
            <text:p>10</text:p>
          </table:table-cell>
          <table:table-cell table:style-name="ce4" office:value-type="float" office:value="1.13406600896899" calcext:value-type="float">
            <text:p>1.134066009</text:p>
          </table:table-cell>
          <table:table-cell table:style-name="ce4" office:value-type="float" office:value="1.07539830349159" calcext:value-type="float">
            <text:p>1.0753983035</text:p>
          </table:table-cell>
          <table:table-cell table:style-name="ce4" office:value-type="float" office:value="1.13853689437181" calcext:value-type="float">
            <text:p>1.1385368944</text:p>
          </table:table-cell>
          <table:table-cell table:style-name="ce4" office:value-type="float" office:value="1.11442067408992" calcext:value-type="float">
            <text:p>1.1144206741</text:p>
          </table:table-cell>
          <table:table-cell table:style-name="ce4" office:value-type="float" office:value="1.03817192119085" calcext:value-type="float">
            <text:p>1.0381719212</text:p>
          </table:table-cell>
          <table:table-cell table:style-name="ce4" office:value-type="float" office:value="1.04304774378424" calcext:value-type="float">
            <text:p>1.0430477438</text:p>
          </table:table-cell>
          <table:table-cell table:style-name="ce4" office:value-type="float" office:value="1.03924929700114" calcext:value-type="float">
            <text:p>1.039249297</text:p>
          </table:table-cell>
          <table:table-cell table:style-name="ce4" office:value-type="float" office:value="1.1537923849373" calcext:value-type="float">
            <text:p>1.1537923849</text:p>
          </table:table-cell>
          <table:table-cell table:style-name="ce4" office:value-type="float" office:value="1.14048829041924" calcext:value-type="float">
            <text:p>1.1404882904</text:p>
          </table:table-cell>
          <table:table-cell table:style-name="ce4" office:value-type="float" office:value="1.11095514568127" calcext:value-type="float">
            <text:p>1.1109551457</text:p>
          </table:table-cell>
          <table:table-cell table:style-name="ce5" table:formula="of:=AVERAGE([Entropy.C47:.L47])" office:value-type="float" office:value="1.09881266639363" calcext:value-type="float">
            <text:p>1.0988126664</text:p>
          </table:table-cell>
        </table:table-row>
        <table:table-row table:style-name="ro1">
          <table:table-cell/>
          <table:table-cell table:formula="of:=[Entropy.B47]+1" office:value-type="float" office:value="11" calcext:value-type="float">
            <text:p>11</text:p>
          </table:table-cell>
          <table:table-cell table:style-name="ce4" office:value-type="float" office:value="1.24165352905032" calcext:value-type="float">
            <text:p>1.2416535291</text:p>
          </table:table-cell>
          <table:table-cell table:style-name="ce4" office:value-type="float" office:value="1.17817136134009" calcext:value-type="float">
            <text:p>1.1781713613</text:p>
          </table:table-cell>
          <table:table-cell table:style-name="ce4" office:value-type="float" office:value="1.25074459181366" calcext:value-type="float">
            <text:p>1.2507445918</text:p>
          </table:table-cell>
          <table:table-cell table:style-name="ce4" office:value-type="float" office:value="1.22140900872847" calcext:value-type="float">
            <text:p>1.2214090087</text:p>
          </table:table-cell>
          <table:table-cell table:style-name="ce4" office:value-type="float" office:value="1.13844978472813" calcext:value-type="float">
            <text:p>1.1384497847</text:p>
          </table:table-cell>
          <table:table-cell table:style-name="ce4" office:value-type="float" office:value="1.13499391330439" calcext:value-type="float">
            <text:p>1.1349939133</text:p>
          </table:table-cell>
          <table:table-cell table:style-name="ce4" office:value-type="float" office:value="1.14236279376921" calcext:value-type="float">
            <text:p>1.1423627938</text:p>
          </table:table-cell>
          <table:table-cell table:style-name="ce4" office:value-type="float" office:value="1.2645951692331" calcext:value-type="float">
            <text:p>1.2645951692</text:p>
          </table:table-cell>
          <table:table-cell table:style-name="ce4" office:value-type="float" office:value="1.25061705488498" calcext:value-type="float">
            <text:p>1.2506170549</text:p>
          </table:table-cell>
          <table:table-cell table:style-name="ce4" office:value-type="float" office:value="1.22531365338308" calcext:value-type="float">
            <text:p>1.2253136534</text:p>
          </table:table-cell>
          <table:table-cell/>
        </table:table-row>
        <table:table-row table:style-name="ro1">
          <table:table-cell/>
          <table:table-cell table:formula="of:=[Entropy.B48]+1" office:value-type="float" office:value="12" calcext:value-type="float">
            <text:p>12</text:p>
          </table:table-cell>
          <table:table-cell table:style-name="ce4" office:value-type="float" office:value="1.35539803163758" calcext:value-type="float">
            <text:p>1.3553980316</text:p>
          </table:table-cell>
          <table:table-cell table:style-name="ce4" office:value-type="float" office:value="1.27646758179479" calcext:value-type="float">
            <text:p>1.2764675818</text:p>
          </table:table-cell>
          <table:table-cell table:style-name="ce4" office:value-type="float" office:value="1.36128385156885" calcext:value-type="float">
            <text:p>1.3612838516</text:p>
          </table:table-cell>
          <table:table-cell table:style-name="ce4" office:value-type="float" office:value="1.32997367759265" calcext:value-type="float">
            <text:p>1.3299736776</text:p>
          </table:table-cell>
          <table:table-cell table:style-name="ce4" office:value-type="float" office:value="1.24029414582119" calcext:value-type="float">
            <text:p>1.2402941458</text:p>
          </table:table-cell>
          <table:table-cell table:style-name="ce4" office:value-type="float" office:value="1.23781925040092" calcext:value-type="float">
            <text:p>1.2378192504</text:p>
          </table:table-cell>
          <table:table-cell table:style-name="ce4" office:value-type="float" office:value="1.24506648286082" calcext:value-type="float">
            <text:p>1.2450664829</text:p>
          </table:table-cell>
          <table:table-cell table:style-name="ce4" office:value-type="float" office:value="1.37300278528414" calcext:value-type="float">
            <text:p>1.3730027853</text:p>
          </table:table-cell>
          <table:table-cell table:style-name="ce4" office:value-type="float" office:value="1.36119524622948" calcext:value-type="float">
            <text:p>1.3611952462</text:p>
          </table:table-cell>
          <table:table-cell table:style-name="ce4" office:value-type="float" office:value="1.33664873095892" calcext:value-type="float">
            <text:p>1.336648731</text:p>
          </table:table-cell>
          <table:table-cell/>
        </table:table-row>
        <table:table-row table:style-name="ro1">
          <table:table-cell/>
          <table:table-cell table:formula="of:=[Entropy.B49]+1" office:value-type="float" office:value="13" calcext:value-type="float">
            <text:p>13</text:p>
          </table:table-cell>
          <table:table-cell table:style-name="ce4" office:value-type="float" office:value="1.46590383479764" calcext:value-type="float">
            <text:p>1.4659038348</text:p>
          </table:table-cell>
          <table:table-cell table:style-name="ce4" office:value-type="float" office:value="1.38122085822389" calcext:value-type="float">
            <text:p>1.3812208582</text:p>
          </table:table-cell>
          <table:table-cell table:style-name="ce4" office:value-type="float" office:value="1.47380726368603" calcext:value-type="float">
            <text:p>1.4738072637</text:p>
          </table:table-cell>
          <table:table-cell table:style-name="ce4" office:value-type="float" office:value="1.44442490748276" calcext:value-type="float">
            <text:p>1.4444249075</text:p>
          </table:table-cell>
          <table:table-cell table:style-name="ce4" office:value-type="float" office:value="1.34379393854239" calcext:value-type="float">
            <text:p>1.3437939385</text:p>
          </table:table-cell>
          <table:table-cell table:style-name="ce4" office:value-type="float" office:value="1.34268075100761" calcext:value-type="float">
            <text:p>1.342680751</text:p>
          </table:table-cell>
          <table:table-cell table:style-name="ce4" office:value-type="float" office:value="1.35325815679068" calcext:value-type="float">
            <text:p>1.3532581568</text:p>
          </table:table-cell>
          <table:table-cell table:style-name="ce4" office:value-type="float" office:value="1.48448068001807" calcext:value-type="float">
            <text:p>1.48448068</text:p>
          </table:table-cell>
          <table:table-cell table:style-name="ce4" office:value-type="float" office:value="1.47066071974065" calcext:value-type="float">
            <text:p>1.4706607197</text:p>
          </table:table-cell>
          <table:table-cell table:style-name="ce4" office:value-type="float" office:value="1.44494342610519" calcext:value-type="float">
            <text:p>1.4449434261</text:p>
          </table:table-cell>
          <table:table-cell/>
        </table:table-row>
        <table:table-row table:style-name="ro1">
          <table:table-cell/>
          <table:table-cell table:formula="of:=[Entropy.B50]+1" office:value-type="float" office:value="14" calcext:value-type="float">
            <text:p>14</text:p>
          </table:table-cell>
          <table:table-cell table:style-name="ce4" office:value-type="float" office:value="1.57413532986811" calcext:value-type="float">
            <text:p>1.5741353299</text:p>
          </table:table-cell>
          <table:table-cell table:style-name="ce4" office:value-type="float" office:value="1.48082597257157" calcext:value-type="float">
            <text:p>1.4808259726</text:p>
          </table:table-cell>
          <table:table-cell table:style-name="ce4" office:value-type="float" office:value="1.58692002842051" calcext:value-type="float">
            <text:p>1.5869200284</text:p>
          </table:table-cell>
          <table:table-cell table:style-name="ce4" office:value-type="float" office:value="1.55632150474016" calcext:value-type="float">
            <text:p>1.5563215047</text:p>
          </table:table-cell>
          <table:table-cell table:style-name="ce4" office:value-type="float" office:value="1.45518908898563" calcext:value-type="float">
            <text:p>1.455189089</text:p>
          </table:table-cell>
          <table:table-cell table:style-name="ce4" office:value-type="float" office:value="1.45171395271526" calcext:value-type="float">
            <text:p>1.4517139527</text:p>
          </table:table-cell>
          <table:table-cell table:style-name="ce4" office:value-type="float" office:value="1.46139434259145" calcext:value-type="float">
            <text:p>1.4613943426</text:p>
          </table:table-cell>
          <table:table-cell table:style-name="ce4" office:value-type="float" office:value="1.59482012471429" calcext:value-type="float">
            <text:p>1.5948201247</text:p>
          </table:table-cell>
          <table:table-cell table:style-name="ce4" office:value-type="float" office:value="1.57952128567203" calcext:value-type="float">
            <text:p>1.5795212857</text:p>
          </table:table-cell>
          <table:table-cell table:style-name="ce4" office:value-type="float" office:value="1.56093968676687" calcext:value-type="float">
            <text:p>1.5609396868</text:p>
          </table:table-cell>
          <table:table-cell/>
        </table:table-row>
        <table:table-row table:style-name="ro1">
          <table:table-cell/>
          <table:table-cell table:formula="of:=[Entropy.B51]+1" office:value-type="float" office:value="15" calcext:value-type="float">
            <text:p>15</text:p>
          </table:table-cell>
          <table:table-cell table:style-name="ce4" office:value-type="float" office:value="1.68205353530086" calcext:value-type="float">
            <text:p>1.6820535353</text:p>
          </table:table-cell>
          <table:table-cell table:style-name="ce4" office:value-type="float" office:value="1.58380091757224" calcext:value-type="float">
            <text:p>1.5838009176</text:p>
          </table:table-cell>
          <table:table-cell table:style-name="ce4" office:value-type="float" office:value="1.69877072560343" calcext:value-type="float">
            <text:p>1.6987707256</text:p>
          </table:table-cell>
          <table:table-cell table:style-name="ce4" office:value-type="float" office:value="1.67050315365954" calcext:value-type="float">
            <text:p>1.6705031537</text:p>
          </table:table-cell>
          <table:table-cell table:style-name="ce4" office:value-type="float" office:value="1.56511826424224" calcext:value-type="float">
            <text:p>1.5651182642</text:p>
          </table:table-cell>
          <table:table-cell table:style-name="ce4" office:value-type="float" office:value="1.56376745764327" calcext:value-type="float">
            <text:p>1.5637674576</text:p>
          </table:table-cell>
          <table:table-cell table:style-name="ce4" office:value-type="float" office:value="1.56884660173769" calcext:value-type="float">
            <text:p>1.5688466017</text:p>
          </table:table-cell>
          <table:table-cell table:style-name="ce4" office:value-type="float" office:value="1.70016091728143" calcext:value-type="float">
            <text:p>1.7001609173</text:p>
          </table:table-cell>
          <table:table-cell table:style-name="ce4" office:value-type="float" office:value="1.69098276916288" calcext:value-type="float">
            <text:p>1.6909827692</text:p>
          </table:table-cell>
          <table:table-cell table:style-name="ce4" office:value-type="float" office:value="1.66996436367978" calcext:value-type="float">
            <text:p>1.6699643637</text:p>
          </table:table-cell>
          <table:table-cell table:formula="of:=AVERAGE([Entropy.C52:.L52])" office:value-type="float" office:value="1.63939687058834" calcext:value-type="float">
            <text:p>1.6393968706</text:p>
          </table:table-cell>
        </table:table-row>
        <table:table-row table:style-name="ro1">
          <table:table-cell/>
          <table:table-cell table:formula="of:=[Entropy.B52]+1" office:value-type="float" office:value="16" calcext:value-type="float">
            <text:p>16</text:p>
          </table:table-cell>
          <table:table-cell table:style-name="ce4" office:value-type="float" office:value="1.79419172045939" calcext:value-type="float">
            <text:p>1.7941917205</text:p>
          </table:table-cell>
          <table:table-cell table:style-name="ce4" office:value-type="float" office:value="1.69565825550006" calcext:value-type="float">
            <text:p>1.6956582555</text:p>
          </table:table-cell>
          <table:table-cell table:style-name="ce4" office:value-type="float" office:value="1.81572916345137" calcext:value-type="float">
            <text:p>1.8157291635</text:p>
          </table:table-cell>
          <table:table-cell table:style-name="ce4" office:value-type="float" office:value="1.78260760973296" calcext:value-type="float">
            <text:p>1.7826076097</text:p>
          </table:table-cell>
          <table:table-cell table:style-name="ce4" office:value-type="float" office:value="1.67520919246812" calcext:value-type="float">
            <text:p>1.6752091925</text:p>
          </table:table-cell>
          <table:table-cell table:style-name="ce4" office:value-type="float" office:value="1.67576891883902" calcext:value-type="float">
            <text:p>1.6757689188</text:p>
          </table:table-cell>
          <table:table-cell table:style-name="ce4" office:value-type="float" office:value="1.67165137688059" calcext:value-type="float">
            <text:p>1.6716513769</text:p>
          </table:table-cell>
          <table:table-cell table:style-name="ce4" office:value-type="float" office:value="1.8078948197852" calcext:value-type="float">
            <text:p>1.8078948198</text:p>
          </table:table-cell>
          <table:table-cell table:style-name="ce4" office:value-type="float" office:value="1.80109600650683" calcext:value-type="float">
            <text:p>1.8010960065</text:p>
          </table:table-cell>
          <table:table-cell table:style-name="ce4" office:value-type="float" office:value="1.7817608533433" calcext:value-type="float">
            <text:p>1.7817608533</text:p>
          </table:table-cell>
          <table:table-cell/>
        </table:table-row>
        <table:table-row table:style-name="ro1">
          <table:table-cell/>
          <table:table-cell table:formula="of:=[Entropy.B53]+1" office:value-type="float" office:value="17" calcext:value-type="float">
            <text:p>17</text:p>
          </table:table-cell>
          <table:table-cell table:style-name="ce4" office:value-type="float" office:value="1.90453318549287" calcext:value-type="float">
            <text:p>1.9045331855</text:p>
          </table:table-cell>
          <table:table-cell table:style-name="ce4" office:value-type="float" office:value="1.8051512610795" calcext:value-type="float">
            <text:p>1.8051512611</text:p>
          </table:table-cell>
          <table:table-cell table:style-name="ce4" office:value-type="float" office:value="1.92892464607677" calcext:value-type="float">
            <text:p>1.9289246461</text:p>
          </table:table-cell>
          <table:table-cell table:style-name="ce4" office:value-type="float" office:value="1.90144539389732" calcext:value-type="float">
            <text:p>1.9014453939</text:p>
          </table:table-cell>
          <table:table-cell table:style-name="ce4" office:value-type="float" office:value="1.78566982823415" calcext:value-type="float">
            <text:p>1.7856698282</text:p>
          </table:table-cell>
          <table:table-cell table:style-name="ce4" office:value-type="float" office:value="1.79024246061403" calcext:value-type="float">
            <text:p>1.7902424606</text:p>
          </table:table-cell>
          <table:table-cell table:style-name="ce4" office:value-type="float" office:value="1.78003913770053" calcext:value-type="float">
            <text:p>1.7800391377</text:p>
          </table:table-cell>
          <table:table-cell table:style-name="ce4" office:value-type="float" office:value="1.92164452022124" calcext:value-type="float">
            <text:p>1.9216445202</text:p>
          </table:table-cell>
          <table:table-cell table:style-name="ce4" office:value-type="float" office:value="1.91451480383429" calcext:value-type="float">
            <text:p>1.9145148038</text:p>
          </table:table-cell>
          <table:table-cell table:style-name="ce4" office:value-type="float" office:value="1.89121915343231" calcext:value-type="float">
            <text:p>1.8912191534</text:p>
          </table:table-cell>
          <table:table-cell/>
        </table:table-row>
        <table:table-row table:style-name="ro1">
          <table:table-cell/>
          <table:table-cell table:formula="of:=[Entropy.B54]+1" office:value-type="float" office:value="18" calcext:value-type="float">
            <text:p>18</text:p>
          </table:table-cell>
          <table:table-cell table:style-name="ce4" office:value-type="float" office:value="2.0192424283489" calcext:value-type="float">
            <text:p>2.0192424283</text:p>
          </table:table-cell>
          <table:table-cell table:style-name="ce4" office:value-type="float" office:value="1.91274355340053" calcext:value-type="float">
            <text:p>1.9127435534</text:p>
          </table:table-cell>
          <table:table-cell table:style-name="ce4" office:value-type="float" office:value="2.039204981396" calcext:value-type="float">
            <text:p>2.0392049814</text:p>
          </table:table-cell>
          <table:table-cell table:style-name="ce4" office:value-type="float" office:value="2.01227637207642" calcext:value-type="float">
            <text:p>2.0122763721</text:p>
          </table:table-cell>
          <table:table-cell table:style-name="ce4" office:value-type="float" office:value="1.89751373080372" calcext:value-type="float">
            <text:p>1.8975137308</text:p>
          </table:table-cell>
          <table:table-cell table:style-name="ce4" office:value-type="float" office:value="1.89981893714892" calcext:value-type="float">
            <text:p>1.8998189371</text:p>
          </table:table-cell>
          <table:table-cell table:style-name="ce4" office:value-type="float" office:value="1.88686502238613" calcext:value-type="float">
            <text:p>1.8868650224</text:p>
          </table:table-cell>
          <table:table-cell table:style-name="ce4" office:value-type="float" office:value="2.03388729393842" calcext:value-type="float">
            <text:p>2.0338872939</text:p>
          </table:table-cell>
          <table:table-cell table:style-name="ce4" office:value-type="float" office:value="2.01925042614832" calcext:value-type="float">
            <text:p>2.0192504261</text:p>
          </table:table-cell>
          <table:table-cell table:style-name="ce4" office:value-type="float" office:value="1.99778294095168" calcext:value-type="float">
            <text:p>1.997782941</text:p>
          </table:table-cell>
          <table:table-cell/>
        </table:table-row>
        <table:table-row table:style-name="ro1">
          <table:table-cell/>
          <table:table-cell table:formula="of:=[Entropy.B55]+1" office:value-type="float" office:value="19" calcext:value-type="float">
            <text:p>19</text:p>
          </table:table-cell>
          <table:table-cell table:style-name="ce4" office:value-type="float" office:value="2.13109397540314" calcext:value-type="float">
            <text:p>2.1310939754</text:p>
          </table:table-cell>
          <table:table-cell table:style-name="ce4" office:value-type="float" office:value="2.02588162038723" calcext:value-type="float">
            <text:p>2.0258816204</text:p>
          </table:table-cell>
          <table:table-cell table:style-name="ce4" office:value-type="float" office:value="2.14685521897978" calcext:value-type="float">
            <text:p>2.146855219</text:p>
          </table:table-cell>
          <table:table-cell table:style-name="ce4" office:value-type="float" office:value="2.12760781111435" calcext:value-type="float">
            <text:p>2.1276078111</text:p>
          </table:table-cell>
          <table:table-cell table:style-name="ce4" office:value-type="float" office:value="2.00422017757174" calcext:value-type="float">
            <text:p>2.0042201776</text:p>
          </table:table-cell>
          <table:table-cell table:style-name="ce4" office:value-type="float" office:value="2.01595614956257" calcext:value-type="float">
            <text:p>2.0159561496</text:p>
          </table:table-cell>
          <table:table-cell table:style-name="ce4" office:value-type="float" office:value="1.99712418122119" calcext:value-type="float">
            <text:p>1.9971241812</text:p>
          </table:table-cell>
          <table:table-cell table:style-name="ce4" office:value-type="float" office:value="2.1437980234182" calcext:value-type="float">
            <text:p>2.1437980234</text:p>
          </table:table-cell>
          <table:table-cell table:style-name="ce4" office:value-type="float" office:value="2.1294529225754" calcext:value-type="float">
            <text:p>2.1294529226</text:p>
          </table:table-cell>
          <table:table-cell table:style-name="ce4" office:value-type="float" office:value="2.10897826604916" calcext:value-type="float">
            <text:p>2.108978266</text:p>
          </table:table-cell>
          <table:table-cell/>
        </table:table-row>
        <table:table-row table:style-name="ro1">
          <table:table-cell/>
          <table:table-cell table:formula="of:=[Entropy.B56]+1" office:value-type="float" office:value="20" calcext:value-type="float">
            <text:p>20</text:p>
          </table:table-cell>
          <table:table-cell table:style-name="ce4" office:value-type="float" office:value="2.24762720024295" calcext:value-type="float">
            <text:p>2.2476272002</text:p>
          </table:table-cell>
          <table:table-cell table:style-name="ce4" office:value-type="float" office:value="2.1301305253085" calcext:value-type="float">
            <text:p>2.1301305253</text:p>
          </table:table-cell>
          <table:table-cell table:style-name="ce4" office:value-type="float" office:value="2.26277133467383" calcext:value-type="float">
            <text:p>2.2627713347</text:p>
          </table:table-cell>
          <table:table-cell table:style-name="ce4" office:value-type="float" office:value="2.23638844959504" calcext:value-type="float">
            <text:p>2.2363884496</text:p>
          </table:table-cell>
          <table:table-cell table:style-name="ce4" office:value-type="float" office:value="2.11644711078239" calcext:value-type="float">
            <text:p>2.1164471108</text:p>
          </table:table-cell>
          <table:table-cell table:style-name="ce4" office:value-type="float" office:value="2.1261747364749" calcext:value-type="float">
            <text:p>2.1261747365</text:p>
          </table:table-cell>
          <table:table-cell table:style-name="ce4" office:value-type="float" office:value="2.10771233829521" calcext:value-type="float">
            <text:p>2.1077123383</text:p>
          </table:table-cell>
          <table:table-cell table:style-name="ce4" office:value-type="float" office:value="2.25362395623816" calcext:value-type="float">
            <text:p>2.2536239562</text:p>
          </table:table-cell>
          <table:table-cell table:style-name="ce4" office:value-type="float" office:value="2.2370216968421" calcext:value-type="float">
            <text:p>2.2370216968</text:p>
          </table:table-cell>
          <table:table-cell table:style-name="ce4" office:value-type="float" office:value="2.21929132104391" calcext:value-type="float">
            <text:p>2.219291321</text:p>
          </table:table-cell>
          <table:table-cell table:style-name="ce5" table:formula="of:=AVERAGE([Entropy.C57:.L57])" office:value-type="float" office:value="2.1937188669497" calcext:value-type="float">
            <text:p>2.1937188669</text:p>
          </table:table-cell>
        </table:table-row>
        <table:table-row table:style-name="ro1">
          <table:table-cell/>
          <table:table-cell table:formula="of:=[Entropy.B57]+1" office:value-type="float" office:value="21" calcext:value-type="float">
            <text:p>21</text:p>
          </table:table-cell>
          <table:table-cell table:style-name="ce4" office:value-type="float" office:value="2.35866769285598" calcext:value-type="float">
            <text:p>2.3586676929</text:p>
          </table:table-cell>
          <table:table-cell table:style-name="ce4" office:value-type="float" office:value="2.23777777259107" calcext:value-type="float">
            <text:p>2.2377777726</text:p>
          </table:table-cell>
          <table:table-cell table:style-name="ce4" office:value-type="float" office:value="2.37620623269642" calcext:value-type="float">
            <text:p>2.3762062327</text:p>
          </table:table-cell>
          <table:table-cell table:style-name="ce4" office:value-type="float" office:value="2.35021038322271" calcext:value-type="float">
            <text:p>2.3502103832</text:p>
          </table:table-cell>
          <table:table-cell table:style-name="ce4" office:value-type="float" office:value="2.23034339062919" calcext:value-type="float">
            <text:p>2.2303433906</text:p>
          </table:table-cell>
          <table:table-cell table:style-name="ce4" office:value-type="float" office:value="2.23348906123099" calcext:value-type="float">
            <text:p>2.2334890612</text:p>
          </table:table-cell>
          <table:table-cell table:style-name="ce4" office:value-type="float" office:value="2.22206262145457" calcext:value-type="float">
            <text:p>2.2220626215</text:p>
          </table:table-cell>
          <table:table-cell table:style-name="ce4" office:value-type="float" office:value="2.36586331790146" calcext:value-type="float">
            <text:p>2.3658633179</text:p>
          </table:table-cell>
          <table:table-cell table:style-name="ce4" office:value-type="float" office:value="2.34556653809455" calcext:value-type="float">
            <text:p>2.3455665381</text:p>
          </table:table-cell>
          <table:table-cell table:style-name="ce4" office:value-type="float" office:value="2.32809002230812" calcext:value-type="float">
            <text:p>2.3280900223</text:p>
          </table:table-cell>
          <table:table-cell/>
        </table:table-row>
        <table:table-row table:style-name="ro1">
          <table:table-cell/>
          <table:table-cell table:formula="of:=[Entropy.B58]+1" office:value-type="float" office:value="22" calcext:value-type="float">
            <text:p>22</text:p>
          </table:table-cell>
          <table:table-cell table:style-name="ce4" office:value-type="float" office:value="2.47440077825753" calcext:value-type="float">
            <text:p>2.4744007783</text:p>
          </table:table-cell>
          <table:table-cell table:style-name="ce4" office:value-type="float" office:value="2.34649749224364" calcext:value-type="float">
            <text:p>2.3464974922</text:p>
          </table:table-cell>
          <table:table-cell table:style-name="ce4" office:value-type="float" office:value="2.49349351938031" calcext:value-type="float">
            <text:p>2.4934935194</text:p>
          </table:table-cell>
          <table:table-cell table:style-name="ce4" office:value-type="float" office:value="2.46087101076455" calcext:value-type="float">
            <text:p>2.4608710108</text:p>
          </table:table-cell>
          <table:table-cell table:style-name="ce4" office:value-type="float" office:value="2.34240911443876" calcext:value-type="float">
            <text:p>2.3424091144</text:p>
          </table:table-cell>
          <table:table-cell table:style-name="ce4" office:value-type="float" office:value="2.34322069659088" calcext:value-type="float">
            <text:p>2.3432206966</text:p>
          </table:table-cell>
          <table:table-cell table:style-name="ce4" office:value-type="float" office:value="2.33191111670572" calcext:value-type="float">
            <text:p>2.3319111167</text:p>
          </table:table-cell>
          <table:table-cell table:style-name="ce4" office:value-type="float" office:value="2.47972658278232" calcext:value-type="float">
            <text:p>2.4797265828</text:p>
          </table:table-cell>
          <table:table-cell table:style-name="ce4" office:value-type="float" office:value="2.45469993387555" calcext:value-type="float">
            <text:p>2.4546999339</text:p>
          </table:table-cell>
          <table:table-cell table:style-name="ce4" office:value-type="float" office:value="2.43793588458747" calcext:value-type="float">
            <text:p>2.4379358846</text:p>
          </table:table-cell>
          <table:table-cell/>
        </table:table-row>
        <table:table-row table:style-name="ro1">
          <table:table-cell/>
          <table:table-cell table:formula="of:=[Entropy.B59]+1" office:value-type="float" office:value="23" calcext:value-type="float">
            <text:p>23</text:p>
          </table:table-cell>
          <table:table-cell table:style-name="ce4" office:value-type="float" office:value="2.58733510594741" calcext:value-type="float">
            <text:p>2.5873351059</text:p>
          </table:table-cell>
          <table:table-cell table:style-name="ce4" office:value-type="float" office:value="2.45563959439457" calcext:value-type="float">
            <text:p>2.4556395944</text:p>
          </table:table-cell>
          <table:table-cell table:style-name="ce4" office:value-type="float" office:value="2.60692025732984" calcext:value-type="float">
            <text:p>2.6069202573</text:p>
          </table:table-cell>
          <table:table-cell table:style-name="ce4" office:value-type="float" office:value="2.57133823822719" calcext:value-type="float">
            <text:p>2.5713382382</text:p>
          </table:table-cell>
          <table:table-cell table:style-name="ce4" office:value-type="float" office:value="2.45394594169947" calcext:value-type="float">
            <text:p>2.4539459417</text:p>
          </table:table-cell>
          <table:table-cell table:style-name="ce4" office:value-type="float" office:value="2.44725750723379" calcext:value-type="float">
            <text:p>2.4472575072</text:p>
          </table:table-cell>
          <table:table-cell table:style-name="ce4" office:value-type="float" office:value="2.44394869206238" calcext:value-type="float">
            <text:p>2.4439486921</text:p>
          </table:table-cell>
          <table:table-cell table:style-name="ce4" office:value-type="float" office:value="2.59486802640406" calcext:value-type="float">
            <text:p>2.5948680264</text:p>
          </table:table-cell>
          <table:table-cell table:style-name="ce4" office:value-type="float" office:value="2.5638299439909" calcext:value-type="float">
            <text:p>2.563829944</text:p>
          </table:table-cell>
          <table:table-cell table:style-name="ce4" office:value-type="float" office:value="2.54784828075779" calcext:value-type="float">
            <text:p>2.5478482808</text:p>
          </table:table-cell>
          <table:table-cell/>
        </table:table-row>
        <table:table-row table:style-name="ro1">
          <table:table-cell/>
          <table:table-cell table:formula="of:=[Entropy.B60]+1" office:value-type="float" office:value="24" calcext:value-type="float">
            <text:p>24</text:p>
          </table:table-cell>
          <table:table-cell table:style-name="ce4" office:value-type="float" office:value="2.69947747115659" calcext:value-type="float">
            <text:p>2.6994774712</text:p>
          </table:table-cell>
          <table:table-cell table:style-name="ce4" office:value-type="float" office:value="2.56681107563824" calcext:value-type="float">
            <text:p>2.5668110756</text:p>
          </table:table-cell>
          <table:table-cell table:style-name="ce4" office:value-type="float" office:value="2.72544360532187" calcext:value-type="float">
            <text:p>2.7254436053</text:p>
          </table:table-cell>
          <table:table-cell table:style-name="ce4" office:value-type="float" office:value="2.68284192276908" calcext:value-type="float">
            <text:p>2.6828419228</text:p>
          </table:table-cell>
          <table:table-cell table:style-name="ce4" office:value-type="float" office:value="2.56766878557165" calcext:value-type="float">
            <text:p>2.5676687856</text:p>
          </table:table-cell>
          <table:table-cell table:style-name="ce4" office:value-type="float" office:value="2.55599518234357" calcext:value-type="float">
            <text:p>2.5559951823</text:p>
          </table:table-cell>
          <table:table-cell table:style-name="ce4" office:value-type="float" office:value="2.55324014228165" calcext:value-type="float">
            <text:p>2.5532401423</text:p>
          </table:table-cell>
          <table:table-cell table:style-name="ce4" office:value-type="float" office:value="2.70426212821078" calcext:value-type="float">
            <text:p>2.7042621282</text:p>
          </table:table-cell>
          <table:table-cell table:style-name="ce4" office:value-type="float" office:value="2.67452666335544" calcext:value-type="float">
            <text:p>2.6745266634</text:p>
          </table:table-cell>
          <table:table-cell table:style-name="ce4" office:value-type="float" office:value="2.65815850457438" calcext:value-type="float">
            <text:p>2.6581585046</text:p>
          </table:table-cell>
          <table:table-cell/>
        </table:table-row>
        <table:table-row table:style-name="ro1">
          <table:table-cell/>
          <table:table-cell table:formula="of:=[Entropy.B61]+1" office:value-type="float" office:value="25" calcext:value-type="float">
            <text:p>25</text:p>
          </table:table-cell>
          <table:table-cell table:style-name="ce4" office:value-type="float" office:value="2.81190234383109" calcext:value-type="float">
            <text:p>2.8119023438</text:p>
          </table:table-cell>
          <table:table-cell table:style-name="ce4" office:value-type="float" office:value="2.67593388067378" calcext:value-type="float">
            <text:p>2.6759338807</text:p>
          </table:table-cell>
          <table:table-cell table:style-name="ce4" office:value-type="float" office:value="2.84530289633141" calcext:value-type="float">
            <text:p>2.8453028963</text:p>
          </table:table-cell>
          <table:table-cell table:style-name="ce4" office:value-type="float" office:value="2.79931845547079" calcext:value-type="float">
            <text:p>2.7993184555</text:p>
          </table:table-cell>
          <table:table-cell table:style-name="ce4" office:value-type="float" office:value="2.67904861172958" calcext:value-type="float">
            <text:p>2.6790486117</text:p>
          </table:table-cell>
          <table:table-cell table:style-name="ce4" office:value-type="float" office:value="2.66864475001487" calcext:value-type="float">
            <text:p>2.66864475</text:p>
          </table:table-cell>
          <table:table-cell table:style-name="ce4" office:value-type="float" office:value="2.66498013573465" calcext:value-type="float">
            <text:p>2.6649801357</text:p>
          </table:table-cell>
          <table:table-cell table:style-name="ce4" office:value-type="float" office:value="2.81317038755738" calcext:value-type="float">
            <text:p>2.8131703876</text:p>
          </table:table-cell>
          <table:table-cell table:style-name="ce4" office:value-type="float" office:value="2.79219055902383" calcext:value-type="float">
            <text:p>2.792190559</text:p>
          </table:table-cell>
          <table:table-cell table:style-name="ce4" office:value-type="float" office:value="2.76757798646289" calcext:value-type="float">
            <text:p>2.7675779865</text:p>
          </table:table-cell>
          <table:table-cell table:formula="of:=AVERAGE([Entropy.C62:.L62])" office:value-type="float" office:value="2.75180700068303" calcext:value-type="float">
            <text:p>2.7518070007</text:p>
          </table:table-cell>
        </table:table-row>
        <table:table-row table:style-name="ro1">
          <table:table-cell/>
          <table:table-cell table:formula="of:=[Entropy.B62]+1" office:value-type="float" office:value="26" calcext:value-type="float">
            <text:p>26</text:p>
          </table:table-cell>
          <table:table-cell table:style-name="ce4" office:value-type="float" office:value="2.92807291909209" calcext:value-type="float">
            <text:p>2.9280729191</text:p>
          </table:table-cell>
          <table:table-cell table:style-name="ce4" office:value-type="float" office:value="2.78356360053983" calcext:value-type="float">
            <text:p>2.7835636005</text:p>
          </table:table-cell>
          <table:table-cell table:style-name="ce4" office:value-type="float" office:value="2.95427663827583" calcext:value-type="float">
            <text:p>2.9542766383</text:p>
          </table:table-cell>
          <table:table-cell table:style-name="ce4" office:value-type="float" office:value="2.91523666296324" calcext:value-type="float">
            <text:p>2.915236663</text:p>
          </table:table-cell>
          <table:table-cell table:style-name="ce4" office:value-type="float" office:value="2.78350392387304" calcext:value-type="float">
            <text:p>2.7835039239</text:p>
          </table:table-cell>
          <table:table-cell table:style-name="ce4" office:value-type="float" office:value="2.77716426210673" calcext:value-type="float">
            <text:p>2.7771642621</text:p>
          </table:table-cell>
          <table:table-cell table:style-name="ce4" office:value-type="float" office:value="2.77823407839607" calcext:value-type="float">
            <text:p>2.7782340784</text:p>
          </table:table-cell>
          <table:table-cell table:style-name="ce4" office:value-type="float" office:value="2.92204947016333" calcext:value-type="float">
            <text:p>2.9220494702</text:p>
          </table:table-cell>
          <table:table-cell table:style-name="ce4" office:value-type="float" office:value="2.90353183086463" calcext:value-type="float">
            <text:p>2.9035318309</text:p>
          </table:table-cell>
          <table:table-cell table:style-name="ce4" office:value-type="float" office:value="2.87855363512794" calcext:value-type="float">
            <text:p>2.8785536351</text:p>
          </table:table-cell>
          <table:table-cell/>
        </table:table-row>
        <table:table-row table:style-name="ro1">
          <table:table-cell/>
          <table:table-cell table:formula="of:=[Entropy.B63]+1" office:value-type="float" office:value="27" calcext:value-type="float">
            <text:p>27</text:p>
          </table:table-cell>
          <table:table-cell table:style-name="ce4" office:value-type="float" office:value="3.04113505011655" calcext:value-type="float">
            <text:p>3.0411350501</text:p>
          </table:table-cell>
          <table:table-cell table:style-name="ce4" office:value-type="float" office:value="2.89464598006541" calcext:value-type="float">
            <text:p>2.8946459801</text:p>
          </table:table-cell>
          <table:table-cell table:style-name="ce4" office:value-type="float" office:value="3.0757781899995" calcext:value-type="float">
            <text:p>3.07577819</text:p>
          </table:table-cell>
          <table:table-cell table:style-name="ce4" office:value-type="float" office:value="3.02933937668982" calcext:value-type="float">
            <text:p>3.0293393767</text:p>
          </table:table-cell>
          <table:table-cell table:style-name="ce4" office:value-type="float" office:value="2.89210824610769" calcext:value-type="float">
            <text:p>2.8921082461</text:p>
          </table:table-cell>
          <table:table-cell table:style-name="ce4" office:value-type="float" office:value="2.88625299905079" calcext:value-type="float">
            <text:p>2.8862529991</text:p>
          </table:table-cell>
          <table:table-cell table:style-name="ce4" office:value-type="float" office:value="2.88347237105999" calcext:value-type="float">
            <text:p>2.8834723711</text:p>
          </table:table-cell>
          <table:table-cell table:style-name="ce4" office:value-type="float" office:value="3.03104438352613" calcext:value-type="float">
            <text:p>3.0310443835</text:p>
          </table:table-cell>
          <table:table-cell table:style-name="ce4" office:value-type="float" office:value="3.01361542895777" calcext:value-type="float">
            <text:p>3.013615429</text:p>
          </table:table-cell>
          <table:table-cell table:style-name="ce4" office:value-type="float" office:value="2.98961173766997" calcext:value-type="float">
            <text:p>2.9896117377</text:p>
          </table:table-cell>
          <table:table-cell/>
        </table:table-row>
        <table:table-row table:style-name="ro1">
          <table:table-cell/>
          <table:table-cell table:formula="of:=[Entropy.B64]+1" office:value-type="float" office:value="28" calcext:value-type="float">
            <text:p>28</text:p>
          </table:table-cell>
          <table:table-cell table:style-name="ce4" office:value-type="float" office:value="3.15587815044836" calcext:value-type="float">
            <text:p>3.1558781504</text:p>
          </table:table-cell>
          <table:table-cell table:style-name="ce4" office:value-type="float" office:value="2.99807352857074" calcext:value-type="float">
            <text:p>2.9980735286</text:p>
          </table:table-cell>
          <table:table-cell table:style-name="ce4" office:value-type="float" office:value="3.1852799191441" calcext:value-type="float">
            <text:p>3.1852799191</text:p>
          </table:table-cell>
          <table:table-cell table:style-name="ce4" office:value-type="float" office:value="3.14202934682324" calcext:value-type="float">
            <text:p>3.1420293468</text:p>
          </table:table-cell>
          <table:table-cell table:style-name="ce4" office:value-type="float" office:value="3.00194512051229" calcext:value-type="float">
            <text:p>3.0019451205</text:p>
          </table:table-cell>
          <table:table-cell table:style-name="ce4" office:value-type="float" office:value="2.99066914760151" calcext:value-type="float">
            <text:p>2.9906691476</text:p>
          </table:table-cell>
          <table:table-cell table:style-name="ce4" office:value-type="float" office:value="2.98710455819733" calcext:value-type="float">
            <text:p>2.9871045582</text:p>
          </table:table-cell>
          <table:table-cell table:style-name="ce4" office:value-type="float" office:value="3.14544399904402" calcext:value-type="float">
            <text:p>3.145443999</text:p>
          </table:table-cell>
          <table:table-cell table:style-name="ce4" office:value-type="float" office:value="3.12453456203634" calcext:value-type="float">
            <text:p>3.124534562</text:p>
          </table:table-cell>
          <table:table-cell table:style-name="ce4" office:value-type="float" office:value="3.10437122762386" calcext:value-type="float">
            <text:p>3.1043712276</text:p>
          </table:table-cell>
          <table:table-cell/>
        </table:table-row>
        <table:table-row table:style-name="ro1">
          <table:table-cell/>
          <table:table-cell table:formula="of:=[Entropy.B65]+1" office:value-type="float" office:value="29" calcext:value-type="float">
            <text:p>29</text:p>
          </table:table-cell>
          <table:table-cell table:style-name="ce4" office:value-type="float" office:value="3.26920330599961" calcext:value-type="float">
            <text:p>3.269203306</text:p>
          </table:table-cell>
          <table:table-cell table:style-name="ce4" office:value-type="float" office:value="3.10603445155676" calcext:value-type="float">
            <text:p>3.1060344516</text:p>
          </table:table-cell>
          <table:table-cell table:style-name="ce4" office:value-type="float" office:value="3.30042341901919" calcext:value-type="float">
            <text:p>3.300423419</text:p>
          </table:table-cell>
          <table:table-cell table:style-name="ce4" office:value-type="float" office:value="3.2535884410731" calcext:value-type="float">
            <text:p>3.2535884411</text:p>
          </table:table-cell>
          <table:table-cell table:style-name="ce4" office:value-type="float" office:value="3.11308451576541" calcext:value-type="float">
            <text:p>3.1130845158</text:p>
          </table:table-cell>
          <table:table-cell table:style-name="ce4" office:value-type="float" office:value="3.09941682767993" calcext:value-type="float">
            <text:p>3.0994168277</text:p>
          </table:table-cell>
          <table:table-cell table:style-name="ce4" office:value-type="float" office:value="3.09928868960092" calcext:value-type="float">
            <text:p>3.0992886896</text:p>
          </table:table-cell>
          <table:table-cell table:style-name="ce4" office:value-type="float" office:value="3.26059963339085" calcext:value-type="float">
            <text:p>3.2605996334</text:p>
          </table:table-cell>
          <table:table-cell table:style-name="ce4" office:value-type="float" office:value="3.24120526375278" calcext:value-type="float">
            <text:p>3.2412052638</text:p>
          </table:table-cell>
          <table:table-cell table:style-name="ce4" office:value-type="float" office:value="3.21745865781419" calcext:value-type="float">
            <text:p>3.2174586578</text:p>
          </table:table-cell>
          <table:table-cell/>
        </table:table-row>
        <table:table-row table:style-name="ro1">
          <table:table-cell/>
          <table:table-cell table:formula="of:=[Entropy.B66]+1" office:value-type="float" office:value="30" calcext:value-type="float">
            <text:p>30</text:p>
          </table:table-cell>
          <table:table-cell table:style-name="ce4" office:value-type="float" office:value="3.38171513159761" calcext:value-type="float">
            <text:p>3.3817151316</text:p>
          </table:table-cell>
          <table:table-cell table:style-name="ce4" office:value-type="float" office:value="3.21664173972646" calcext:value-type="float">
            <text:p>3.2166417397</text:p>
          </table:table-cell>
          <table:table-cell table:style-name="ce4" office:value-type="float" office:value="3.42000947588197" calcext:value-type="float">
            <text:p>3.4200094759</text:p>
          </table:table-cell>
          <table:table-cell table:style-name="ce4" office:value-type="float" office:value="3.36871106297492" calcext:value-type="float">
            <text:p>3.368711063</text:p>
          </table:table-cell>
          <table:table-cell table:style-name="ce4" office:value-type="float" office:value="3.22029134396841" calcext:value-type="float">
            <text:p>3.220291344</text:p>
          </table:table-cell>
          <table:table-cell table:style-name="ce4" office:value-type="float" office:value="3.21349770715819" calcext:value-type="float">
            <text:p>3.2134977072</text:p>
          </table:table-cell>
          <table:table-cell table:style-name="ce4" office:value-type="float" office:value="3.20944601525963" calcext:value-type="float">
            <text:p>3.2094460153</text:p>
          </table:table-cell>
          <table:table-cell table:style-name="ce4" office:value-type="float" office:value="3.37575264143737" calcext:value-type="float">
            <text:p>3.3757526414</text:p>
          </table:table-cell>
          <table:table-cell table:style-name="ce4" office:value-type="float" office:value="3.35839233659624" calcext:value-type="float">
            <text:p>3.3583923366</text:p>
          </table:table-cell>
          <table:table-cell table:style-name="ce4" office:value-type="float" office:value="3.32961479495196" calcext:value-type="float">
            <text:p>3.329614795</text:p>
          </table:table-cell>
          <table:table-cell table:style-name="ce5" table:formula="of:=AVERAGE([Entropy.C67:.L67])" office:value-type="float" office:value="3.30940722495528" calcext:value-type="float">
            <text:p>3.309407225</text:p>
          </table:table-cell>
        </table:table-row>
      </table:table>
      <table:table table:name="EPC" table:style-name="ta1">
        <table:table-column table:style-name="co1" table:number-columns-repeated="13" table:default-cell-style-name="Default"/>
        <table:table-column table:style-name="co1" table:default-cell-style-name="ce3"/>
        <table:table-row table:style-name="ro1" table:number-rows-repeated="13">
          <table:table-cell table:number-columns-repeated="13"/>
          <table:table-cell table:style-name="Default"/>
        </table:table-row>
        <table:table-row table:style-name="ro1">
          <table:table-cell table:number-columns-repeated="8"/>
          <table:table-cell table:style-name="ce3" office:value-type="string" calcext:value-type="string">
            <text:p>N=5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1" office:value-type="float" office:value="0.371072004262561" calcext:value-type="float">
            <text:p>0.3710720043</text:p>
          </table:table-cell>
          <table:table-cell table:style-name="ce1" office:value-type="float" office:value="0.20441921578598" calcext:value-type="float">
            <text:p>0.2044192158</text:p>
          </table:table-cell>
          <table:table-cell table:style-name="ce1" office:value-type="float" office:value="0.310016445592949" calcext:value-type="float">
            <text:p>0.3100164456</text:p>
          </table:table-cell>
          <table:table-cell table:style-name="ce1" office:value-type="float" office:value="0.313886033463031" calcext:value-type="float">
            <text:p>0.3138860335</text:p>
          </table:table-cell>
          <table:table-cell table:style-name="ce1" office:value-type="float" office:value="0.326949152974156" calcext:value-type="float">
            <text:p>0.326949153</text:p>
          </table:table-cell>
          <table:table-cell table:style-name="ce1" office:value-type="float" office:value="0.269405066211213" calcext:value-type="float">
            <text:p>0.2694050662</text:p>
          </table:table-cell>
          <table:table-cell table:style-name="ce1" office:value-type="float" office:value="0.3047342906108" calcext:value-type="float">
            <text:p>0.3047342906</text:p>
          </table:table-cell>
          <table:table-cell table:style-name="ce1" office:value-type="float" office:value="0.299254503037322" calcext:value-type="float">
            <text:p>0.299254503</text:p>
          </table:table-cell>
          <table:table-cell table:style-name="ce1" office:value-type="float" office:value="0.271249360987522" calcext:value-type="float">
            <text:p>0.271249361</text:p>
          </table:table-cell>
          <table:table-cell table:style-name="ce1" office:value-type="float" office:value="0.257399536167197" calcext:value-type="float">
            <text:p>0.2573995362</text:p>
          </table:table-cell>
          <table:table-cell table:formula="of:=AVERAGE([.D16:.M16])" office:value-type="float" office:value="0.292838560909273" calcext:value-type="float">
            <text:p>0.2928385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214411446361777" calcext:value-type="float">
            <text:p>0.2144114464</text:p>
          </table:table-cell>
          <table:table-cell table:style-name="ce1" office:value-type="float" office:value="0.0525769052987883" calcext:value-type="float">
            <text:p>0.0525769053</text:p>
          </table:table-cell>
          <table:table-cell table:style-name="ce1" office:value-type="float" office:value="0.157462326336647" calcext:value-type="float">
            <text:p>0.1574623263</text:p>
          </table:table-cell>
          <table:table-cell table:style-name="ce1" office:value-type="float" office:value="0.111627806623152" calcext:value-type="float">
            <text:p>0.1116278066</text:p>
          </table:table-cell>
          <table:table-cell table:style-name="ce1" office:value-type="float" office:value="0.0600831487425891" calcext:value-type="float">
            <text:p>0.0600831487</text:p>
          </table:table-cell>
          <table:table-cell table:style-name="ce1" office:value-type="float" office:value="0.0534896239523327" calcext:value-type="float">
            <text:p>0.053489624</text:p>
          </table:table-cell>
          <table:table-cell table:style-name="ce1" office:value-type="float" office:value="0.0559244333630859" calcext:value-type="float">
            <text:p>0.0559244334</text:p>
          </table:table-cell>
          <table:table-cell table:style-name="ce1" office:value-type="float" office:value="0.154376043213973" calcext:value-type="float">
            <text:p>0.1543760432</text:p>
          </table:table-cell>
          <table:table-cell table:style-name="ce1" office:value-type="float" office:value="0.137419003698645" calcext:value-type="float">
            <text:p>0.1374190037</text:p>
          </table:table-cell>
          <table:table-cell table:style-name="ce1" office:value-type="float" office:value="0.150608900935508" calcext:value-type="float">
            <text:p>0.1506089009</text:p>
          </table:table-cell>
          <table:table-cell table:formula="of:=AVERAGE([.D17:.M17])" office:value-type="float" office:value="0.11479796385265" calcext:value-type="float">
            <text:p>0.1147979639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1" office:value-type="float" office:value="0.425488956238534" calcext:value-type="float">
            <text:p>0.4254889562</text:p>
          </table:table-cell>
          <table:table-cell table:style-name="ce1" office:value-type="float" office:value="0.259638450875102" calcext:value-type="float">
            <text:p>0.2596384509</text:p>
          </table:table-cell>
          <table:table-cell table:style-name="ce1" office:value-type="float" office:value="0.372405723238412" calcext:value-type="float">
            <text:p>0.3724057232</text:p>
          </table:table-cell>
          <table:table-cell table:style-name="ce1" office:value-type="float" office:value="0.374564038891137" calcext:value-type="float">
            <text:p>0.3745640389</text:p>
          </table:table-cell>
          <table:table-cell table:style-name="ce1" office:value-type="float" office:value="0.365821783939367" calcext:value-type="float">
            <text:p>0.3658217839</text:p>
          </table:table-cell>
          <table:table-cell table:style-name="ce1" office:value-type="float" office:value="0.315601424458081" calcext:value-type="float">
            <text:p>0.3156014245</text:p>
          </table:table-cell>
          <table:table-cell table:style-name="ce1" office:value-type="float" office:value="0.339626877287028" calcext:value-type="float">
            <text:p>0.3396268773</text:p>
          </table:table-cell>
          <table:table-cell table:style-name="ce1" office:value-type="float" office:value="0.362018245538898" calcext:value-type="float">
            <text:p>0.3620182455</text:p>
          </table:table-cell>
          <table:table-cell table:style-name="ce1" office:value-type="float" office:value="0.325799925798992" calcext:value-type="float">
            <text:p>0.3257999258</text:p>
          </table:table-cell>
          <table:table-cell table:style-name="ce1" office:value-type="float" office:value="0.308728385283314" calcext:value-type="float">
            <text:p>0.3087283853</text:p>
          </table:table-cell>
          <table:table-cell table:formula="of:=AVERAGE([.D19:.M19])" office:value-type="float" office:value="0.344969381154887" calcext:value-type="float">
            <text:p>0.3449693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284610054754014" calcext:value-type="float">
            <text:p>0.2846100548</text:p>
          </table:table-cell>
          <table:table-cell table:style-name="ce1" office:value-type="float" office:value="0.100464509278615" calcext:value-type="float">
            <text:p>0.1004645093</text:p>
          </table:table-cell>
          <table:table-cell table:style-name="ce1" office:value-type="float" office:value="0.209303130941649" calcext:value-type="float">
            <text:p>0.2093031309</text:p>
          </table:table-cell>
          <table:table-cell table:style-name="ce1" office:value-type="float" office:value="0.177807163451195" calcext:value-type="float">
            <text:p>0.1778071635</text:p>
          </table:table-cell>
          <table:table-cell table:style-name="ce1" office:value-type="float" office:value="0.0918536288849854" calcext:value-type="float">
            <text:p>0.0918536289</text:p>
          </table:table-cell>
          <table:table-cell table:style-name="ce1" office:value-type="float" office:value="0.0907718917512658" calcext:value-type="float">
            <text:p>0.0907718918</text:p>
          </table:table-cell>
          <table:table-cell table:style-name="ce1" office:value-type="float" office:value="0.0935928213710727" calcext:value-type="float">
            <text:p>0.0935928214</text:p>
          </table:table-cell>
          <table:table-cell table:style-name="ce1" office:value-type="float" office:value="0.224060735687153" calcext:value-type="float">
            <text:p>0.2240607357</text:p>
          </table:table-cell>
          <table:table-cell table:style-name="ce1" office:value-type="float" office:value="0.194310008508908" calcext:value-type="float">
            <text:p>0.1943100085</text:p>
          </table:table-cell>
          <table:table-cell table:style-name="ce1" office:value-type="float" office:value="0.198630091575097" calcext:value-type="float">
            <text:p>0.1986300916</text:p>
          </table:table-cell>
          <table:table-cell table:formula="of:=AVERAGE([.D20:.M20])" office:value-type="float" office:value="0.166540403620396" calcext:value-type="float">
            <text:p>0.1665404036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1" office:value-type="float" office:value="0.459386561039121" calcext:value-type="float">
            <text:p>0.459386561</text:p>
          </table:table-cell>
          <table:table-cell table:style-name="ce1" office:value-type="float" office:value="0.29480312952049" calcext:value-type="float">
            <text:p>0.2948031295</text:p>
          </table:table-cell>
          <table:table-cell table:style-name="ce1" office:value-type="float" office:value="0.406454795223701" calcext:value-type="float">
            <text:p>0.4064547952</text:p>
          </table:table-cell>
          <table:table-cell table:style-name="ce1" office:value-type="float" office:value="0.414067138799524" calcext:value-type="float">
            <text:p>0.4140671388</text:p>
          </table:table-cell>
          <table:table-cell table:style-name="ce1" office:value-type="float" office:value="0.404505280626875" calcext:value-type="float">
            <text:p>0.4045052806</text:p>
          </table:table-cell>
          <table:table-cell table:style-name="ce1" office:value-type="float" office:value="0.341177216563733" calcext:value-type="float">
            <text:p>0.3411772166</text:p>
          </table:table-cell>
          <table:table-cell table:style-name="ce1" office:value-type="float" office:value="0.369863974846547" calcext:value-type="float">
            <text:p>0.3698639748</text:p>
          </table:table-cell>
          <table:table-cell table:style-name="ce1" office:value-type="float" office:value="0.391646246568923" calcext:value-type="float">
            <text:p>0.3916462466</text:p>
          </table:table-cell>
          <table:table-cell table:style-name="ce1" office:value-type="float" office:value="0.357105147156472" calcext:value-type="float">
            <text:p>0.3571051472</text:p>
          </table:table-cell>
          <table:table-cell table:style-name="ce1" office:value-type="float" office:value="0.332520625738502" calcext:value-type="float">
            <text:p>0.3325206257</text:p>
          </table:table-cell>
          <table:table-cell table:formula="of:=AVERAGE([.D22:.M22])" office:value-type="float" office:value="0.377153011608389" calcext:value-type="float">
            <text:p>0.377153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318102007446668" calcext:value-type="float">
            <text:p>0.3181020074</text:p>
          </table:table-cell>
          <table:table-cell table:style-name="ce1" office:value-type="float" office:value="0.130479126829545" calcext:value-type="float">
            <text:p>0.1304791268</text:p>
          </table:table-cell>
          <table:table-cell table:style-name="ce1" office:value-type="float" office:value="0.247894750807406" calcext:value-type="float">
            <text:p>0.2478947508</text:p>
          </table:table-cell>
          <table:table-cell table:style-name="ce1" office:value-type="float" office:value="0.223342630981434" calcext:value-type="float">
            <text:p>0.223342631</text:p>
          </table:table-cell>
          <table:table-cell table:style-name="ce1" office:value-type="float" office:value="0.13306249760358" calcext:value-type="float">
            <text:p>0.1330624976</text:p>
          </table:table-cell>
          <table:table-cell table:style-name="ce1" office:value-type="float" office:value="0.125296940653641" calcext:value-type="float">
            <text:p>0.1252969407</text:p>
          </table:table-cell>
          <table:table-cell table:style-name="ce1" office:value-type="float" office:value="0.137941726713028" calcext:value-type="float">
            <text:p>0.1379417267</text:p>
          </table:table-cell>
          <table:table-cell table:style-name="ce1" office:value-type="float" office:value="0.263269013241716" calcext:value-type="float">
            <text:p>0.2632690132</text:p>
          </table:table-cell>
          <table:table-cell table:style-name="ce1" office:value-type="float" office:value="0.233482142066931" calcext:value-type="float">
            <text:p>0.2334821421</text:p>
          </table:table-cell>
          <table:table-cell table:style-name="ce1" office:value-type="float" office:value="0.230776533584254" calcext:value-type="float">
            <text:p>0.2307765336</text:p>
          </table:table-cell>
          <table:table-cell table:formula="of:=AVERAGE([.D23:.M23])" office:value-type="float" office:value="0.20436473699282" calcext:value-type="float">
            <text:p>0.20436473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1" office:value-type="float" office:value="0.482117784776885" calcext:value-type="float">
            <text:p>0.4821177848</text:p>
          </table:table-cell>
          <table:table-cell table:style-name="ce1" office:value-type="float" office:value="0.323491817500014" calcext:value-type="float">
            <text:p>0.3234918175</text:p>
          </table:table-cell>
          <table:table-cell table:style-name="ce1" office:value-type="float" office:value="0.427257447976285" calcext:value-type="float">
            <text:p>0.427257448</text:p>
          </table:table-cell>
          <table:table-cell table:style-name="ce1" office:value-type="float" office:value="0.436005246446976" calcext:value-type="float">
            <text:p>0.4360052464</text:p>
          </table:table-cell>
          <table:table-cell table:style-name="ce1" office:value-type="float" office:value="0.430751284397243" calcext:value-type="float">
            <text:p>0.4307512844</text:p>
          </table:table-cell>
          <table:table-cell table:style-name="ce1" office:value-type="float" office:value="0.358891557886627" calcext:value-type="float">
            <text:p>0.3588915579</text:p>
          </table:table-cell>
          <table:table-cell table:style-name="ce1" office:value-type="float" office:value="0.397359453213624" calcext:value-type="float">
            <text:p>0.3973594532</text:p>
          </table:table-cell>
          <table:table-cell table:style-name="ce1" office:value-type="float" office:value="0.416829718739534" calcext:value-type="float">
            <text:p>0.4168297187</text:p>
          </table:table-cell>
          <table:table-cell table:style-name="ce1" office:value-type="float" office:value="0.376324319443076" calcext:value-type="float">
            <text:p>0.3763243194</text:p>
          </table:table-cell>
          <table:table-cell table:style-name="ce1" office:value-type="float" office:value="0.34923996040873" calcext:value-type="float">
            <text:p>0.3492399604</text:p>
          </table:table-cell>
          <table:table-cell table:formula="of:=AVERAGE([.D25:.M25])" office:value-type="float" office:value="0.399826859078899" calcext:value-type="float">
            <text:p>0.39982685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347213696098736" calcext:value-type="float">
            <text:p>0.3472136961</text:p>
          </table:table-cell>
          <table:table-cell table:style-name="ce1" office:value-type="float" office:value="0.159205289591113" calcext:value-type="float">
            <text:p>0.1592052896</text:p>
          </table:table-cell>
          <table:table-cell table:style-name="ce1" office:value-type="float" office:value="0.279262504029571" calcext:value-type="float">
            <text:p>0.279262504</text:p>
          </table:table-cell>
          <table:table-cell table:style-name="ce1" office:value-type="float" office:value="0.263559953035743" calcext:value-type="float">
            <text:p>0.263559953</text:p>
          </table:table-cell>
          <table:table-cell table:style-name="ce1" office:value-type="float" office:value="0.166948471789369" calcext:value-type="float">
            <text:p>0.1669484718</text:p>
          </table:table-cell>
          <table:table-cell table:style-name="ce1" office:value-type="float" office:value="0.171484350642165" calcext:value-type="float">
            <text:p>0.1714843506</text:p>
          </table:table-cell>
          <table:table-cell table:style-name="ce1" office:value-type="float" office:value="0.171340158134561" calcext:value-type="float">
            <text:p>0.1713401581</text:p>
          </table:table-cell>
          <table:table-cell table:style-name="ce1" office:value-type="float" office:value="0.29139410182228" calcext:value-type="float">
            <text:p>0.2913941018</text:p>
          </table:table-cell>
          <table:table-cell table:style-name="ce1" office:value-type="float" office:value="0.258972027660178" calcext:value-type="float">
            <text:p>0.2589720277</text:p>
          </table:table-cell>
          <table:table-cell table:style-name="ce1" office:value-type="float" office:value="0.253835174132645" calcext:value-type="float">
            <text:p>0.2538351741</text:p>
          </table:table-cell>
          <table:table-cell table:formula="of:=AVERAGE([.D26:.M26])" office:value-type="float" office:value="0.236321572693636" calcext:value-type="float">
            <text:p>0.236321572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1" office:value-type="float" office:value="0.498076831899231" calcext:value-type="float">
            <text:p>0.4980768319</text:p>
          </table:table-cell>
          <table:table-cell table:style-name="ce1" office:value-type="float" office:value="0.348080730669382" calcext:value-type="float">
            <text:p>0.3480807307</text:p>
          </table:table-cell>
          <table:table-cell table:style-name="ce1" office:value-type="float" office:value="0.445043913760581" calcext:value-type="float">
            <text:p>0.4450439138</text:p>
          </table:table-cell>
          <table:table-cell table:style-name="ce1" office:value-type="float" office:value="0.45329654515319" calcext:value-type="float">
            <text:p>0.4532965452</text:p>
          </table:table-cell>
          <table:table-cell table:style-name="ce1" office:value-type="float" office:value="0.447551718947505" calcext:value-type="float">
            <text:p>0.4475517189</text:p>
          </table:table-cell>
          <table:table-cell table:style-name="ce1" office:value-type="float" office:value="0.379610993942993" calcext:value-type="float">
            <text:p>0.3796109939</text:p>
          </table:table-cell>
          <table:table-cell table:style-name="ce1" office:value-type="float" office:value="0.410907936176438" calcext:value-type="float">
            <text:p>0.4109079362</text:p>
          </table:table-cell>
          <table:table-cell table:style-name="ce1" office:value-type="float" office:value="0.43330124887294" calcext:value-type="float">
            <text:p>0.4333012489</text:p>
          </table:table-cell>
          <table:table-cell table:style-name="ce1" office:value-type="float" office:value="0.389794124885894" calcext:value-type="float">
            <text:p>0.3897941249</text:p>
          </table:table-cell>
          <table:table-cell table:style-name="ce1" office:value-type="float" office:value="0.362865395570358" calcext:value-type="float">
            <text:p>0.3628653956</text:p>
          </table:table-cell>
          <table:table-cell table:formula="of:=AVERAGE([.D28:.M28])" office:value-type="float" office:value="0.416852943987851" calcext:value-type="float">
            <text:p>0.416852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367915944683756" calcext:value-type="float">
            <text:p>0.3679159447</text:p>
          </table:table-cell>
          <table:table-cell table:style-name="ce1" office:value-type="float" office:value="0.186699544783862" calcext:value-type="float">
            <text:p>0.1866995448</text:p>
          </table:table-cell>
          <table:table-cell table:style-name="ce1" office:value-type="float" office:value="0.306351463093209" calcext:value-type="float">
            <text:p>0.3063514631</text:p>
          </table:table-cell>
          <table:table-cell table:style-name="ce1" office:value-type="float" office:value="0.295191506780683" calcext:value-type="float">
            <text:p>0.2951915068</text:p>
          </table:table-cell>
          <table:table-cell table:style-name="ce1" office:value-type="float" office:value="0.202643669386922" calcext:value-type="float">
            <text:p>0.2026436694</text:p>
          </table:table-cell>
          <table:table-cell table:style-name="ce1" office:value-type="float" office:value="0.199132013329967" calcext:value-type="float">
            <text:p>0.1991320133</text:p>
          </table:table-cell>
          <table:table-cell table:style-name="ce1" office:value-type="float" office:value="0.202542540102098" calcext:value-type="float">
            <text:p>0.2025425401</text:p>
          </table:table-cell>
          <table:table-cell table:style-name="ce1" office:value-type="float" office:value="0.309955176247057" calcext:value-type="float">
            <text:p>0.3099551762</text:p>
          </table:table-cell>
          <table:table-cell table:style-name="ce1" office:value-type="float" office:value="0.279797027730385" calcext:value-type="float">
            <text:p>0.2797970277</text:p>
          </table:table-cell>
          <table:table-cell table:style-name="ce1" office:value-type="float" office:value="0.267323068455105" calcext:value-type="float">
            <text:p>0.2673230685</text:p>
          </table:table-cell>
          <table:table-cell table:formula="of:=AVERAGE([.D29:.M29])" office:value-type="float" office:value="0.261755195459304" calcext:value-type="float">
            <text:p>0.2617551955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office:value-type="float" office:value="0.543230653183559" calcext:value-type="float">
            <text:p>0.5432306532</text:p>
          </table:table-cell>
          <table:table-cell table:style-name="ce1" office:value-type="float" office:value="0.400566856094406" calcext:value-type="float">
            <text:p>0.4005668561</text:p>
          </table:table-cell>
          <table:table-cell table:style-name="ce1" office:value-type="float" office:value="0.500833039590263" calcext:value-type="float">
            <text:p>0.5008330396</text:p>
          </table:table-cell>
          <table:table-cell table:style-name="ce1" office:value-type="float" office:value="0.504314976439204" calcext:value-type="float">
            <text:p>0.5043149764</text:p>
          </table:table-cell>
          <table:table-cell table:style-name="ce1" office:value-type="float" office:value="0.496873281595848" calcext:value-type="float">
            <text:p>0.4968732816</text:p>
          </table:table-cell>
          <table:table-cell table:style-name="ce1" office:value-type="float" office:value="0.431329001199581" calcext:value-type="float">
            <text:p>0.4313290012</text:p>
          </table:table-cell>
          <table:table-cell table:style-name="ce1" office:value-type="float" office:value="0.470357611685467" calcext:value-type="float">
            <text:p>0.4703576117</text:p>
          </table:table-cell>
          <table:table-cell table:style-name="ce1" office:value-type="float" office:value="0.473341979110805" calcext:value-type="float">
            <text:p>0.4733419791</text:p>
          </table:table-cell>
          <table:table-cell table:style-name="ce1" office:value-type="float" office:value="0.424673342169437" calcext:value-type="float">
            <text:p>0.4246733422</text:p>
          </table:table-cell>
          <table:table-cell table:style-name="ce1" office:value-type="float" office:value="0.388428258202324" calcext:value-type="float">
            <text:p>0.3884282582</text:p>
          </table:table-cell>
          <table:table-cell table:formula="of:=AVERAGE([.D31:.M31])" office:value-type="float" office:value="0.463394899927089" calcext:value-type="float">
            <text:p>0.4633948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435684696104292" calcext:value-type="float">
            <text:p>0.4356846961</text:p>
          </table:table-cell>
          <table:table-cell table:style-name="ce1" office:value-type="float" office:value="0.256725238989437" calcext:value-type="float">
            <text:p>0.256725239</text:p>
          </table:table-cell>
          <table:table-cell table:style-name="ce1" office:value-type="float" office:value="0.381844401988299" calcext:value-type="float">
            <text:p>0.381844402</text:p>
          </table:table-cell>
          <table:table-cell table:style-name="ce1" office:value-type="float" office:value="0.39489621561209" calcext:value-type="float">
            <text:p>0.3948962156</text:p>
          </table:table-cell>
          <table:table-cell table:style-name="ce1" office:value-type="float" office:value="0.303792336838386" calcext:value-type="float">
            <text:p>0.3037923368</text:p>
          </table:table-cell>
          <table:table-cell table:style-name="ce1" office:value-type="float" office:value="0.286246474582538" calcext:value-type="float">
            <text:p>0.2862464746</text:p>
          </table:table-cell>
          <table:table-cell table:style-name="ce1" office:value-type="float" office:value="0.293486893494725" calcext:value-type="float">
            <text:p>0.2934868935</text:p>
          </table:table-cell>
          <table:table-cell table:style-name="ce1" office:value-type="float" office:value="0.359573905786395" calcext:value-type="float">
            <text:p>0.3595739058</text:p>
          </table:table-cell>
          <table:table-cell table:style-name="ce1" office:value-type="float" office:value="0.328061923269038" calcext:value-type="float">
            <text:p>0.3280619233</text:p>
          </table:table-cell>
          <table:table-cell table:style-name="ce1" office:value-type="float" office:value="0.314650540918222" calcext:value-type="float">
            <text:p>0.3146505409</text:p>
          </table:table-cell>
          <table:table-cell table:formula="of:=AVERAGE([.D32:.M32])" office:value-type="float" office:value="0.335496262758342" calcext:value-type="float">
            <text:p>0.3354962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5:15:43.701054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31:13.090330354</meta:creation-date>
    <meta:generator>LibreOffice/5.1.6.2$Linux_X86_64 LibreOffice_project/10m0$Build-2</meta:generator>
    <dc:date>2018-10-19T15:16:12.223048943</dc:date>
    <meta:editing-duration>P4DT5H58M16S</meta:editing-duration>
    <meta:editing-cycles>175</meta:editing-cycles>
    <dc:creator>Juri Di Rocco</dc:creator>
    <meta:document-statistic meta:table-count="3" meta:cell-count="1550" meta:object-count="0"/>
  </office:meta>
</office:document-meta>
</file>